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Distribution" table:style-name="ta1">
        <table:shapes>
          <draw:frame draw:z-index="0" draw:style-name="gr1" svg:width="6.2988in" svg:height="3.5429in" svg:x="6.8976in" svg:y="0.0394in">
            <draw:object draw:notify-on-update-of-ranges="Distribution.H1:Distribution.H1 Distribution.H2:Distribution.H302 Distribution.I1:Distribution.I1 Distribution.I2:Distribution.I302 Distribution.J1:Distribution.J1 Distribution.J2:Distribution.J302 Distribution.K1:Distribution.K1 Distribution.K2:Distribution.K302 Distribution.L1:Distribution.L1 Distribution.L2:Distribution.L302 Distribution.M1:Distribution.M1 Distribution.M2:Distribution.M3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  <table:table-cell table:number-columns-repeated="2"/>
          <table:table-cell/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11:0:37,504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SUM([.I2:.L2])" office:value-type="float" office:value="0">
            <text:p>0</text:p>
          </table:table-cell>
        </table:table-row>
        <table:table-row table:style-name="ro1">
          <table:table-cell office:value-type="string">
            <text:p>11:0:47,503</text:p>
          </table:table-cell>
          <table:table-cell office:value-type="float" office:value="55">
            <text:p>55</text:p>
          </table:table-cell>
          <table:table-cell table:number-columns-repeated="6"/>
          <table:table-cell table:formula="of:=([.B3]-[.B2])/10" office:value-type="float" office:value="5.5">
            <text:p>5.5</text:p>
          </table:table-cell>
          <table:table-cell table:number-columns-repeated="3"/>
          <table:table-cell table:formula="of:=SUM([.I3:.L3])" office:value-type="float" office:value="5.5">
            <text:p>5.5</text:p>
          </table:table-cell>
        </table:table-row>
        <table:table-row table:style-name="ro1">
          <table:table-cell office:value-type="string">
            <text:p>11:0:57,503</text:p>
          </table:table-cell>
          <table:table-cell office:value-type="float" office:value="360">
            <text:p>360</text:p>
          </table:table-cell>
          <table:table-cell table:number-columns-repeated="6"/>
          <table:table-cell table:formula="of:=([.B4]-[.B3])/10" office:value-type="float" office:value="30.5">
            <text:p>30.5</text:p>
          </table:table-cell>
          <table:table-cell table:number-columns-repeated="3"/>
          <table:table-cell table:formula="of:=SUM([.I4:.L4])" office:value-type="float" office:value="30.5">
            <text:p>30.5</text:p>
          </table:table-cell>
        </table:table-row>
        <table:table-row table:style-name="ro1">
          <table:table-cell office:value-type="string">
            <text:p>11:1:7,504</text:p>
          </table:table-cell>
          <table:table-cell office:value-type="float" office:value="905">
            <text:p>905</text:p>
          </table:table-cell>
          <table:table-cell table:number-columns-repeated="6"/>
          <table:table-cell table:formula="of:=([.B5]-[.B4])/10" office:value-type="float" office:value="54.5">
            <text:p>54.5</text:p>
          </table:table-cell>
          <table:table-cell table:number-columns-repeated="3"/>
          <table:table-cell table:formula="of:=SUM([.I5:.L5])" office:value-type="float" office:value="54.5">
            <text:p>54.5</text:p>
          </table:table-cell>
        </table:table-row>
        <table:table-row table:style-name="ro1">
          <table:table-cell office:value-type="string">
            <text:p>11:1:17,503</text:p>
          </table:table-cell>
          <table:table-cell office:value-type="float" office:value="1710">
            <text:p>1710</text:p>
          </table:table-cell>
          <table:table-cell table:number-columns-repeated="6"/>
          <table:table-cell table:formula="of:=([.B6]-[.B5])/10" office:value-type="float" office:value="80.5">
            <text:p>80.5</text:p>
          </table:table-cell>
          <table:table-cell table:number-columns-repeated="3"/>
          <table:table-cell table:formula="of:=SUM([.I6:.L6])" office:value-type="float" office:value="80.5">
            <text:p>80.5</text:p>
          </table:table-cell>
        </table:table-row>
        <table:table-row table:style-name="ro1">
          <table:table-cell office:value-type="string">
            <text:p>11:1:27,503</text:p>
          </table:table-cell>
          <table:table-cell office:value-type="float" office:value="2755">
            <text:p>2755</text:p>
          </table:table-cell>
          <table:table-cell table:number-columns-repeated="6"/>
          <table:table-cell table:formula="of:=([.B7]-[.B6])/10" office:value-type="float" office:value="104.5">
            <text:p>104.5</text:p>
          </table:table-cell>
          <table:table-cell table:number-columns-repeated="3"/>
          <table:table-cell table:formula="of:=SUM([.I7:.L7])" office:value-type="float" office:value="104.5">
            <text:p>104.5</text:p>
          </table:table-cell>
        </table:table-row>
        <table:table-row table:style-name="ro1">
          <table:table-cell office:value-type="string">
            <text:p>11:1:37,503</text:p>
          </table:table-cell>
          <table:table-cell office:value-type="float" office:value="4060">
            <text:p>4060</text:p>
          </table:table-cell>
          <table:table-cell table:number-columns-repeated="6"/>
          <table:table-cell table:formula="of:=([.B8]-[.B7])/10" office:value-type="float" office:value="130.5">
            <text:p>130.5</text:p>
          </table:table-cell>
          <table:table-cell table:number-columns-repeated="3"/>
          <table:table-cell table:formula="of:=SUM([.I8:.L8])" office:value-type="float" office:value="130.5">
            <text:p>130.5</text:p>
          </table:table-cell>
        </table:table-row>
        <table:table-row table:style-name="ro1">
          <table:table-cell office:value-type="string">
            <text:p>11:1:47,503</text:p>
          </table:table-cell>
          <table:table-cell office:value-type="float" office:value="5605">
            <text:p>5605</text:p>
          </table:table-cell>
          <table:table-cell table:number-columns-repeated="6"/>
          <table:table-cell table:formula="of:=([.B9]-[.B8])/10" office:value-type="float" office:value="154.5">
            <text:p>154.5</text:p>
          </table:table-cell>
          <table:table-cell table:number-columns-repeated="3"/>
          <table:table-cell table:formula="of:=SUM([.I9:.L9])" office:value-type="float" office:value="154.5">
            <text:p>154.5</text:p>
          </table:table-cell>
        </table:table-row>
        <table:table-row table:style-name="ro1">
          <table:table-cell office:value-type="string">
            <text:p>11:1:57,503</text:p>
          </table:table-cell>
          <table:table-cell office:value-type="float" office:value="7410">
            <text:p>7410</text:p>
          </table:table-cell>
          <table:table-cell table:number-columns-repeated="6"/>
          <table:table-cell table:formula="of:=([.B10]-[.B9])/10" office:value-type="float" office:value="180.5">
            <text:p>180.5</text:p>
          </table:table-cell>
          <table:table-cell table:number-columns-repeated="3"/>
          <table:table-cell table:formula="of:=SUM([.I10:.L10])" office:value-type="float" office:value="180.5">
            <text:p>180.5</text:p>
          </table:table-cell>
        </table:table-row>
        <table:table-row table:style-name="ro1">
          <table:table-cell office:value-type="string">
            <text:p>11:2:7,503</text:p>
          </table:table-cell>
          <table:table-cell office:value-type="float" office:value="9455">
            <text:p>9455</text:p>
          </table:table-cell>
          <table:table-cell table:number-columns-repeated="6"/>
          <table:table-cell table:formula="of:=([.B11]-[.B10])/10" office:value-type="float" office:value="204.5">
            <text:p>204.5</text:p>
          </table:table-cell>
          <table:table-cell table:number-columns-repeated="3"/>
          <table:table-cell table:formula="of:=SUM([.I11:.L11])" office:value-type="float" office:value="204.5">
            <text:p>204.5</text:p>
          </table:table-cell>
        </table:table-row>
        <table:table-row table:style-name="ro1">
          <table:table-cell office:value-type="string">
            <text:p>11:2:17,504</text:p>
          </table:table-cell>
          <table:table-cell office:value-type="float" office:value="11760">
            <text:p>11760</text:p>
          </table:table-cell>
          <table:table-cell table:number-columns-repeated="5"/>
          <table:table-cell office:value-type="float" office:value="100">
            <text:p>100</text:p>
          </table:table-cell>
          <table:table-cell table:formula="of:=([.B12]-[.B11])/10" office:value-type="float" office:value="230.5">
            <text:p>230.5</text:p>
          </table:table-cell>
          <table:table-cell table:number-columns-repeated="3"/>
          <table:table-cell table:formula="of:=SUM([.I12:.L12])" office:value-type="float" office:value="230.5">
            <text:p>230.5</text:p>
          </table:table-cell>
        </table:table-row>
        <table:table-row table:style-name="ro1">
          <table:table-cell office:value-type="string">
            <text:p>11:2:27,503</text:p>
          </table:table-cell>
          <table:table-cell office:value-type="float" office:value="14305">
            <text:p>14305</text:p>
          </table:table-cell>
          <table:table-cell table:number-columns-repeated="6"/>
          <table:table-cell table:formula="of:=([.B13]-[.B12])/10" office:value-type="float" office:value="254.5">
            <text:p>254.5</text:p>
          </table:table-cell>
          <table:table-cell table:number-columns-repeated="3"/>
          <table:table-cell table:formula="of:=SUM([.I13:.L13])" office:value-type="float" office:value="254.5">
            <text:p>254.5</text:p>
          </table:table-cell>
        </table:table-row>
        <table:table-row table:style-name="ro1">
          <table:table-cell office:value-type="string">
            <text:p>11:2:37,504</text:p>
          </table:table-cell>
          <table:table-cell office:value-type="float" office:value="17110">
            <text:p>17110</text:p>
          </table:table-cell>
          <table:table-cell table:number-columns-repeated="6"/>
          <table:table-cell table:formula="of:=([.B14]-[.B13])/10" office:value-type="float" office:value="280.5">
            <text:p>280.5</text:p>
          </table:table-cell>
          <table:table-cell table:number-columns-repeated="3"/>
          <table:table-cell table:formula="of:=SUM([.I14:.L14])" office:value-type="float" office:value="280.5">
            <text:p>280.5</text:p>
          </table:table-cell>
        </table:table-row>
        <table:table-row table:style-name="ro1">
          <table:table-cell office:value-type="string">
            <text:p>11:2:47,503</text:p>
          </table:table-cell>
          <table:table-cell office:value-type="float" office:value="20155">
            <text:p>20155</text:p>
          </table:table-cell>
          <table:table-cell table:number-columns-repeated="6"/>
          <table:table-cell table:formula="of:=([.B15]-[.B14])/10" office:value-type="float" office:value="304.5">
            <text:p>304.5</text:p>
          </table:table-cell>
          <table:table-cell table:number-columns-repeated="3"/>
          <table:table-cell table:formula="of:=SUM([.I15:.L15])" office:value-type="float" office:value="304.5">
            <text:p>304.5</text:p>
          </table:table-cell>
        </table:table-row>
        <table:table-row table:style-name="ro1">
          <table:table-cell office:value-type="string">
            <text:p>11:2:57,504</text:p>
          </table:table-cell>
          <table:table-cell office:value-type="float" office:value="23460">
            <text:p>23460</text:p>
          </table:table-cell>
          <table:table-cell table:number-columns-repeated="6"/>
          <table:table-cell table:formula="of:=([.B16]-[.B15])/10" office:value-type="float" office:value="330.5">
            <text:p>330.5</text:p>
          </table:table-cell>
          <table:table-cell table:number-columns-repeated="3"/>
          <table:table-cell table:formula="of:=SUM([.I16:.L16])" office:value-type="float" office:value="330.5">
            <text:p>330.5</text:p>
          </table:table-cell>
        </table:table-row>
        <table:table-row table:style-name="ro1">
          <table:table-cell office:value-type="string">
            <text:p>11:3:7,503</text:p>
          </table:table-cell>
          <table:table-cell office:value-type="float" office:value="27005">
            <text:p>27005</text:p>
          </table:table-cell>
          <table:table-cell table:number-columns-repeated="6"/>
          <table:table-cell table:formula="of:=([.B17]-[.B16])/10" office:value-type="float" office:value="354.5">
            <text:p>354.5</text:p>
          </table:table-cell>
          <table:table-cell table:number-columns-repeated="3"/>
          <table:table-cell table:formula="of:=SUM([.I17:.L17])" office:value-type="float" office:value="354.5">
            <text:p>354.5</text:p>
          </table:table-cell>
        </table:table-row>
        <table:table-row table:style-name="ro1">
          <table:table-cell office:value-type="string">
            <text:p>11:3:17,504</text:p>
          </table:table-cell>
          <table:table-cell office:value-type="float" office:value="30810">
            <text:p>30810</text:p>
          </table:table-cell>
          <table:table-cell table:number-columns-repeated="6"/>
          <table:table-cell table:formula="of:=([.B18]-[.B17])/10" office:value-type="float" office:value="380.5">
            <text:p>380.5</text:p>
          </table:table-cell>
          <table:table-cell table:number-columns-repeated="3"/>
          <table:table-cell table:formula="of:=SUM([.I18:.L18])" office:value-type="float" office:value="380.5">
            <text:p>380.5</text:p>
          </table:table-cell>
        </table:table-row>
        <table:table-row table:style-name="ro1">
          <table:table-cell office:value-type="string">
            <text:p>11:3:27,503</text:p>
          </table:table-cell>
          <table:table-cell office:value-type="float" office:value="34855">
            <text:p>34855</text:p>
          </table:table-cell>
          <table:table-cell table:number-columns-repeated="6"/>
          <table:table-cell table:formula="of:=([.B19]-[.B18])/10" office:value-type="float" office:value="404.5">
            <text:p>404.5</text:p>
          </table:table-cell>
          <table:table-cell table:number-columns-repeated="3"/>
          <table:table-cell table:formula="of:=SUM([.I19:.L19])" office:value-type="float" office:value="404.5">
            <text:p>404.5</text:p>
          </table:table-cell>
        </table:table-row>
        <table:table-row table:style-name="ro1">
          <table:table-cell office:value-type="string">
            <text:p>11:3:37,504</text:p>
          </table:table-cell>
          <table:table-cell office:value-type="float" office:value="39160">
            <text:p>39160</text:p>
          </table:table-cell>
          <table:table-cell table:number-columns-repeated="6"/>
          <table:table-cell table:formula="of:=([.B20]-[.B19])/10" office:value-type="float" office:value="430.5">
            <text:p>430.5</text:p>
          </table:table-cell>
          <table:table-cell table:number-columns-repeated="3"/>
          <table:table-cell table:formula="of:=SUM([.I20:.L20])" office:value-type="float" office:value="430.5">
            <text:p>430.5</text:p>
          </table:table-cell>
        </table:table-row>
        <table:table-row table:style-name="ro1">
          <table:table-cell office:value-type="string">
            <text:p>11:3:47,503</text:p>
          </table:table-cell>
          <table:table-cell office:value-type="float" office:value="43705">
            <text:p>43705</text:p>
          </table:table-cell>
          <table:table-cell table:number-columns-repeated="6"/>
          <table:table-cell table:formula="of:=([.B21]-[.B20])/10" office:value-type="float" office:value="454.5">
            <text:p>454.5</text:p>
          </table:table-cell>
          <table:table-cell table:number-columns-repeated="3"/>
          <table:table-cell table:formula="of:=SUM([.I21:.L21])" office:value-type="float" office:value="454.5">
            <text:p>454.5</text:p>
          </table:table-cell>
        </table:table-row>
        <table:table-row table:style-name="ro1">
          <table:table-cell office:value-type="string">
            <text:p>11:3:57,503</text:p>
          </table:table-cell>
          <table:table-cell office:value-type="float" office:value="48510">
            <text:p>48510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([.B22]-[.B21])/10" office:value-type="float" office:value="480.5">
            <text:p>480.5</text:p>
          </table:table-cell>
          <table:table-cell table:number-columns-repeated="3"/>
          <table:table-cell table:formula="of:=SUM([.I22:.L22])" office:value-type="float" office:value="480.5">
            <text:p>480.5</text:p>
          </table:table-cell>
        </table:table-row>
        <table:table-row table:style-name="ro1">
          <table:table-cell office:value-type="string">
            <text:p>11:4:7,503</text:p>
          </table:table-cell>
          <table:table-cell office:value-type="float" office:value="53555">
            <text:p>53555</text:p>
          </table:table-cell>
          <table:table-cell table:number-columns-repeated="6"/>
          <table:table-cell table:formula="of:=([.B23]-[.B22])/10" office:value-type="float" office:value="504.5">
            <text:p>504.5</text:p>
          </table:table-cell>
          <table:table-cell table:number-columns-repeated="3"/>
          <table:table-cell table:formula="of:=SUM([.I23:.L23])" office:value-type="float" office:value="504.5">
            <text:p>504.5</text:p>
          </table:table-cell>
        </table:table-row>
        <table:table-row table:style-name="ro1">
          <table:table-cell office:value-type="string">
            <text:p>11:4:17,504</text:p>
          </table:table-cell>
          <table:table-cell office:value-type="float" office:value="58860">
            <text:p>58860</text:p>
          </table:table-cell>
          <table:table-cell table:number-columns-repeated="6"/>
          <table:table-cell table:formula="of:=([.B24]-[.B23])/10" office:value-type="float" office:value="530.5">
            <text:p>530.5</text:p>
          </table:table-cell>
          <table:table-cell table:number-columns-repeated="3"/>
          <table:table-cell table:formula="of:=SUM([.I24:.L24])" office:value-type="float" office:value="530.5">
            <text:p>530.5</text:p>
          </table:table-cell>
        </table:table-row>
        <table:table-row table:style-name="ro1">
          <table:table-cell office:value-type="string">
            <text:p>11:4:27,503</text:p>
          </table:table-cell>
          <table:table-cell office:value-type="float" office:value="64405">
            <text:p>64405</text:p>
          </table:table-cell>
          <table:table-cell/>
          <table:table-cell table:number-columns-repeated="5"/>
          <table:table-cell table:formula="of:=([.B25]-[.B24])/10" office:value-type="float" office:value="554.5">
            <text:p>554.5</text:p>
          </table:table-cell>
          <table:table-cell table:number-columns-repeated="3"/>
          <table:table-cell table:formula="of:=SUM([.I25:.L25])" office:value-type="float" office:value="554.5">
            <text:p>554.5</text:p>
          </table:table-cell>
        </table:table-row>
        <table:table-row table:style-name="ro1">
          <table:table-cell office:value-type="string">
            <text:p>11:4:37,503</text:p>
          </table:table-cell>
          <table:table-cell office:value-type="float" office:value="69310">
            <text:p>69310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([.B26]-[.B25])/10" office:value-type="float" office:value="490.5">
            <text:p>490.5</text:p>
          </table:table-cell>
          <table:table-cell table:formula="of:=([.C26]-[.C25])/10" office:value-type="float" office:value="0">
            <text:p>0</text:p>
          </table:table-cell>
          <table:table-cell table:number-columns-repeated="2"/>
          <table:table-cell table:formula="of:=SUM([.I26:.L26])" office:value-type="float" office:value="490.5">
            <text:p>490.5</text:p>
          </table:table-cell>
        </table:table-row>
        <table:table-row table:style-name="ro1">
          <table:table-cell office:value-type="string">
            <text:p>11:4:47,504</text:p>
          </table:table-cell>
          <table:table-cell office:value-type="float" office:value="73715">
            <text:p>73715</text:p>
          </table:table-cell>
          <table:table-cell office:value-type="float" office:value="2735">
            <text:p>2735</text:p>
          </table:table-cell>
          <table:table-cell table:number-columns-repeated="5"/>
          <table:table-cell table:formula="of:=([.B27]-[.B26])/10" office:value-type="float" office:value="440.5">
            <text:p>440.5</text:p>
          </table:table-cell>
          <table:table-cell table:formula="of:=([.C27]-[.C26])/10" office:value-type="float" office:value="273.5">
            <text:p>273.5</text:p>
          </table:table-cell>
          <table:table-cell table:number-columns-repeated="2"/>
          <table:table-cell table:formula="of:=SUM([.I27:.L27])" office:value-type="float" office:value="714">
            <text:p>714</text:p>
          </table:table-cell>
        </table:table-row>
        <table:table-row table:style-name="ro1">
          <table:table-cell office:value-type="string">
            <text:p>11:4:57,503</text:p>
          </table:table-cell>
          <table:table-cell office:value-type="float" office:value="77615">
            <text:p>77615</text:p>
          </table:table-cell>
          <table:table-cell office:value-type="float" office:value="4995">
            <text:p>4995</text:p>
          </table:table-cell>
          <table:table-cell table:number-columns-repeated="5"/>
          <table:table-cell table:formula="of:=([.B28]-[.B27])/10" office:value-type="float" office:value="390">
            <text:p>390</text:p>
          </table:table-cell>
          <table:table-cell table:formula="of:=([.C28]-[.C27])/10" office:value-type="float" office:value="226">
            <text:p>226</text:p>
          </table:table-cell>
          <table:table-cell table:number-columns-repeated="2"/>
          <table:table-cell table:formula="of:=SUM([.I28:.L28])" office:value-type="float" office:value="616">
            <text:p>616</text:p>
          </table:table-cell>
        </table:table-row>
        <table:table-row table:style-name="ro1">
          <table:table-cell office:value-type="string">
            <text:p>11:5:7,503</text:p>
          </table:table-cell>
          <table:table-cell office:value-type="float" office:value="82290">
            <text:p>82290</text:p>
          </table:table-cell>
          <table:table-cell office:value-type="float" office:value="6955">
            <text:p>6955</text:p>
          </table:table-cell>
          <table:table-cell table:number-columns-repeated="5"/>
          <table:table-cell table:formula="of:=([.B29]-[.B28])/10" office:value-type="float" office:value="467.5">
            <text:p>467.5</text:p>
          </table:table-cell>
          <table:table-cell table:formula="of:=([.C29]-[.C28])/10" office:value-type="float" office:value="196">
            <text:p>196</text:p>
          </table:table-cell>
          <table:table-cell table:number-columns-repeated="2"/>
          <table:table-cell table:formula="of:=SUM([.I29:.L29])" office:value-type="float" office:value="663.5">
            <text:p>663.5</text:p>
          </table:table-cell>
        </table:table-row>
        <table:table-row table:style-name="ro1">
          <table:table-cell office:value-type="string">
            <text:p>11:5:17,503</text:p>
          </table:table-cell>
          <table:table-cell office:value-type="float" office:value="87630">
            <text:p>87630</text:p>
          </table:table-cell>
          <table:table-cell office:value-type="float" office:value="8390">
            <text:p>8390</text:p>
          </table:table-cell>
          <table:table-cell table:number-columns-repeated="5"/>
          <table:table-cell table:formula="of:=([.B30]-[.B29])/10" office:value-type="float" office:value="534">
            <text:p>534</text:p>
          </table:table-cell>
          <table:table-cell table:formula="of:=([.C30]-[.C29])/10" office:value-type="float" office:value="143.5">
            <text:p>143.5</text:p>
          </table:table-cell>
          <table:table-cell table:number-columns-repeated="2"/>
          <table:table-cell table:formula="of:=SUM([.I30:.L30])" office:value-type="float" office:value="677.5">
            <text:p>677.5</text:p>
          </table:table-cell>
        </table:table-row>
        <table:table-row table:style-name="ro1">
          <table:table-cell office:value-type="string">
            <text:p>11:5:27,503</text:p>
          </table:table-cell>
          <table:table-cell office:value-type="float" office:value="93770">
            <text:p>93770</text:p>
          </table:table-cell>
          <table:table-cell office:value-type="float" office:value="9290">
            <text:p>9290</text:p>
          </table:table-cell>
          <table:table-cell table:number-columns-repeated="5"/>
          <table:table-cell table:formula="of:=([.B31]-[.B30])/10" office:value-type="float" office:value="614">
            <text:p>614</text:p>
          </table:table-cell>
          <table:table-cell table:formula="of:=([.C31]-[.C30])/10" office:value-type="float" office:value="90">
            <text:p>90</text:p>
          </table:table-cell>
          <table:table-cell table:number-columns-repeated="2"/>
          <table:table-cell table:formula="of:=SUM([.I31:.L31])" office:value-type="float" office:value="704">
            <text:p>704</text:p>
          </table:table-cell>
        </table:table-row>
        <table:table-row table:style-name="ro1">
          <table:table-cell office:value-type="string">
            <text:p>11:5:37,503</text:p>
          </table:table-cell>
          <table:table-cell office:value-type="float" office:value="98510">
            <text:p>98510</text:p>
          </table:table-cell>
          <table:table-cell office:value-type="float" office:value="12050">
            <text:p>120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([.B32]-[.B31])/10" office:value-type="float" office:value="474">
            <text:p>474</text:p>
          </table:table-cell>
          <table:table-cell table:formula="of:=([.C32]-[.C31])/10" office:value-type="float" office:value="276">
            <text:p>276</text:p>
          </table:table-cell>
          <table:table-cell table:number-columns-repeated="2"/>
          <table:table-cell table:formula="of:=SUM([.I32:.L32])" office:value-type="float" office:value="750">
            <text:p>750</text:p>
          </table:table-cell>
        </table:table-row>
        <table:table-row table:style-name="ro1">
          <table:table-cell office:value-type="string">
            <text:p>11:5:47,503</text:p>
          </table:table-cell>
          <table:table-cell office:value-type="float" office:value="102990">
            <text:p>102990</text:p>
          </table:table-cell>
          <table:table-cell office:value-type="float" office:value="14880">
            <text:p>14880</text:p>
          </table:table-cell>
          <table:table-cell table:number-columns-repeated="5"/>
          <table:table-cell table:formula="of:=([.B33]-[.B32])/10" office:value-type="float" office:value="448">
            <text:p>448</text:p>
          </table:table-cell>
          <table:table-cell table:formula="of:=([.C33]-[.C32])/10" office:value-type="float" office:value="283">
            <text:p>283</text:p>
          </table:table-cell>
          <table:table-cell table:number-columns-repeated="2"/>
          <table:table-cell table:formula="of:=SUM([.I33:.L33])" office:value-type="float" office:value="731">
            <text:p>731</text:p>
          </table:table-cell>
        </table:table-row>
        <table:table-row table:style-name="ro1">
          <table:table-cell office:value-type="string">
            <text:p>11:5:57,503</text:p>
          </table:table-cell>
          <table:table-cell office:value-type="float" office:value="107790">
            <text:p>107790</text:p>
          </table:table-cell>
          <table:table-cell office:value-type="float" office:value="17760">
            <text:p>17760</text:p>
          </table:table-cell>
          <table:table-cell table:number-columns-repeated="5"/>
          <table:table-cell table:formula="of:=([.B34]-[.B33])/10" office:value-type="float" office:value="480">
            <text:p>480</text:p>
          </table:table-cell>
          <table:table-cell table:formula="of:=([.C34]-[.C33])/10" office:value-type="float" office:value="288">
            <text:p>288</text:p>
          </table:table-cell>
          <table:table-cell table:number-columns-repeated="2"/>
          <table:table-cell table:formula="of:=SUM([.I34:.L34])" office:value-type="float" office:value="768">
            <text:p>768</text:p>
          </table:table-cell>
        </table:table-row>
        <table:table-row table:style-name="ro1">
          <table:table-cell office:value-type="string">
            <text:p>11:6:7,503</text:p>
          </table:table-cell>
          <table:table-cell office:value-type="float" office:value="112610">
            <text:p>112610</text:p>
          </table:table-cell>
          <table:table-cell office:value-type="float" office:value="20280">
            <text:p>20280</text:p>
          </table:table-cell>
          <table:table-cell table:number-columns-repeated="5"/>
          <table:table-cell table:formula="of:=([.B35]-[.B34])/10" office:value-type="float" office:value="482">
            <text:p>482</text:p>
          </table:table-cell>
          <table:table-cell table:formula="of:=([.C35]-[.C34])/10" office:value-type="float" office:value="252">
            <text:p>252</text:p>
          </table:table-cell>
          <table:table-cell table:number-columns-repeated="2"/>
          <table:table-cell table:formula="of:=SUM([.I35:.L35])" office:value-type="float" office:value="734">
            <text:p>734</text:p>
          </table:table-cell>
        </table:table-row>
        <table:table-row table:style-name="ro1">
          <table:table-cell office:value-type="string">
            <text:p>11:6:17,503</text:p>
          </table:table-cell>
          <table:table-cell office:value-type="float" office:value="117990">
            <text:p>117990</text:p>
          </table:table-cell>
          <table:table-cell office:value-type="float" office:value="22460">
            <text:p>22460</text:p>
          </table:table-cell>
          <table:table-cell table:number-columns-repeated="5"/>
          <table:table-cell table:formula="of:=([.B36]-[.B35])/10" office:value-type="float" office:value="538">
            <text:p>538</text:p>
          </table:table-cell>
          <table:table-cell table:formula="of:=([.C36]-[.C35])/10" office:value-type="float" office:value="218">
            <text:p>218</text:p>
          </table:table-cell>
          <table:table-cell table:number-columns-repeated="2"/>
          <table:table-cell table:formula="of:=SUM([.I36:.L36])" office:value-type="float" office:value="756">
            <text:p>756</text:p>
          </table:table-cell>
        </table:table-row>
        <table:table-row table:style-name="ro1">
          <table:table-cell office:value-type="string">
            <text:p>11:6:27,504</text:p>
          </table:table-cell>
          <table:table-cell office:value-type="float" office:value="123740">
            <text:p>123740</text:p>
          </table:table-cell>
          <table:table-cell office:value-type="float" office:value="24160">
            <text:p>24160</text:p>
          </table:table-cell>
          <table:table-cell table:number-columns-repeated="5"/>
          <table:table-cell table:formula="of:=([.B37]-[.B36])/10" office:value-type="float" office:value="575">
            <text:p>575</text:p>
          </table:table-cell>
          <table:table-cell table:formula="of:=([.C37]-[.C36])/10" office:value-type="float" office:value="170">
            <text:p>170</text:p>
          </table:table-cell>
          <table:table-cell table:number-columns-repeated="2"/>
          <table:table-cell table:formula="of:=SUM([.I37:.L37])" office:value-type="float" office:value="745">
            <text:p>745</text:p>
          </table:table-cell>
        </table:table-row>
        <table:table-row table:style-name="ro1">
          <table:table-cell office:value-type="string">
            <text:p>11:6:37,503</text:p>
          </table:table-cell>
          <table:table-cell office:value-type="float" office:value="129870">
            <text:p>129870</text:p>
          </table:table-cell>
          <table:table-cell office:value-type="float" office:value="25560">
            <text:p>25560</text:p>
          </table:table-cell>
          <table:table-cell table:number-columns-repeated="5"/>
          <table:table-cell table:formula="of:=([.B38]-[.B37])/10" office:value-type="float" office:value="613">
            <text:p>613</text:p>
          </table:table-cell>
          <table:table-cell table:formula="of:=([.C38]-[.C37])/10" office:value-type="float" office:value="140">
            <text:p>140</text:p>
          </table:table-cell>
          <table:table-cell table:number-columns-repeated="2"/>
          <table:table-cell table:formula="of:=SUM([.I38:.L38])" office:value-type="float" office:value="753">
            <text:p>753</text:p>
          </table:table-cell>
        </table:table-row>
        <table:table-row table:style-name="ro1">
          <table:table-cell office:value-type="string">
            <text:p>11:6:47,503</text:p>
          </table:table-cell>
          <table:table-cell office:value-type="float" office:value="134910">
            <text:p>134910</text:p>
          </table:table-cell>
          <table:table-cell office:value-type="float" office:value="28100">
            <text:p>28100</text:p>
          </table:table-cell>
          <table:table-cell table:number-columns-repeated="5"/>
          <table:table-cell table:formula="of:=([.B39]-[.B38])/10" office:value-type="float" office:value="504">
            <text:p>504</text:p>
          </table:table-cell>
          <table:table-cell table:formula="of:=([.C39]-[.C38])/10" office:value-type="float" office:value="254">
            <text:p>254</text:p>
          </table:table-cell>
          <table:table-cell table:number-columns-repeated="2"/>
          <table:table-cell table:formula="of:=SUM([.I39:.L39])" office:value-type="float" office:value="758">
            <text:p>758</text:p>
          </table:table-cell>
        </table:table-row>
        <table:table-row table:style-name="ro1">
          <table:table-cell office:value-type="string">
            <text:p>11:6:57,504</text:p>
          </table:table-cell>
          <table:table-cell office:value-type="float" office:value="139410">
            <text:p>139410</text:p>
          </table:table-cell>
          <table:table-cell office:value-type="float" office:value="31120">
            <text:p>31120</text:p>
          </table:table-cell>
          <table:table-cell table:number-columns-repeated="5"/>
          <table:table-cell table:formula="of:=([.B40]-[.B39])/10" office:value-type="float" office:value="450">
            <text:p>450</text:p>
          </table:table-cell>
          <table:table-cell table:formula="of:=([.C40]-[.C39])/10" office:value-type="float" office:value="302">
            <text:p>302</text:p>
          </table:table-cell>
          <table:table-cell table:number-columns-repeated="2"/>
          <table:table-cell table:formula="of:=SUM([.I40:.L40])" office:value-type="float" office:value="752">
            <text:p>752</text:p>
          </table:table-cell>
        </table:table-row>
        <table:table-row table:style-name="ro1">
          <table:table-cell office:value-type="string">
            <text:p>11:7:7,503</text:p>
          </table:table-cell>
          <table:table-cell office:value-type="float" office:value="143690">
            <text:p>143690</text:p>
          </table:table-cell>
          <table:table-cell office:value-type="float" office:value="34360">
            <text:p>34360</text:p>
          </table:table-cell>
          <table:table-cell table:number-columns-repeated="5"/>
          <table:table-cell table:formula="of:=([.B41]-[.B40])/10" office:value-type="float" office:value="428">
            <text:p>428</text:p>
          </table:table-cell>
          <table:table-cell table:formula="of:=([.C41]-[.C40])/10" office:value-type="float" office:value="324">
            <text:p>324</text:p>
          </table:table-cell>
          <table:table-cell table:number-columns-repeated="2"/>
          <table:table-cell table:formula="of:=SUM([.I41:.L41])" office:value-type="float" office:value="752">
            <text:p>752</text:p>
          </table:table-cell>
        </table:table-row>
        <table:table-row table:style-name="ro1">
          <table:table-cell office:value-type="string">
            <text:p>11:7:17,504</text:p>
          </table:table-cell>
          <table:table-cell office:value-type="float" office:value="148070">
            <text:p>148070</text:p>
          </table:table-cell>
          <table:table-cell office:value-type="float" office:value="37430">
            <text:p>37430</text:p>
          </table:table-cell>
          <table:table-cell table:number-columns-repeated="4"/>
          <table:table-cell office:value-type="float" office:value="400">
            <text:p>400</text:p>
          </table:table-cell>
          <table:table-cell table:formula="of:=([.B42]-[.B41])/10" office:value-type="float" office:value="438">
            <text:p>438</text:p>
          </table:table-cell>
          <table:table-cell table:formula="of:=([.C42]-[.C41])/10" office:value-type="float" office:value="307">
            <text:p>307</text:p>
          </table:table-cell>
          <table:table-cell table:number-columns-repeated="2"/>
          <table:table-cell table:formula="of:=SUM([.I42:.L42])" office:value-type="float" office:value="745">
            <text:p>745</text:p>
          </table:table-cell>
        </table:table-row>
        <table:table-row table:style-name="ro1">
          <table:table-cell office:value-type="string">
            <text:p>11:7:27,503</text:p>
          </table:table-cell>
          <table:table-cell office:value-type="float" office:value="152690">
            <text:p>152690</text:p>
          </table:table-cell>
          <table:table-cell office:value-type="float" office:value="40290">
            <text:p>40290</text:p>
          </table:table-cell>
          <table:table-cell table:number-columns-repeated="5"/>
          <table:table-cell table:formula="of:=([.B43]-[.B42])/10" office:value-type="float" office:value="462">
            <text:p>462</text:p>
          </table:table-cell>
          <table:table-cell table:formula="of:=([.C43]-[.C42])/10" office:value-type="float" office:value="286">
            <text:p>286</text:p>
          </table:table-cell>
          <table:table-cell table:number-columns-repeated="2"/>
          <table:table-cell table:formula="of:=SUM([.I43:.L43])" office:value-type="float" office:value="748">
            <text:p>748</text:p>
          </table:table-cell>
        </table:table-row>
        <table:table-row table:style-name="ro1">
          <table:table-cell office:value-type="string">
            <text:p>11:7:37,504</text:p>
          </table:table-cell>
          <table:table-cell office:value-type="float" office:value="157480">
            <text:p>157480</text:p>
          </table:table-cell>
          <table:table-cell office:value-type="float" office:value="43030">
            <text:p>43030</text:p>
          </table:table-cell>
          <table:table-cell table:number-columns-repeated="5"/>
          <table:table-cell table:formula="of:=([.B44]-[.B43])/10" office:value-type="float" office:value="479">
            <text:p>479</text:p>
          </table:table-cell>
          <table:table-cell table:formula="of:=([.C44]-[.C43])/10" office:value-type="float" office:value="274">
            <text:p>274</text:p>
          </table:table-cell>
          <table:table-cell table:number-columns-repeated="2"/>
          <table:table-cell table:formula="of:=SUM([.I44:.L44])" office:value-type="float" office:value="753">
            <text:p>753</text:p>
          </table:table-cell>
        </table:table-row>
        <table:table-row table:style-name="ro1">
          <table:table-cell office:value-type="string">
            <text:p>11:7:47,503</text:p>
          </table:table-cell>
          <table:table-cell office:value-type="float" office:value="162600">
            <text:p>162600</text:p>
          </table:table-cell>
          <table:table-cell office:value-type="float" office:value="45370">
            <text:p>45370</text:p>
          </table:table-cell>
          <table:table-cell table:number-columns-repeated="5"/>
          <table:table-cell table:formula="of:=([.B45]-[.B44])/10" office:value-type="float" office:value="512">
            <text:p>512</text:p>
          </table:table-cell>
          <table:table-cell table:formula="of:=([.C45]-[.C44])/10" office:value-type="float" office:value="234">
            <text:p>234</text:p>
          </table:table-cell>
          <table:table-cell table:number-columns-repeated="2"/>
          <table:table-cell table:formula="of:=SUM([.I45:.L45])" office:value-type="float" office:value="746">
            <text:p>746</text:p>
          </table:table-cell>
        </table:table-row>
        <table:table-row table:style-name="ro1">
          <table:table-cell office:value-type="string">
            <text:p>11:7:57,503</text:p>
          </table:table-cell>
          <table:table-cell office:value-type="float" office:value="168160">
            <text:p>168160</text:p>
          </table:table-cell>
          <table:table-cell office:value-type="float" office:value="47250">
            <text:p>47250</text:p>
          </table:table-cell>
          <table:table-cell table:number-columns-repeated="5"/>
          <table:table-cell table:formula="of:=([.B46]-[.B45])/10" office:value-type="float" office:value="556">
            <text:p>556</text:p>
          </table:table-cell>
          <table:table-cell table:formula="of:=([.C46]-[.C45])/10" office:value-type="float" office:value="188">
            <text:p>188</text:p>
          </table:table-cell>
          <table:table-cell table:number-columns-repeated="2"/>
          <table:table-cell table:formula="of:=SUM([.I46:.L46])" office:value-type="float" office:value="744">
            <text:p>744</text:p>
          </table:table-cell>
        </table:table-row>
        <table:table-row table:style-name="ro1">
          <table:table-cell office:value-type="string">
            <text:p>11:8:7,503</text:p>
          </table:table-cell>
          <table:table-cell office:value-type="float" office:value="174190">
            <text:p>174190</text:p>
          </table:table-cell>
          <table:table-cell office:value-type="float" office:value="48670">
            <text:p>48670</text:p>
          </table:table-cell>
          <table:table-cell table:number-columns-repeated="5"/>
          <table:table-cell table:formula="of:=([.B47]-[.B46])/10" office:value-type="float" office:value="603">
            <text:p>603</text:p>
          </table:table-cell>
          <table:table-cell table:formula="of:=([.C47]-[.C46])/10" office:value-type="float" office:value="142">
            <text:p>142</text:p>
          </table:table-cell>
          <table:table-cell table:number-columns-repeated="2"/>
          <table:table-cell table:formula="of:=SUM([.I47:.L47])" office:value-type="float" office:value="745">
            <text:p>745</text:p>
          </table:table-cell>
        </table:table-row>
        <table:table-row table:style-name="ro1">
          <table:table-cell office:value-type="string">
            <text:p>11:8:17,503</text:p>
          </table:table-cell>
          <table:table-cell office:value-type="float" office:value="179450">
            <text:p>179450</text:p>
          </table:table-cell>
          <table:table-cell office:value-type="float" office:value="51150">
            <text:p>51150</text:p>
          </table:table-cell>
          <table:table-cell table:number-columns-repeated="5"/>
          <table:table-cell table:formula="of:=([.B48]-[.B47])/10" office:value-type="float" office:value="526">
            <text:p>526</text:p>
          </table:table-cell>
          <table:table-cell table:formula="of:=([.C48]-[.C47])/10" office:value-type="float" office:value="248">
            <text:p>248</text:p>
          </table:table-cell>
          <table:table-cell table:number-columns-repeated="2"/>
          <table:table-cell table:formula="of:=SUM([.I48:.L48])" office:value-type="float" office:value="774">
            <text:p>774</text:p>
          </table:table-cell>
        </table:table-row>
        <table:table-row table:style-name="ro1">
          <table:table-cell office:value-type="string">
            <text:p>11:8:27,503</text:p>
          </table:table-cell>
          <table:table-cell office:value-type="float" office:value="183810">
            <text:p>183810</text:p>
          </table:table-cell>
          <table:table-cell office:value-type="float" office:value="54250">
            <text:p>54250</text:p>
          </table:table-cell>
          <table:table-cell table:number-columns-repeated="5"/>
          <table:table-cell table:formula="of:=([.B49]-[.B48])/10" office:value-type="float" office:value="436">
            <text:p>436</text:p>
          </table:table-cell>
          <table:table-cell table:formula="of:=([.C49]-[.C48])/10" office:value-type="float" office:value="310">
            <text:p>310</text:p>
          </table:table-cell>
          <table:table-cell table:number-columns-repeated="2"/>
          <table:table-cell table:formula="of:=SUM([.I49:.L49])" office:value-type="float" office:value="746">
            <text:p>746</text:p>
          </table:table-cell>
        </table:table-row>
        <table:table-row table:style-name="ro1">
          <table:table-cell office:value-type="string">
            <text:p>11:8:37,503</text:p>
          </table:table-cell>
          <table:table-cell office:value-type="float" office:value="188260">
            <text:p>188260</text:p>
          </table:table-cell>
          <table:table-cell office:value-type="float" office:value="57290">
            <text:p>57290</text:p>
          </table:table-cell>
          <table:table-cell table:number-columns-repeated="5"/>
          <table:table-cell table:formula="of:=([.B50]-[.B49])/10" office:value-type="float" office:value="445">
            <text:p>445</text:p>
          </table:table-cell>
          <table:table-cell table:formula="of:=([.C50]-[.C49])/10" office:value-type="float" office:value="304">
            <text:p>304</text:p>
          </table:table-cell>
          <table:table-cell table:number-columns-repeated="2"/>
          <table:table-cell table:formula="of:=SUM([.I50:.L50])" office:value-type="float" office:value="749">
            <text:p>749</text:p>
          </table:table-cell>
        </table:table-row>
        <table:table-row table:style-name="ro1">
          <table:table-cell office:value-type="string">
            <text:p>11:8:47,503</text:p>
          </table:table-cell>
          <table:table-cell office:value-type="float" office:value="192950">
            <text:p>192950</text:p>
          </table:table-cell>
          <table:table-cell office:value-type="float" office:value="60050">
            <text:p>60050</text:p>
          </table:table-cell>
          <table:table-cell table:number-columns-repeated="5"/>
          <table:table-cell table:formula="of:=([.B51]-[.B50])/10" office:value-type="float" office:value="469">
            <text:p>469</text:p>
          </table:table-cell>
          <table:table-cell table:formula="of:=([.C51]-[.C50])/10" office:value-type="float" office:value="276">
            <text:p>276</text:p>
          </table:table-cell>
          <table:table-cell table:number-columns-repeated="2"/>
          <table:table-cell table:formula="of:=SUM([.I51:.L51])" office:value-type="float" office:value="745">
            <text:p>745</text:p>
          </table:table-cell>
        </table:table-row>
        <table:table-row table:style-name="ro1">
          <table:table-cell office:value-type="string">
            <text:p>11:8:57,503</text:p>
          </table:table-cell>
          <table:table-cell office:value-type="float" office:value="197620">
            <text:p>197620</text:p>
          </table:table-cell>
          <table:table-cell office:value-type="float" office:value="62910">
            <text:p>62910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([.B52]-[.B51])/10" office:value-type="float" office:value="467">
            <text:p>467</text:p>
          </table:table-cell>
          <table:table-cell table:formula="of:=([.C52]-[.C51])/10" office:value-type="float" office:value="286">
            <text:p>286</text:p>
          </table:table-cell>
          <table:table-cell table:number-columns-repeated="2"/>
          <table:table-cell table:formula="of:=SUM([.I52:.L52])" office:value-type="float" office:value="753">
            <text:p>753</text:p>
          </table:table-cell>
        </table:table-row>
        <table:table-row table:style-name="ro1">
          <table:table-cell office:value-type="string">
            <text:p>11:9:7,503</text:p>
          </table:table-cell>
          <table:table-cell office:value-type="float" office:value="202580">
            <text:p>202580</text:p>
          </table:table-cell>
          <table:table-cell office:value-type="float" office:value="65280">
            <text:p>65280</text:p>
          </table:table-cell>
          <table:table-cell table:number-columns-repeated="5"/>
          <table:table-cell table:formula="of:=([.B53]-[.B52])/10" office:value-type="float" office:value="496">
            <text:p>496</text:p>
          </table:table-cell>
          <table:table-cell table:formula="of:=([.C53]-[.C52])/10" office:value-type="float" office:value="237">
            <text:p>237</text:p>
          </table:table-cell>
          <table:table-cell table:number-columns-repeated="2"/>
          <table:table-cell table:formula="of:=SUM([.I53:.L53])" office:value-type="float" office:value="733">
            <text:p>733</text:p>
          </table:table-cell>
        </table:table-row>
        <table:table-row table:style-name="ro1">
          <table:table-cell office:value-type="string">
            <text:p>11:9:17,503</text:p>
          </table:table-cell>
          <table:table-cell office:value-type="float" office:value="208140">
            <text:p>208140</text:p>
          </table:table-cell>
          <table:table-cell office:value-type="float" office:value="67280">
            <text:p>67280</text:p>
          </table:table-cell>
          <table:table-cell table:number-columns-repeated="5"/>
          <table:table-cell table:formula="of:=([.B54]-[.B53])/10" office:value-type="float" office:value="556">
            <text:p>556</text:p>
          </table:table-cell>
          <table:table-cell table:formula="of:=([.C54]-[.C53])/10" office:value-type="float" office:value="200">
            <text:p>200</text:p>
          </table:table-cell>
          <table:table-cell table:number-columns-repeated="2"/>
          <table:table-cell table:formula="of:=SUM([.I54:.L54])" office:value-type="float" office:value="756">
            <text:p>756</text:p>
          </table:table-cell>
        </table:table-row>
        <table:table-row table:style-name="ro1">
          <table:table-cell office:value-type="string">
            <text:p>11:9:27,503</text:p>
          </table:table-cell>
          <table:table-cell office:value-type="float" office:value="213950">
            <text:p>213950</text:p>
          </table:table-cell>
          <table:table-cell office:value-type="float" office:value="68920">
            <text:p>68920</text:p>
          </table:table-cell>
          <table:table-cell table:number-columns-repeated="5"/>
          <table:table-cell table:formula="of:=([.B55]-[.B54])/10" office:value-type="float" office:value="581">
            <text:p>581</text:p>
          </table:table-cell>
          <table:table-cell table:formula="of:=([.C55]-[.C54])/10" office:value-type="float" office:value="164">
            <text:p>164</text:p>
          </table:table-cell>
          <table:table-cell table:number-columns-repeated="2"/>
          <table:table-cell table:formula="of:=SUM([.I55:.L55])" office:value-type="float" office:value="745">
            <text:p>745</text:p>
          </table:table-cell>
        </table:table-row>
        <table:table-row table:style-name="ro1">
          <table:table-cell office:value-type="string">
            <text:p>11:9:37,503</text:p>
          </table:table-cell>
          <table:table-cell office:value-type="float" office:value="220430">
            <text:p>220430</text:p>
          </table:table-cell>
          <table:table-cell office:value-type="float" office:value="69940">
            <text:p>69940</text:p>
          </table:table-cell>
          <table:table-cell table:number-columns-repeated="5"/>
          <table:table-cell table:formula="of:=([.B56]-[.B55])/10" office:value-type="float" office:value="648">
            <text:p>648</text:p>
          </table:table-cell>
          <table:table-cell table:formula="of:=([.C56]-[.C55])/10" office:value-type="float" office:value="102">
            <text:p>102</text:p>
          </table:table-cell>
          <table:table-cell table:number-columns-repeated="2"/>
          <table:table-cell table:formula="of:=SUM([.I56:.L56])" office:value-type="float" office:value="750">
            <text:p>750</text:p>
          </table:table-cell>
        </table:table-row>
        <table:table-row table:style-name="ro1">
          <table:table-cell office:value-type="string">
            <text:p>11:9:47,504</text:p>
          </table:table-cell>
          <table:table-cell office:value-type="float" office:value="225830">
            <text:p>225830</text:p>
          </table:table-cell>
          <table:table-cell office:value-type="float" office:value="72230">
            <text:p>72230</text:p>
          </table:table-cell>
          <table:table-cell table:number-columns-repeated="5"/>
          <table:table-cell table:formula="of:=([.B57]-[.B56])/10" office:value-type="float" office:value="540">
            <text:p>540</text:p>
          </table:table-cell>
          <table:table-cell table:formula="of:=([.C57]-[.C56])/10" office:value-type="float" office:value="229">
            <text:p>229</text:p>
          </table:table-cell>
          <table:table-cell table:number-columns-repeated="2"/>
          <table:table-cell table:formula="of:=SUM([.I57:.L57])" office:value-type="float" office:value="769">
            <text:p>769</text:p>
          </table:table-cell>
        </table:table-row>
        <table:table-row table:style-name="ro1">
          <table:table-cell office:value-type="string">
            <text:p>11:9:57,503</text:p>
          </table:table-cell>
          <table:table-cell office:value-type="float" office:value="229990">
            <text:p>229990</text:p>
          </table:table-cell>
          <table:table-cell office:value-type="float" office:value="75580">
            <text:p>75580</text:p>
          </table:table-cell>
          <table:table-cell table:number-columns-repeated="5"/>
          <table:table-cell table:formula="of:=([.B58]-[.B57])/10" office:value-type="float" office:value="416">
            <text:p>416</text:p>
          </table:table-cell>
          <table:table-cell table:formula="of:=([.C58]-[.C57])/10" office:value-type="float" office:value="335">
            <text:p>335</text:p>
          </table:table-cell>
          <table:table-cell table:number-columns-repeated="2"/>
          <table:table-cell table:formula="of:=SUM([.I58:.L58])" office:value-type="float" office:value="751">
            <text:p>751</text:p>
          </table:table-cell>
        </table:table-row>
        <table:table-row table:style-name="ro1">
          <table:table-cell office:value-type="string">
            <text:p>11:10:7,504</text:p>
          </table:table-cell>
          <table:table-cell office:value-type="float" office:value="234190">
            <text:p>234190</text:p>
          </table:table-cell>
          <table:table-cell office:value-type="float" office:value="78900">
            <text:p>78900</text:p>
          </table:table-cell>
          <table:table-cell table:number-columns-repeated="5"/>
          <table:table-cell table:formula="of:=([.B59]-[.B58])/10" office:value-type="float" office:value="420">
            <text:p>420</text:p>
          </table:table-cell>
          <table:table-cell table:formula="of:=([.C59]-[.C58])/10" office:value-type="float" office:value="332">
            <text:p>332</text:p>
          </table:table-cell>
          <table:table-cell table:number-columns-repeated="2"/>
          <table:table-cell table:formula="of:=SUM([.I59:.L59])" office:value-type="float" office:value="752">
            <text:p>752</text:p>
          </table:table-cell>
        </table:table-row>
        <table:table-row table:style-name="ro1">
          <table:table-cell office:value-type="string">
            <text:p>11:10:17,503</text:p>
          </table:table-cell>
          <table:table-cell office:value-type="float" office:value="238440">
            <text:p>238440</text:p>
          </table:table-cell>
          <table:table-cell office:value-type="float" office:value="82120">
            <text:p>82120</text:p>
          </table:table-cell>
          <table:table-cell table:number-columns-repeated="5"/>
          <table:table-cell table:formula="of:=([.B60]-[.B59])/10" office:value-type="float" office:value="425">
            <text:p>425</text:p>
          </table:table-cell>
          <table:table-cell table:formula="of:=([.C60]-[.C59])/10" office:value-type="float" office:value="322">
            <text:p>322</text:p>
          </table:table-cell>
          <table:table-cell table:number-columns-repeated="2"/>
          <table:table-cell table:formula="of:=SUM([.I60:.L60])" office:value-type="float" office:value="747">
            <text:p>747</text:p>
          </table:table-cell>
        </table:table-row>
        <table:table-row table:style-name="ro1">
          <table:table-cell office:value-type="string">
            <text:p>11:10:27,503</text:p>
          </table:table-cell>
          <table:table-cell office:value-type="float" office:value="243190">
            <text:p>243190</text:p>
          </table:table-cell>
          <table:table-cell office:value-type="float" office:value="84860">
            <text:p>84860</text:p>
          </table:table-cell>
          <table:table-cell table:number-columns-repeated="5"/>
          <table:table-cell table:formula="of:=([.B61]-[.B60])/10" office:value-type="float" office:value="475">
            <text:p>475</text:p>
          </table:table-cell>
          <table:table-cell table:formula="of:=([.C61]-[.C60])/10" office:value-type="float" office:value="274">
            <text:p>274</text:p>
          </table:table-cell>
          <table:table-cell table:number-columns-repeated="2"/>
          <table:table-cell table:formula="of:=SUM([.I61:.L61])" office:value-type="float" office:value="749">
            <text:p>749</text:p>
          </table:table-cell>
        </table:table-row>
        <table:table-row table:style-name="ro1">
          <table:table-cell office:value-type="string">
            <text:p>11:10:37,503</text:p>
          </table:table-cell>
          <table:table-cell office:value-type="float" office:value="247890">
            <text:p>247890</text:p>
          </table:table-cell>
          <table:table-cell office:value-type="float" office:value="87580">
            <text:p>87580</text:p>
          </table:table-cell>
          <table:table-cell table:number-columns-repeated="4"/>
          <table:table-cell office:value-type="float" office:value="600">
            <text:p>600</text:p>
          </table:table-cell>
          <table:table-cell table:formula="of:=([.B62]-[.B61])/10" office:value-type="float" office:value="470">
            <text:p>470</text:p>
          </table:table-cell>
          <table:table-cell table:formula="of:=([.C62]-[.C61])/10" office:value-type="float" office:value="272">
            <text:p>272</text:p>
          </table:table-cell>
          <table:table-cell table:number-columns-repeated="2"/>
          <table:table-cell table:formula="of:=SUM([.I62:.L62])" office:value-type="float" office:value="742">
            <text:p>742</text:p>
          </table:table-cell>
        </table:table-row>
        <table:table-row table:style-name="ro1">
          <table:table-cell office:value-type="string">
            <text:p>11:10:47,503</text:p>
          </table:table-cell>
          <table:table-cell office:value-type="float" office:value="252795">
            <text:p>252795</text:p>
          </table:table-cell>
          <table:table-cell office:value-type="float" office:value="90260">
            <text:p>90260</text:p>
          </table:table-cell>
          <table:table-cell table:number-columns-repeated="5"/>
          <table:table-cell table:formula="of:=([.B63]-[.B62])/10" office:value-type="float" office:value="490.5">
            <text:p>490.5</text:p>
          </table:table-cell>
          <table:table-cell table:formula="of:=([.C63]-[.C62])/10" office:value-type="float" office:value="268">
            <text:p>268</text:p>
          </table:table-cell>
          <table:table-cell table:number-columns-repeated="2"/>
          <table:table-cell table:formula="of:=SUM([.I63:.L63])" office:value-type="float" office:value="758.5">
            <text:p>758.5</text:p>
          </table:table-cell>
        </table:table-row>
        <table:table-row table:style-name="ro1">
          <table:table-cell office:value-type="string">
            <text:p>11:10:57,504</text:p>
          </table:table-cell>
          <table:table-cell office:value-type="float" office:value="257950">
            <text:p>257950</text:p>
          </table:table-cell>
          <table:table-cell office:value-type="float" office:value="92870">
            <text:p>92870</text:p>
          </table:table-cell>
          <table:table-cell table:number-columns-repeated="5"/>
          <table:table-cell table:formula="of:=([.B64]-[.B63])/10" office:value-type="float" office:value="515.5">
            <text:p>515.5</text:p>
          </table:table-cell>
          <table:table-cell table:formula="of:=([.C64]-[.C63])/10" office:value-type="float" office:value="261">
            <text:p>261</text:p>
          </table:table-cell>
          <table:table-cell table:number-columns-repeated="2"/>
          <table:table-cell table:formula="of:=SUM([.I64:.L64])" office:value-type="float" office:value="776.5">
            <text:p>776.5</text:p>
          </table:table-cell>
        </table:table-row>
        <table:table-row table:style-name="ro1">
          <table:table-cell office:value-type="string">
            <text:p>11:11:7,503</text:p>
          </table:table-cell>
          <table:table-cell office:value-type="float" office:value="263195">
            <text:p>263195</text:p>
          </table:table-cell>
          <table:table-cell office:value-type="float" office:value="95740">
            <text:p>95740</text:p>
          </table:table-cell>
          <table:table-cell table:number-columns-repeated="5"/>
          <table:table-cell table:formula="of:=([.B65]-[.B64])/10" office:value-type="float" office:value="524.5">
            <text:p>524.5</text:p>
          </table:table-cell>
          <table:table-cell table:formula="of:=([.C65]-[.C64])/10" office:value-type="float" office:value="287">
            <text:p>287</text:p>
          </table:table-cell>
          <table:table-cell table:number-columns-repeated="2"/>
          <table:table-cell table:formula="of:=SUM([.I65:.L65])" office:value-type="float" office:value="811.5">
            <text:p>811.5</text:p>
          </table:table-cell>
        </table:table-row>
        <table:table-row table:style-name="ro1">
          <table:table-cell office:value-type="string">
            <text:p>11:11:17,504</text:p>
          </table:table-cell>
          <table:table-cell office:value-type="float" office:value="268360">
            <text:p>268360</text:p>
          </table:table-cell>
          <table:table-cell office:value-type="float" office:value="98710">
            <text:p>98710</text:p>
          </table:table-cell>
          <table:table-cell table:number-columns-repeated="5"/>
          <table:table-cell table:formula="of:=([.B66]-[.B65])/10" office:value-type="float" office:value="516.5">
            <text:p>516.5</text:p>
          </table:table-cell>
          <table:table-cell table:formula="of:=([.C66]-[.C65])/10" office:value-type="float" office:value="297">
            <text:p>297</text:p>
          </table:table-cell>
          <table:table-cell table:number-columns-repeated="2"/>
          <table:table-cell table:formula="of:=SUM([.I66:.L66])" office:value-type="float" office:value="813.5">
            <text:p>813.5</text:p>
          </table:table-cell>
        </table:table-row>
        <table:table-row table:style-name="ro1">
          <table:table-cell office:value-type="string">
            <text:p>11:11:27,503</text:p>
          </table:table-cell>
          <table:table-cell office:value-type="float" office:value="273830">
            <text:p>273830</text:p>
          </table:table-cell>
          <table:table-cell office:value-type="float" office:value="102050">
            <text:p>102050</text:p>
          </table:table-cell>
          <table:table-cell table:number-columns-repeated="5"/>
          <table:table-cell table:formula="of:=([.B67]-[.B66])/10" office:value-type="float" office:value="547">
            <text:p>547</text:p>
          </table:table-cell>
          <table:table-cell table:formula="of:=([.C67]-[.C66])/10" office:value-type="float" office:value="334">
            <text:p>334</text:p>
          </table:table-cell>
          <table:table-cell table:number-columns-repeated="2"/>
          <table:table-cell table:formula="of:=SUM([.I67:.L67])" office:value-type="float" office:value="881">
            <text:p>881</text:p>
          </table:table-cell>
        </table:table-row>
        <table:table-row table:style-name="ro1">
          <table:table-cell office:value-type="string">
            <text:p>11:11:37,504</text:p>
          </table:table-cell>
          <table:table-cell office:value-type="float" office:value="279185">
            <text:p>279185</text:p>
          </table:table-cell>
          <table:table-cell office:value-type="float" office:value="105385">
            <text:p>105385</text:p>
          </table:table-cell>
          <table:table-cell table:number-columns-repeated="5"/>
          <table:table-cell table:formula="of:=([.B68]-[.B67])/10" office:value-type="float" office:value="535.5">
            <text:p>535.5</text:p>
          </table:table-cell>
          <table:table-cell table:formula="of:=([.C68]-[.C67])/10" office:value-type="float" office:value="333.5">
            <text:p>333.5</text:p>
          </table:table-cell>
          <table:table-cell table:number-columns-repeated="2"/>
          <table:table-cell table:formula="of:=SUM([.I68:.L68])" office:value-type="float" office:value="869">
            <text:p>869</text:p>
          </table:table-cell>
        </table:table-row>
        <table:table-row table:style-name="ro1">
          <table:table-cell office:value-type="string">
            <text:p>11:11:47,503</text:p>
          </table:table-cell>
          <table:table-cell office:value-type="float" office:value="284360">
            <text:p>284360</text:p>
          </table:table-cell>
          <table:table-cell office:value-type="float" office:value="109330">
            <text:p>109330</text:p>
          </table:table-cell>
          <table:table-cell table:number-columns-repeated="5"/>
          <table:table-cell table:formula="of:=([.B69]-[.B68])/10" office:value-type="float" office:value="517.5">
            <text:p>517.5</text:p>
          </table:table-cell>
          <table:table-cell table:formula="of:=([.C69]-[.C68])/10" office:value-type="float" office:value="394.5">
            <text:p>394.5</text:p>
          </table:table-cell>
          <table:table-cell table:number-columns-repeated="2"/>
          <table:table-cell table:formula="of:=SUM([.I69:.L69])" office:value-type="float" office:value="912">
            <text:p>912</text:p>
          </table:table-cell>
        </table:table-row>
        <table:table-row table:style-name="ro1">
          <table:table-cell office:value-type="string">
            <text:p>11:11:57,504</text:p>
          </table:table-cell>
          <table:table-cell office:value-type="float" office:value="289135">
            <text:p>289135</text:p>
          </table:table-cell>
          <table:table-cell office:value-type="float" office:value="113885">
            <text:p>113885</text:p>
          </table:table-cell>
          <table:table-cell table:number-columns-repeated="5"/>
          <table:table-cell table:formula="of:=([.B70]-[.B69])/10" office:value-type="float" office:value="477.5">
            <text:p>477.5</text:p>
          </table:table-cell>
          <table:table-cell table:formula="of:=([.C70]-[.C69])/10" office:value-type="float" office:value="455.5">
            <text:p>455.5</text:p>
          </table:table-cell>
          <table:table-cell table:number-columns-repeated="2"/>
          <table:table-cell table:formula="of:=SUM([.I70:.L70])" office:value-type="float" office:value="933">
            <text:p>933</text:p>
          </table:table-cell>
        </table:table-row>
        <table:table-row table:style-name="ro1">
          <table:table-cell office:value-type="string">
            <text:p>11:12:7,503</text:p>
          </table:table-cell>
          <table:table-cell office:value-type="float" office:value="293515">
            <text:p>293515</text:p>
          </table:table-cell>
          <table:table-cell office:value-type="float" office:value="118950">
            <text:p>118950</text:p>
          </table:table-cell>
          <table:table-cell table:number-columns-repeated="5"/>
          <table:table-cell table:formula="of:=([.B71]-[.B70])/10" office:value-type="float" office:value="438">
            <text:p>438</text:p>
          </table:table-cell>
          <table:table-cell table:formula="of:=([.C71]-[.C70])/10" office:value-type="float" office:value="506.5">
            <text:p>506.5</text:p>
          </table:table-cell>
          <table:table-cell table:number-columns-repeated="2"/>
          <table:table-cell table:formula="of:=SUM([.I71:.L71])" office:value-type="float" office:value="944.5">
            <text:p>944.5</text:p>
          </table:table-cell>
        </table:table-row>
        <table:table-row table:style-name="ro1">
          <table:table-cell office:value-type="string">
            <text:p>11:12:17,503</text:p>
          </table:table-cell>
          <table:table-cell office:value-type="float" office:value="298570">
            <text:p>298570</text:p>
          </table:table-cell>
          <table:table-cell office:value-type="float" office:value="123780">
            <text:p>123780</text:p>
          </table:table-cell>
          <table:table-cell table:number-columns-repeated="4"/>
          <table:table-cell office:value-type="float" office:value="700">
            <text:p>700</text:p>
          </table:table-cell>
          <table:table-cell table:formula="of:=([.B72]-[.B71])/10" office:value-type="float" office:value="505.5">
            <text:p>505.5</text:p>
          </table:table-cell>
          <table:table-cell table:formula="of:=([.C72]-[.C71])/10" office:value-type="float" office:value="483">
            <text:p>483</text:p>
          </table:table-cell>
          <table:table-cell table:number-columns-repeated="2"/>
          <table:table-cell table:formula="of:=SUM([.I72:.L72])" office:value-type="float" office:value="988.5">
            <text:p>988.5</text:p>
          </table:table-cell>
        </table:table-row>
        <table:table-row table:style-name="ro1">
          <table:table-cell office:value-type="string">
            <text:p>11:12:27,503</text:p>
          </table:table-cell>
          <table:table-cell office:value-type="float" office:value="303690">
            <text:p>303690</text:p>
          </table:table-cell>
          <table:table-cell office:value-type="float" office:value="128670">
            <text:p>128670</text:p>
          </table:table-cell>
          <table:table-cell table:number-columns-repeated="5"/>
          <table:table-cell table:formula="of:=([.B73]-[.B72])/10" office:value-type="float" office:value="512">
            <text:p>512</text:p>
          </table:table-cell>
          <table:table-cell table:formula="of:=([.C73]-[.C72])/10" office:value-type="float" office:value="489">
            <text:p>489</text:p>
          </table:table-cell>
          <table:table-cell table:number-columns-repeated="2"/>
          <table:table-cell table:formula="of:=SUM([.I73:.L73])" office:value-type="float" office:value="1001">
            <text:p>1001</text:p>
          </table:table-cell>
        </table:table-row>
        <table:table-row table:style-name="ro1">
          <table:table-cell office:value-type="string">
            <text:p>11:12:37,503</text:p>
          </table:table-cell>
          <table:table-cell office:value-type="float" office:value="309120">
            <text:p>309120</text:p>
          </table:table-cell>
          <table:table-cell office:value-type="float" office:value="133380">
            <text:p>133380</text:p>
          </table:table-cell>
          <table:table-cell table:number-columns-repeated="5"/>
          <table:table-cell table:formula="of:=([.B74]-[.B73])/10" office:value-type="float" office:value="543">
            <text:p>543</text:p>
          </table:table-cell>
          <table:table-cell table:formula="of:=([.C74]-[.C73])/10" office:value-type="float" office:value="471">
            <text:p>471</text:p>
          </table:table-cell>
          <table:table-cell table:number-columns-repeated="2"/>
          <table:table-cell table:formula="of:=SUM([.I74:.L74])" office:value-type="float" office:value="1014">
            <text:p>1014</text:p>
          </table:table-cell>
        </table:table-row>
        <table:table-row table:style-name="ro1">
          <table:table-cell office:value-type="string">
            <text:p>11:12:47,504</text:p>
          </table:table-cell>
          <table:table-cell office:value-type="float" office:value="314430">
            <text:p>314430</text:p>
          </table:table-cell>
          <table:table-cell office:value-type="float" office:value="138750">
            <text:p>138750</text:p>
          </table:table-cell>
          <table:table-cell table:number-columns-repeated="5"/>
          <table:table-cell table:formula="of:=([.B75]-[.B74])/10" office:value-type="float" office:value="531">
            <text:p>531</text:p>
          </table:table-cell>
          <table:table-cell table:formula="of:=([.C75]-[.C74])/10" office:value-type="float" office:value="537">
            <text:p>537</text:p>
          </table:table-cell>
          <table:table-cell table:number-columns-repeated="2"/>
          <table:table-cell table:formula="of:=SUM([.I75:.L75])" office:value-type="float" office:value="1068">
            <text:p>1068</text:p>
          </table:table-cell>
        </table:table-row>
        <table:table-row table:style-name="ro1">
          <table:table-cell office:value-type="string">
            <text:p>11:12:57,503</text:p>
          </table:table-cell>
          <table:table-cell office:value-type="float" office:value="319545">
            <text:p>319545</text:p>
          </table:table-cell>
          <table:table-cell office:value-type="float" office:value="144465">
            <text:p>144465</text:p>
          </table:table-cell>
          <table:table-cell table:number-columns-repeated="5"/>
          <table:table-cell table:formula="of:=([.B76]-[.B75])/10" office:value-type="float" office:value="511.5">
            <text:p>511.5</text:p>
          </table:table-cell>
          <table:table-cell table:formula="of:=([.C76]-[.C75])/10" office:value-type="float" office:value="571.5">
            <text:p>571.5</text:p>
          </table:table-cell>
          <table:table-cell table:number-columns-repeated="2"/>
          <table:table-cell table:formula="of:=SUM([.I76:.L76])" office:value-type="float" office:value="1083">
            <text:p>1083</text:p>
          </table:table-cell>
        </table:table-row>
        <table:table-row table:style-name="ro1">
          <table:table-cell office:value-type="string">
            <text:p>11:13:7,504</text:p>
          </table:table-cell>
          <table:table-cell office:value-type="float" office:value="324695">
            <text:p>324695</text:p>
          </table:table-cell>
          <table:table-cell office:value-type="float" office:value="150250">
            <text:p>150250</text:p>
          </table:table-cell>
          <table:table-cell table:number-columns-repeated="5"/>
          <table:table-cell table:formula="of:=([.B77]-[.B76])/10" office:value-type="float" office:value="515">
            <text:p>515</text:p>
          </table:table-cell>
          <table:table-cell table:formula="of:=([.C77]-[.C76])/10" office:value-type="float" office:value="578.5">
            <text:p>578.5</text:p>
          </table:table-cell>
          <table:table-cell table:number-columns-repeated="2"/>
          <table:table-cell table:formula="of:=SUM([.I77:.L77])" office:value-type="float" office:value="1093.5">
            <text:p>1093.5</text:p>
          </table:table-cell>
        </table:table-row>
        <table:table-row table:style-name="ro1">
          <table:table-cell office:value-type="string">
            <text:p>11:13:17,503</text:p>
          </table:table-cell>
          <table:table-cell office:value-type="float" office:value="330270">
            <text:p>330270</text:p>
          </table:table-cell>
          <table:table-cell office:value-type="float" office:value="156200">
            <text:p>156200</text:p>
          </table:table-cell>
          <table:table-cell table:number-columns-repeated="5"/>
          <table:table-cell table:formula="of:=([.B78]-[.B77])/10" office:value-type="float" office:value="557.5">
            <text:p>557.5</text:p>
          </table:table-cell>
          <table:table-cell table:formula="of:=([.C78]-[.C77])/10" office:value-type="float" office:value="595">
            <text:p>595</text:p>
          </table:table-cell>
          <table:table-cell table:number-columns-repeated="2"/>
          <table:table-cell table:formula="of:=SUM([.I78:.L78])" office:value-type="float" office:value="1152.5">
            <text:p>1152.5</text:p>
          </table:table-cell>
        </table:table-row>
        <table:table-row table:style-name="ro1">
          <table:table-cell office:value-type="string">
            <text:p>11:13:27,503</text:p>
          </table:table-cell>
          <table:table-cell office:value-type="float" office:value="335330">
            <text:p>335330</text:p>
          </table:table-cell>
          <table:table-cell office:value-type="float" office:value="161285">
            <text:p>161285</text:p>
          </table:table-cell>
          <table:table-cell table:number-columns-repeated="5"/>
          <table:table-cell table:formula="of:=([.B79]-[.B78])/10" office:value-type="float" office:value="506">
            <text:p>506</text:p>
          </table:table-cell>
          <table:table-cell table:formula="of:=([.C79]-[.C78])/10" office:value-type="float" office:value="508.5">
            <text:p>508.5</text:p>
          </table:table-cell>
          <table:table-cell table:number-columns-repeated="2"/>
          <table:table-cell table:formula="of:=SUM([.I79:.L79])" office:value-type="float" office:value="1014.5">
            <text:p>1014.5</text:p>
          </table:table-cell>
        </table:table-row>
        <table:table-row table:style-name="ro1">
          <table:table-cell office:value-type="string">
            <text:p>11:13:37,503</text:p>
          </table:table-cell>
          <table:table-cell office:value-type="float" office:value="339030">
            <text:p>339030</text:p>
          </table:table-cell>
          <table:table-cell office:value-type="float" office:value="167440">
            <text:p>167440</text:p>
          </table:table-cell>
          <table:table-cell table:number-columns-repeated="5"/>
          <table:table-cell table:formula="of:=([.B80]-[.B79])/10" office:value-type="float" office:value="370">
            <text:p>370</text:p>
          </table:table-cell>
          <table:table-cell table:formula="of:=([.C80]-[.C79])/10" office:value-type="float" office:value="615.5">
            <text:p>615.5</text:p>
          </table:table-cell>
          <table:table-cell table:number-columns-repeated="2"/>
          <table:table-cell table:formula="of:=SUM([.I80:.L80])" office:value-type="float" office:value="985.5">
            <text:p>985.5</text:p>
          </table:table-cell>
        </table:table-row>
        <table:table-row table:style-name="ro1">
          <table:table-cell office:value-type="string">
            <text:p>11:13:47,503</text:p>
          </table:table-cell>
          <table:table-cell office:value-type="float" office:value="347025">
            <text:p>347025</text:p>
          </table:table-cell>
          <table:table-cell office:value-type="float" office:value="173950">
            <text:p>173950</text:p>
          </table:table-cell>
          <table:table-cell table:number-columns-repeated="5"/>
          <table:table-cell table:formula="of:=([.B81]-[.B80])/10" office:value-type="float" office:value="799.5">
            <text:p>799.5</text:p>
          </table:table-cell>
          <table:table-cell table:formula="of:=([.C81]-[.C80])/10" office:value-type="float" office:value="651">
            <text:p>651</text:p>
          </table:table-cell>
          <table:table-cell table:number-columns-repeated="2"/>
          <table:table-cell table:formula="of:=SUM([.I81:.L81])" office:value-type="float" office:value="1450.5">
            <text:p>1450.5</text:p>
          </table:table-cell>
        </table:table-row>
        <table:table-row table:style-name="ro1">
          <table:table-cell office:value-type="string">
            <text:p>11:13:57,503</text:p>
          </table:table-cell>
          <table:table-cell office:value-type="float" office:value="353830">
            <text:p>353830</text:p>
          </table:table-cell>
          <table:table-cell office:value-type="float" office:value="180290">
            <text:p>180290</text:p>
          </table:table-cell>
          <table:table-cell/>
          <table:table-cell table:number-columns-repeated="3"/>
          <table:table-cell office:value-type="float" office:value="800">
            <text:p>800</text:p>
          </table:table-cell>
          <table:table-cell table:formula="of:=([.B82]-[.B81])/10" office:value-type="float" office:value="680.5">
            <text:p>680.5</text:p>
          </table:table-cell>
          <table:table-cell table:formula="of:=([.C82]-[.C81])/10" office:value-type="float" office:value="634">
            <text:p>634</text:p>
          </table:table-cell>
          <table:table-cell table:number-columns-repeated="2"/>
          <table:table-cell table:formula="of:=SUM([.I82:.L82])" office:value-type="float" office:value="1314.5">
            <text:p>1314.5</text:p>
          </table:table-cell>
        </table:table-row>
        <table:table-row table:style-name="ro1">
          <table:table-cell office:value-type="string">
            <text:p>11:14:7,503</text:p>
          </table:table-cell>
          <table:table-cell office:value-type="float" office:value="359925">
            <text:p>359925</text:p>
          </table:table-cell>
          <table:table-cell office:value-type="float" office:value="186465">
            <text:p>186465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([.B83]-[.B82])/10" office:value-type="float" office:value="609.5">
            <text:p>609.5</text:p>
          </table:table-cell>
          <table:table-cell table:formula="of:=([.C83]-[.C82])/10" office:value-type="float" office:value="617.5">
            <text:p>617.5</text:p>
          </table:table-cell>
          <table:table-cell table:formula="of:=([.D83]-[.D82])/10" office:value-type="float" office:value="0">
            <text:p>0</text:p>
          </table:table-cell>
          <table:table-cell/>
          <table:table-cell table:formula="of:=SUM([.I83:.L83])" office:value-type="float" office:value="1227">
            <text:p>1227</text:p>
          </table:table-cell>
        </table:table-row>
        <table:table-row table:style-name="ro1">
          <table:table-cell office:value-type="string">
            <text:p>11:14:17,503</text:p>
          </table:table-cell>
          <table:table-cell office:value-type="float" office:value="364775">
            <text:p>364775</text:p>
          </table:table-cell>
          <table:table-cell office:value-type="float" office:value="191425">
            <text:p>191425</text:p>
          </table:table-cell>
          <table:table-cell office:value-type="float" office:value="1770">
            <text:p>1770</text:p>
          </table:table-cell>
          <table:table-cell table:number-columns-repeated="4"/>
          <table:table-cell table:formula="of:=([.B84]-[.B83])/10" office:value-type="float" office:value="485">
            <text:p>485</text:p>
          </table:table-cell>
          <table:table-cell table:formula="of:=([.C84]-[.C83])/10" office:value-type="float" office:value="496">
            <text:p>496</text:p>
          </table:table-cell>
          <table:table-cell table:formula="of:=([.D84]-[.D83])/10" office:value-type="float" office:value="177">
            <text:p>177</text:p>
          </table:table-cell>
          <table:table-cell/>
          <table:table-cell table:formula="of:=SUM([.I84:.L84])" office:value-type="float" office:value="1158">
            <text:p>1158</text:p>
          </table:table-cell>
        </table:table-row>
        <table:table-row table:style-name="ro1">
          <table:table-cell office:value-type="string">
            <text:p>11:14:27,503</text:p>
          </table:table-cell>
          <table:table-cell office:value-type="float" office:value="368775">
            <text:p>368775</text:p>
          </table:table-cell>
          <table:table-cell office:value-type="float" office:value="195395">
            <text:p>195395</text:p>
          </table:table-cell>
          <table:table-cell office:value-type="float" office:value="5940">
            <text:p>5940</text:p>
          </table:table-cell>
          <table:table-cell table:number-columns-repeated="4"/>
          <table:table-cell table:formula="of:=([.B85]-[.B84])/10" office:value-type="float" office:value="400">
            <text:p>400</text:p>
          </table:table-cell>
          <table:table-cell table:formula="of:=([.C85]-[.C84])/10" office:value-type="float" office:value="397">
            <text:p>397</text:p>
          </table:table-cell>
          <table:table-cell table:formula="of:=([.D85]-[.D84])/10" office:value-type="float" office:value="417">
            <text:p>417</text:p>
          </table:table-cell>
          <table:table-cell/>
          <table:table-cell table:formula="of:=SUM([.I85:.L85])" office:value-type="float" office:value="1214">
            <text:p>1214</text:p>
          </table:table-cell>
        </table:table-row>
        <table:table-row table:style-name="ro1">
          <table:table-cell office:value-type="string">
            <text:p>11:14:37,503</text:p>
          </table:table-cell>
          <table:table-cell office:value-type="float" office:value="372915">
            <text:p>372915</text:p>
          </table:table-cell>
          <table:table-cell office:value-type="float" office:value="199415">
            <text:p>199415</text:p>
          </table:table-cell>
          <table:table-cell office:value-type="float" office:value="10240">
            <text:p>10240</text:p>
          </table:table-cell>
          <table:table-cell table:number-columns-repeated="4"/>
          <table:table-cell table:formula="of:=([.B86]-[.B85])/10" office:value-type="float" office:value="414">
            <text:p>414</text:p>
          </table:table-cell>
          <table:table-cell table:formula="of:=([.C86]-[.C85])/10" office:value-type="float" office:value="402">
            <text:p>402</text:p>
          </table:table-cell>
          <table:table-cell table:formula="of:=([.D86]-[.D85])/10" office:value-type="float" office:value="430">
            <text:p>430</text:p>
          </table:table-cell>
          <table:table-cell/>
          <table:table-cell table:formula="of:=SUM([.I86:.L86])" office:value-type="float" office:value="1246">
            <text:p>1246</text:p>
          </table:table-cell>
        </table:table-row>
        <table:table-row table:style-name="ro1">
          <table:table-cell office:value-type="string">
            <text:p>11:14:47,503</text:p>
          </table:table-cell>
          <table:table-cell office:value-type="float" office:value="376955">
            <text:p>376955</text:p>
          </table:table-cell>
          <table:table-cell office:value-type="float" office:value="203515">
            <text:p>203515</text:p>
          </table:table-cell>
          <table:table-cell office:value-type="float" office:value="14540">
            <text:p>14540</text:p>
          </table:table-cell>
          <table:table-cell table:number-columns-repeated="4"/>
          <table:table-cell table:formula="of:=([.B87]-[.B86])/10" office:value-type="float" office:value="404">
            <text:p>404</text:p>
          </table:table-cell>
          <table:table-cell table:formula="of:=([.C87]-[.C86])/10" office:value-type="float" office:value="410">
            <text:p>410</text:p>
          </table:table-cell>
          <table:table-cell table:formula="of:=([.D87]-[.D86])/10" office:value-type="float" office:value="430">
            <text:p>430</text:p>
          </table:table-cell>
          <table:table-cell/>
          <table:table-cell table:formula="of:=SUM([.I87:.L87])" office:value-type="float" office:value="1244">
            <text:p>1244</text:p>
          </table:table-cell>
        </table:table-row>
        <table:table-row table:style-name="ro1">
          <table:table-cell office:value-type="string">
            <text:p>11:14:57,503</text:p>
          </table:table-cell>
          <table:table-cell office:value-type="float" office:value="380955">
            <text:p>380955</text:p>
          </table:table-cell>
          <table:table-cell office:value-type="float" office:value="207645">
            <text:p>207645</text:p>
          </table:table-cell>
          <table:table-cell office:value-type="float" office:value="18910">
            <text:p>18910</text:p>
          </table:table-cell>
          <table:table-cell table:number-columns-repeated="4"/>
          <table:table-cell table:formula="of:=([.B88]-[.B87])/10" office:value-type="float" office:value="400">
            <text:p>400</text:p>
          </table:table-cell>
          <table:table-cell table:formula="of:=([.C88]-[.C87])/10" office:value-type="float" office:value="413">
            <text:p>413</text:p>
          </table:table-cell>
          <table:table-cell table:formula="of:=([.D88]-[.D87])/10" office:value-type="float" office:value="437">
            <text:p>437</text:p>
          </table:table-cell>
          <table:table-cell/>
          <table:table-cell table:formula="of:=SUM([.I88:.L88])" office:value-type="float" office:value="1250">
            <text:p>1250</text:p>
          </table:table-cell>
        </table:table-row>
        <table:table-row table:style-name="ro1">
          <table:table-cell office:value-type="string">
            <text:p>11:15:7,503</text:p>
          </table:table-cell>
          <table:table-cell office:value-type="float" office:value="384955">
            <text:p>384955</text:p>
          </table:table-cell>
          <table:table-cell office:value-type="float" office:value="211645">
            <text:p>211645</text:p>
          </table:table-cell>
          <table:table-cell office:value-type="float" office:value="23410">
            <text:p>23410</text:p>
          </table:table-cell>
          <table:table-cell table:number-columns-repeated="4"/>
          <table:table-cell table:formula="of:=([.B89]-[.B88])/10" office:value-type="float" office:value="400">
            <text:p>400</text:p>
          </table:table-cell>
          <table:table-cell table:formula="of:=([.C89]-[.C88])/10" office:value-type="float" office:value="400">
            <text:p>400</text:p>
          </table:table-cell>
          <table:table-cell table:formula="of:=([.D89]-[.D88])/10" office:value-type="float" office:value="450">
            <text:p>450</text:p>
          </table:table-cell>
          <table:table-cell/>
          <table:table-cell table:formula="of:=SUM([.I89:.L89])" office:value-type="float" office:value="1250">
            <text:p>1250</text:p>
          </table:table-cell>
        </table:table-row>
        <table:table-row table:style-name="ro1">
          <table:table-cell office:value-type="string">
            <text:p>11:15:17,503</text:p>
          </table:table-cell>
          <table:table-cell office:value-type="float" office:value="389075">
            <text:p>389075</text:p>
          </table:table-cell>
          <table:table-cell office:value-type="float" office:value="215535">
            <text:p>215535</text:p>
          </table:table-cell>
          <table:table-cell office:value-type="float" office:value="27910">
            <text:p>27910</text:p>
          </table:table-cell>
          <table:table-cell table:number-columns-repeated="4"/>
          <table:table-cell table:formula="of:=([.B90]-[.B89])/10" office:value-type="float" office:value="412">
            <text:p>412</text:p>
          </table:table-cell>
          <table:table-cell table:formula="of:=([.C90]-[.C89])/10" office:value-type="float" office:value="389">
            <text:p>389</text:p>
          </table:table-cell>
          <table:table-cell table:formula="of:=([.D90]-[.D89])/10" office:value-type="float" office:value="450">
            <text:p>450</text:p>
          </table:table-cell>
          <table:table-cell/>
          <table:table-cell table:formula="of:=SUM([.I90:.L90])" office:value-type="float" office:value="1251">
            <text:p>1251</text:p>
          </table:table-cell>
        </table:table-row>
        <table:table-row table:style-name="ro1">
          <table:table-cell office:value-type="string">
            <text:p>11:15:27,503</text:p>
          </table:table-cell>
          <table:table-cell office:value-type="float" office:value="393185">
            <text:p>393185</text:p>
          </table:table-cell>
          <table:table-cell office:value-type="float" office:value="219644">
            <text:p>219644</text:p>
          </table:table-cell>
          <table:table-cell office:value-type="float" office:value="32440">
            <text:p>32440</text:p>
          </table:table-cell>
          <table:table-cell table:number-columns-repeated="4"/>
          <table:table-cell table:formula="of:=([.B91]-[.B90])/10" office:value-type="float" office:value="411">
            <text:p>411</text:p>
          </table:table-cell>
          <table:table-cell table:formula="of:=([.C91]-[.C90])/10" office:value-type="float" office:value="410.9">
            <text:p>410.9</text:p>
          </table:table-cell>
          <table:table-cell table:formula="of:=([.D91]-[.D90])/10" office:value-type="float" office:value="453">
            <text:p>453</text:p>
          </table:table-cell>
          <table:table-cell/>
          <table:table-cell table:formula="of:=SUM([.I91:.L91])" office:value-type="float" office:value="1274.9">
            <text:p>1274.9</text:p>
          </table:table-cell>
        </table:table-row>
        <table:table-row table:style-name="ro1">
          <table:table-cell office:value-type="string">
            <text:p>11:15:37,503</text:p>
          </table:table-cell>
          <table:table-cell office:value-type="float" office:value="396975">
            <text:p>396975</text:p>
          </table:table-cell>
          <table:table-cell office:value-type="float" office:value="223495">
            <text:p>223495</text:p>
          </table:table-cell>
          <table:table-cell office:value-type="float" office:value="37100">
            <text:p>37100</text:p>
          </table:table-cell>
          <table:table-cell table:number-columns-repeated="3"/>
          <table:table-cell office:value-type="float" office:value="900">
            <text:p>900</text:p>
          </table:table-cell>
          <table:table-cell table:formula="of:=([.B92]-[.B91])/10" office:value-type="float" office:value="379">
            <text:p>379</text:p>
          </table:table-cell>
          <table:table-cell table:formula="of:=([.C92]-[.C91])/10" office:value-type="float" office:value="385.1">
            <text:p>385.1</text:p>
          </table:table-cell>
          <table:table-cell table:formula="of:=([.D92]-[.D91])/10" office:value-type="float" office:value="466">
            <text:p>466</text:p>
          </table:table-cell>
          <table:table-cell/>
          <table:table-cell table:formula="of:=SUM([.I92:.L92])" office:value-type="float" office:value="1230.1">
            <text:p>1230.1</text:p>
          </table:table-cell>
        </table:table-row>
        <table:table-row table:style-name="ro1">
          <table:table-cell office:value-type="string">
            <text:p>11:15:47,503</text:p>
          </table:table-cell>
          <table:table-cell office:value-type="float" office:value="400975">
            <text:p>400975</text:p>
          </table:table-cell>
          <table:table-cell office:value-type="float" office:value="227545">
            <text:p>227545</text:p>
          </table:table-cell>
          <table:table-cell office:value-type="float" office:value="41480">
            <text:p>41480</text:p>
          </table:table-cell>
          <table:table-cell table:number-columns-repeated="4"/>
          <table:table-cell table:formula="of:=([.B93]-[.B92])/10" office:value-type="float" office:value="400">
            <text:p>400</text:p>
          </table:table-cell>
          <table:table-cell table:formula="of:=([.C93]-[.C92])/10" office:value-type="float" office:value="405">
            <text:p>405</text:p>
          </table:table-cell>
          <table:table-cell table:formula="of:=([.D93]-[.D92])/10" office:value-type="float" office:value="438">
            <text:p>438</text:p>
          </table:table-cell>
          <table:table-cell/>
          <table:table-cell table:formula="of:=SUM([.I93:.L93])" office:value-type="float" office:value="1243">
            <text:p>1243</text:p>
          </table:table-cell>
        </table:table-row>
        <table:table-row table:style-name="ro1">
          <table:table-cell office:value-type="string">
            <text:p>11:15:57,504</text:p>
          </table:table-cell>
          <table:table-cell office:value-type="float" office:value="404975">
            <text:p>404975</text:p>
          </table:table-cell>
          <table:table-cell office:value-type="float" office:value="231645">
            <text:p>231645</text:p>
          </table:table-cell>
          <table:table-cell office:value-type="float" office:value="46060">
            <text:p>46060</text:p>
          </table:table-cell>
          <table:table-cell table:number-columns-repeated="4"/>
          <table:table-cell table:formula="of:=([.B94]-[.B93])/10" office:value-type="float" office:value="400">
            <text:p>400</text:p>
          </table:table-cell>
          <table:table-cell table:formula="of:=([.C94]-[.C93])/10" office:value-type="float" office:value="410">
            <text:p>410</text:p>
          </table:table-cell>
          <table:table-cell table:formula="of:=([.D94]-[.D93])/10" office:value-type="float" office:value="458">
            <text:p>458</text:p>
          </table:table-cell>
          <table:table-cell/>
          <table:table-cell table:formula="of:=SUM([.I94:.L94])" office:value-type="float" office:value="1268">
            <text:p>1268</text:p>
          </table:table-cell>
        </table:table-row>
        <table:table-row table:style-name="ro1">
          <table:table-cell office:value-type="string">
            <text:p>11:16:7,503</text:p>
          </table:table-cell>
          <table:table-cell office:value-type="float" office:value="408695">
            <text:p>408695</text:p>
          </table:table-cell>
          <table:table-cell office:value-type="float" office:value="235905">
            <text:p>235905</text:p>
          </table:table-cell>
          <table:table-cell office:value-type="float" office:value="50560">
            <text:p>50560</text:p>
          </table:table-cell>
          <table:table-cell table:number-columns-repeated="4"/>
          <table:table-cell table:formula="of:=([.B95]-[.B94])/10" office:value-type="float" office:value="372">
            <text:p>372</text:p>
          </table:table-cell>
          <table:table-cell table:formula="of:=([.C95]-[.C94])/10" office:value-type="float" office:value="426">
            <text:p>426</text:p>
          </table:table-cell>
          <table:table-cell table:formula="of:=([.D95]-[.D94])/10" office:value-type="float" office:value="450">
            <text:p>450</text:p>
          </table:table-cell>
          <table:table-cell/>
          <table:table-cell table:formula="of:=SUM([.I95:.L95])" office:value-type="float" office:value="1248">
            <text:p>1248</text:p>
          </table:table-cell>
        </table:table-row>
        <table:table-row table:style-name="ro1">
          <table:table-cell office:value-type="string">
            <text:p>11:16:17,503</text:p>
          </table:table-cell>
          <table:table-cell office:value-type="float" office:value="412735">
            <text:p>412735</text:p>
          </table:table-cell>
          <table:table-cell office:value-type="float" office:value="240365">
            <text:p>240365</text:p>
          </table:table-cell>
          <table:table-cell office:value-type="float" office:value="54590">
            <text:p>54590</text:p>
          </table:table-cell>
          <table:table-cell table:number-columns-repeated="4"/>
          <table:table-cell table:formula="of:=([.B96]-[.B95])/10" office:value-type="float" office:value="404">
            <text:p>404</text:p>
          </table:table-cell>
          <table:table-cell table:formula="of:=([.C96]-[.C95])/10" office:value-type="float" office:value="446">
            <text:p>446</text:p>
          </table:table-cell>
          <table:table-cell table:formula="of:=([.D96]-[.D95])/10" office:value-type="float" office:value="403">
            <text:p>403</text:p>
          </table:table-cell>
          <table:table-cell/>
          <table:table-cell table:formula="of:=SUM([.I96:.L96])" office:value-type="float" office:value="1253">
            <text:p>1253</text:p>
          </table:table-cell>
        </table:table-row>
        <table:table-row table:style-name="ro1">
          <table:table-cell office:value-type="string">
            <text:p>11:16:27,504</text:p>
          </table:table-cell>
          <table:table-cell office:value-type="float" office:value="417355">
            <text:p>417355</text:p>
          </table:table-cell>
          <table:table-cell office:value-type="float" office:value="244925">
            <text:p>244925</text:p>
          </table:table-cell>
          <table:table-cell office:value-type="float" office:value="58310">
            <text:p>58310</text:p>
          </table:table-cell>
          <table:table-cell table:number-columns-repeated="4"/>
          <table:table-cell table:formula="of:=([.B97]-[.B96])/10" office:value-type="float" office:value="462">
            <text:p>462</text:p>
          </table:table-cell>
          <table:table-cell table:formula="of:=([.C97]-[.C96])/10" office:value-type="float" office:value="456">
            <text:p>456</text:p>
          </table:table-cell>
          <table:table-cell table:formula="of:=([.D97]-[.D96])/10" office:value-type="float" office:value="372">
            <text:p>372</text:p>
          </table:table-cell>
          <table:table-cell/>
          <table:table-cell table:formula="of:=SUM([.I97:.L97])" office:value-type="float" office:value="1290">
            <text:p>1290</text:p>
          </table:table-cell>
        </table:table-row>
        <table:table-row table:style-name="ro1">
          <table:table-cell office:value-type="string">
            <text:p>11:16:37,503</text:p>
          </table:table-cell>
          <table:table-cell office:value-type="float" office:value="421855">
            <text:p>421855</text:p>
          </table:table-cell>
          <table:table-cell office:value-type="float" office:value="249525">
            <text:p>249525</text:p>
          </table:table-cell>
          <table:table-cell office:value-type="float" office:value="61730">
            <text:p>61730</text:p>
          </table:table-cell>
          <table:table-cell table:number-columns-repeated="4"/>
          <table:table-cell table:formula="of:=([.B98]-[.B97])/10" office:value-type="float" office:value="450">
            <text:p>450</text:p>
          </table:table-cell>
          <table:table-cell table:formula="of:=([.C98]-[.C97])/10" office:value-type="float" office:value="460">
            <text:p>460</text:p>
          </table:table-cell>
          <table:table-cell table:formula="of:=([.D98]-[.D97])/10" office:value-type="float" office:value="342">
            <text:p>342</text:p>
          </table:table-cell>
          <table:table-cell/>
          <table:table-cell table:formula="of:=SUM([.I98:.L98])" office:value-type="float" office:value="1252">
            <text:p>1252</text:p>
          </table:table-cell>
        </table:table-row>
        <table:table-row table:style-name="ro1">
          <table:table-cell office:value-type="string">
            <text:p>11:16:47,504</text:p>
          </table:table-cell>
          <table:table-cell office:value-type="float" office:value="426205">
            <text:p>426205</text:p>
          </table:table-cell>
          <table:table-cell office:value-type="float" office:value="254175">
            <text:p>254175</text:p>
          </table:table-cell>
          <table:table-cell office:value-type="float" office:value="65070">
            <text:p>65070</text:p>
          </table:table-cell>
          <table:table-cell table:number-columns-repeated="4"/>
          <table:table-cell table:formula="of:=([.B99]-[.B98])/10" office:value-type="float" office:value="435">
            <text:p>435</text:p>
          </table:table-cell>
          <table:table-cell table:formula="of:=([.C99]-[.C98])/10" office:value-type="float" office:value="465">
            <text:p>465</text:p>
          </table:table-cell>
          <table:table-cell table:formula="of:=([.D99]-[.D98])/10" office:value-type="float" office:value="334">
            <text:p>334</text:p>
          </table:table-cell>
          <table:table-cell/>
          <table:table-cell table:formula="of:=SUM([.I99:.L99])" office:value-type="float" office:value="1234">
            <text:p>1234</text:p>
          </table:table-cell>
        </table:table-row>
        <table:table-row table:style-name="ro1">
          <table:table-cell office:value-type="string">
            <text:p>11:16:57,503</text:p>
          </table:table-cell>
          <table:table-cell office:value-type="float" office:value="430865">
            <text:p>430865</text:p>
          </table:table-cell>
          <table:table-cell office:value-type="float" office:value="259125">
            <text:p>259125</text:p>
          </table:table-cell>
          <table:table-cell office:value-type="float" office:value="68030">
            <text:p>68030</text:p>
          </table:table-cell>
          <table:table-cell table:number-columns-repeated="4"/>
          <table:table-cell table:formula="of:=([.B100]-[.B99])/10" office:value-type="float" office:value="466">
            <text:p>466</text:p>
          </table:table-cell>
          <table:table-cell table:formula="of:=([.C100]-[.C99])/10" office:value-type="float" office:value="495">
            <text:p>495</text:p>
          </table:table-cell>
          <table:table-cell table:formula="of:=([.D100]-[.D99])/10" office:value-type="float" office:value="296">
            <text:p>296</text:p>
          </table:table-cell>
          <table:table-cell/>
          <table:table-cell table:formula="of:=SUM([.I100:.L100])" office:value-type="float" office:value="1257">
            <text:p>1257</text:p>
          </table:table-cell>
        </table:table-row>
        <table:table-row table:style-name="ro1">
          <table:table-cell office:value-type="string">
            <text:p>11:17:7,503</text:p>
          </table:table-cell>
          <table:table-cell office:value-type="float" office:value="435765">
            <text:p>435765</text:p>
          </table:table-cell>
          <table:table-cell office:value-type="float" office:value="263975">
            <text:p>263975</text:p>
          </table:table-cell>
          <table:table-cell office:value-type="float" office:value="70890">
            <text:p>70890</text:p>
          </table:table-cell>
          <table:table-cell table:number-columns-repeated="4"/>
          <table:table-cell table:formula="of:=([.B101]-[.B100])/10" office:value-type="float" office:value="490">
            <text:p>490</text:p>
          </table:table-cell>
          <table:table-cell table:formula="of:=([.C101]-[.C100])/10" office:value-type="float" office:value="485">
            <text:p>485</text:p>
          </table:table-cell>
          <table:table-cell table:formula="of:=([.D101]-[.D100])/10" office:value-type="float" office:value="286">
            <text:p>286</text:p>
          </table:table-cell>
          <table:table-cell/>
          <table:table-cell table:formula="of:=SUM([.I101:.L101])" office:value-type="float" office:value="1261">
            <text:p>1261</text:p>
          </table:table-cell>
        </table:table-row>
        <table:table-row table:style-name="ro1">
          <table:table-cell office:value-type="string">
            <text:p>11:17:17,503</text:p>
          </table:table-cell>
          <table:table-cell office:value-type="float" office:value="440735">
            <text:p>440735</text:p>
          </table:table-cell>
          <table:table-cell office:value-type="float" office:value="268965">
            <text:p>268965</text:p>
          </table:table-cell>
          <table:table-cell office:value-type="float" office:value="73560">
            <text:p>73560</text:p>
          </table:table-cell>
          <table:table-cell table:number-columns-repeated="3"/>
          <table:table-cell office:value-type="float" office:value="1000">
            <text:p>1000</text:p>
          </table:table-cell>
          <table:table-cell table:formula="of:=([.B102]-[.B101])/10" office:value-type="float" office:value="497">
            <text:p>497</text:p>
          </table:table-cell>
          <table:table-cell table:formula="of:=([.C102]-[.C101])/10" office:value-type="float" office:value="499">
            <text:p>499</text:p>
          </table:table-cell>
          <table:table-cell table:formula="of:=([.D102]-[.D101])/10" office:value-type="float" office:value="267">
            <text:p>267</text:p>
          </table:table-cell>
          <table:table-cell/>
          <table:table-cell table:formula="of:=SUM([.I102:.L102])" office:value-type="float" office:value="1263">
            <text:p>1263</text:p>
          </table:table-cell>
        </table:table-row>
        <table:table-row table:style-name="ro1">
          <table:table-cell office:value-type="string">
            <text:p>11:17:27,503</text:p>
          </table:table-cell>
          <table:table-cell office:value-type="float" office:value="446255">
            <text:p>446255</text:p>
          </table:table-cell>
          <table:table-cell office:value-type="float" office:value="274505">
            <text:p>274505</text:p>
          </table:table-cell>
          <table:table-cell office:value-type="float" office:value="75540">
            <text:p>75540</text:p>
          </table:table-cell>
          <table:table-cell table:number-columns-repeated="4"/>
          <table:table-cell table:formula="of:=([.B103]-[.B102])/10" office:value-type="float" office:value="552">
            <text:p>552</text:p>
          </table:table-cell>
          <table:table-cell table:formula="of:=([.C103]-[.C102])/10" office:value-type="float" office:value="554">
            <text:p>554</text:p>
          </table:table-cell>
          <table:table-cell table:formula="of:=([.D103]-[.D102])/10" office:value-type="float" office:value="198">
            <text:p>198</text:p>
          </table:table-cell>
          <table:table-cell/>
          <table:table-cell table:formula="of:=SUM([.I103:.L103])" office:value-type="float" office:value="1304">
            <text:p>1304</text:p>
          </table:table-cell>
        </table:table-row>
        <table:table-row table:style-name="ro1">
          <table:table-cell office:value-type="string">
            <text:p>11:17:37,503</text:p>
          </table:table-cell>
          <table:table-cell office:value-type="float" office:value="451915">
            <text:p>451915</text:p>
          </table:table-cell>
          <table:table-cell office:value-type="float" office:value="280125">
            <text:p>280125</text:p>
          </table:table-cell>
          <table:table-cell office:value-type="float" office:value="76860">
            <text:p>76860</text:p>
          </table:table-cell>
          <table:table-cell table:number-columns-repeated="4"/>
          <table:table-cell table:formula="of:=([.B104]-[.B103])/10" office:value-type="float" office:value="566">
            <text:p>566</text:p>
          </table:table-cell>
          <table:table-cell table:formula="of:=([.C104]-[.C103])/10" office:value-type="float" office:value="562">
            <text:p>562</text:p>
          </table:table-cell>
          <table:table-cell table:formula="of:=([.D104]-[.D103])/10" office:value-type="float" office:value="132">
            <text:p>132</text:p>
          </table:table-cell>
          <table:table-cell/>
          <table:table-cell table:formula="of:=SUM([.I104:.L104])" office:value-type="float" office:value="1260">
            <text:p>1260</text:p>
          </table:table-cell>
        </table:table-row>
        <table:table-row table:style-name="ro1">
          <table:table-cell office:value-type="string">
            <text:p>11:17:47,503</text:p>
          </table:table-cell>
          <table:table-cell office:value-type="float" office:value="457505">
            <text:p>457505</text:p>
          </table:table-cell>
          <table:table-cell office:value-type="float" office:value="285435">
            <text:p>285435</text:p>
          </table:table-cell>
          <table:table-cell office:value-type="float" office:value="77530">
            <text:p>77530</text:p>
          </table:table-cell>
          <table:table-cell table:number-columns-repeated="4"/>
          <table:table-cell table:formula="of:=([.B105]-[.B104])/10" office:value-type="float" office:value="559">
            <text:p>559</text:p>
          </table:table-cell>
          <table:table-cell table:formula="of:=([.C105]-[.C104])/10" office:value-type="float" office:value="531">
            <text:p>531</text:p>
          </table:table-cell>
          <table:table-cell table:formula="of:=([.D105]-[.D104])/10" office:value-type="float" office:value="67">
            <text:p>67</text:p>
          </table:table-cell>
          <table:table-cell/>
          <table:table-cell table:formula="of:=SUM([.I105:.L105])" office:value-type="float" office:value="1157">
            <text:p>1157</text:p>
          </table:table-cell>
        </table:table-row>
        <table:table-row table:style-name="ro1">
          <table:table-cell office:value-type="string">
            <text:p>11:17:57,504</text:p>
          </table:table-cell>
          <table:table-cell office:value-type="float" office:value="462785">
            <text:p>462785</text:p>
          </table:table-cell>
          <table:table-cell office:value-type="float" office:value="289725">
            <text:p>289725</text:p>
          </table:table-cell>
          <table:table-cell office:value-type="float" office:value="80680">
            <text:p>80680</text:p>
          </table:table-cell>
          <table:table-cell table:number-columns-repeated="4"/>
          <table:table-cell table:formula="of:=([.B106]-[.B105])/10" office:value-type="float" office:value="528">
            <text:p>528</text:p>
          </table:table-cell>
          <table:table-cell table:formula="of:=([.C106]-[.C105])/10" office:value-type="float" office:value="429">
            <text:p>429</text:p>
          </table:table-cell>
          <table:table-cell table:formula="of:=([.D106]-[.D105])/10" office:value-type="float" office:value="315">
            <text:p>315</text:p>
          </table:table-cell>
          <table:table-cell/>
          <table:table-cell table:formula="of:=SUM([.I106:.L106])" office:value-type="float" office:value="1272">
            <text:p>1272</text:p>
          </table:table-cell>
        </table:table-row>
        <table:table-row table:style-name="ro1">
          <table:table-cell office:value-type="string">
            <text:p>11:18:7,503</text:p>
          </table:table-cell>
          <table:table-cell office:value-type="float" office:value="467915">
            <text:p>467915</text:p>
          </table:table-cell>
          <table:table-cell office:value-type="float" office:value="294295">
            <text:p>294295</text:p>
          </table:table-cell>
          <table:table-cell office:value-type="float" office:value="83380">
            <text:p>83380</text:p>
          </table:table-cell>
          <table:table-cell table:number-columns-repeated="4"/>
          <table:table-cell table:formula="of:=([.B107]-[.B106])/10" office:value-type="float" office:value="513">
            <text:p>513</text:p>
          </table:table-cell>
          <table:table-cell table:formula="of:=([.C107]-[.C106])/10" office:value-type="float" office:value="457">
            <text:p>457</text:p>
          </table:table-cell>
          <table:table-cell table:formula="of:=([.D107]-[.D106])/10" office:value-type="float" office:value="270">
            <text:p>270</text:p>
          </table:table-cell>
          <table:table-cell/>
          <table:table-cell table:formula="of:=SUM([.I107:.L107])" office:value-type="float" office:value="1240">
            <text:p>1240</text:p>
          </table:table-cell>
        </table:table-row>
        <table:table-row table:style-name="ro1">
          <table:table-cell office:value-type="string">
            <text:p>11:18:17,504</text:p>
          </table:table-cell>
          <table:table-cell office:value-type="float" office:value="472425">
            <text:p>472425</text:p>
          </table:table-cell>
          <table:table-cell office:value-type="float" office:value="299365">
            <text:p>299365</text:p>
          </table:table-cell>
          <table:table-cell office:value-type="float" office:value="86290">
            <text:p>86290</text:p>
          </table:table-cell>
          <table:table-cell table:number-columns-repeated="4"/>
          <table:table-cell table:formula="of:=([.B108]-[.B107])/10" office:value-type="float" office:value="451">
            <text:p>451</text:p>
          </table:table-cell>
          <table:table-cell table:formula="of:=([.C108]-[.C107])/10" office:value-type="float" office:value="507">
            <text:p>507</text:p>
          </table:table-cell>
          <table:table-cell table:formula="of:=([.D108]-[.D107])/10" office:value-type="float" office:value="291">
            <text:p>291</text:p>
          </table:table-cell>
          <table:table-cell/>
          <table:table-cell table:formula="of:=SUM([.I108:.L108])" office:value-type="float" office:value="1249">
            <text:p>1249</text:p>
          </table:table-cell>
        </table:table-row>
        <table:table-row table:style-name="ro1">
          <table:table-cell office:value-type="string">
            <text:p>11:18:27,503</text:p>
          </table:table-cell>
          <table:table-cell office:value-type="float" office:value="477425">
            <text:p>477425</text:p>
          </table:table-cell>
          <table:table-cell office:value-type="float" office:value="304395">
            <text:p>304395</text:p>
          </table:table-cell>
          <table:table-cell office:value-type="float" office:value="89060">
            <text:p>89060</text:p>
          </table:table-cell>
          <table:table-cell table:number-columns-repeated="4"/>
          <table:table-cell table:formula="of:=([.B109]-[.B108])/10" office:value-type="float" office:value="500">
            <text:p>500</text:p>
          </table:table-cell>
          <table:table-cell table:formula="of:=([.C109]-[.C108])/10" office:value-type="float" office:value="503">
            <text:p>503</text:p>
          </table:table-cell>
          <table:table-cell table:formula="of:=([.D109]-[.D108])/10" office:value-type="float" office:value="277">
            <text:p>277</text:p>
          </table:table-cell>
          <table:table-cell/>
          <table:table-cell table:formula="of:=SUM([.I109:.L109])" office:value-type="float" office:value="1280">
            <text:p>1280</text:p>
          </table:table-cell>
        </table:table-row>
        <table:table-row table:style-name="ro1">
          <table:table-cell office:value-type="string">
            <text:p>11:18:37,504</text:p>
          </table:table-cell>
          <table:table-cell office:value-type="float" office:value="481925">
            <text:p>481925</text:p>
          </table:table-cell>
          <table:table-cell office:value-type="float" office:value="309165">
            <text:p>309165</text:p>
          </table:table-cell>
          <table:table-cell office:value-type="float" office:value="91980">
            <text:p>91980</text:p>
          </table:table-cell>
          <table:table-cell table:number-columns-repeated="4"/>
          <table:table-cell table:formula="of:=([.B110]-[.B109])/10" office:value-type="float" office:value="450">
            <text:p>450</text:p>
          </table:table-cell>
          <table:table-cell table:formula="of:=([.C110]-[.C109])/10" office:value-type="float" office:value="477">
            <text:p>477</text:p>
          </table:table-cell>
          <table:table-cell table:formula="of:=([.D110]-[.D109])/10" office:value-type="float" office:value="292">
            <text:p>292</text:p>
          </table:table-cell>
          <table:table-cell/>
          <table:table-cell table:formula="of:=SUM([.I110:.L110])" office:value-type="float" office:value="1219">
            <text:p>1219</text:p>
          </table:table-cell>
        </table:table-row>
        <table:table-row table:style-name="ro1">
          <table:table-cell office:value-type="string">
            <text:p>11:18:47,503</text:p>
          </table:table-cell>
          <table:table-cell office:value-type="float" office:value="486965">
            <text:p>486965</text:p>
          </table:table-cell>
          <table:table-cell office:value-type="float" office:value="314204">
            <text:p>314204</text:p>
          </table:table-cell>
          <table:table-cell office:value-type="float" office:value="94540">
            <text:p>94540</text:p>
          </table:table-cell>
          <table:table-cell table:number-columns-repeated="4"/>
          <table:table-cell table:formula="of:=([.B111]-[.B110])/10" office:value-type="float" office:value="504">
            <text:p>504</text:p>
          </table:table-cell>
          <table:table-cell table:formula="of:=([.C111]-[.C110])/10" office:value-type="float" office:value="503.9">
            <text:p>503.9</text:p>
          </table:table-cell>
          <table:table-cell table:formula="of:=([.D111]-[.D110])/10" office:value-type="float" office:value="256">
            <text:p>256</text:p>
          </table:table-cell>
          <table:table-cell/>
          <table:table-cell table:formula="of:=SUM([.I111:.L111])" office:value-type="float" office:value="1263.9">
            <text:p>1263.9</text:p>
          </table:table-cell>
        </table:table-row>
        <table:table-row table:style-name="ro1">
          <table:table-cell office:value-type="string">
            <text:p>11:18:57,504</text:p>
          </table:table-cell>
          <table:table-cell office:value-type="float" office:value="492165">
            <text:p>492165</text:p>
          </table:table-cell>
          <table:table-cell office:value-type="float" office:value="318945">
            <text:p>318945</text:p>
          </table:table-cell>
          <table:table-cell office:value-type="float" office:value="97110">
            <text:p>97110</text:p>
          </table:table-cell>
          <table:table-cell table:number-columns-repeated="3"/>
          <table:table-cell office:value-type="float" office:value="1100">
            <text:p>1100</text:p>
          </table:table-cell>
          <table:table-cell table:formula="of:=([.B112]-[.B111])/10" office:value-type="float" office:value="520">
            <text:p>520</text:p>
          </table:table-cell>
          <table:table-cell table:formula="of:=([.C112]-[.C111])/10" office:value-type="float" office:value="474.1">
            <text:p>474.1</text:p>
          </table:table-cell>
          <table:table-cell table:formula="of:=([.D112]-[.D111])/10" office:value-type="float" office:value="257">
            <text:p>257</text:p>
          </table:table-cell>
          <table:table-cell/>
          <table:table-cell table:formula="of:=SUM([.I112:.L112])" office:value-type="float" office:value="1251.1">
            <text:p>1251.1</text:p>
          </table:table-cell>
        </table:table-row>
        <table:table-row table:style-name="ro1">
          <table:table-cell office:value-type="string">
            <text:p>11:19:7,503</text:p>
          </table:table-cell>
          <table:table-cell office:value-type="float" office:value="497140">
            <text:p>497140</text:p>
          </table:table-cell>
          <table:table-cell office:value-type="float" office:value="323815">
            <text:p>323815</text:p>
          </table:table-cell>
          <table:table-cell office:value-type="float" office:value="99730">
            <text:p>99730</text:p>
          </table:table-cell>
          <table:table-cell table:number-columns-repeated="4"/>
          <table:table-cell table:formula="of:=([.B113]-[.B112])/10" office:value-type="float" office:value="497.5">
            <text:p>497.5</text:p>
          </table:table-cell>
          <table:table-cell table:formula="of:=([.C113]-[.C112])/10" office:value-type="float" office:value="487">
            <text:p>487</text:p>
          </table:table-cell>
          <table:table-cell table:formula="of:=([.D113]-[.D112])/10" office:value-type="float" office:value="262">
            <text:p>262</text:p>
          </table:table-cell>
          <table:table-cell/>
          <table:table-cell table:formula="of:=SUM([.I113:.L113])" office:value-type="float" office:value="1246.5">
            <text:p>1246.5</text:p>
          </table:table-cell>
        </table:table-row>
        <table:table-row table:style-name="ro1">
          <table:table-cell office:value-type="string">
            <text:p>11:19:17,503</text:p>
          </table:table-cell>
          <table:table-cell office:value-type="float" office:value="501955">
            <text:p>501955</text:p>
          </table:table-cell>
          <table:table-cell office:value-type="float" office:value="328685">
            <text:p>328685</text:p>
          </table:table-cell>
          <table:table-cell office:value-type="float" office:value="102280">
            <text:p>102280</text:p>
          </table:table-cell>
          <table:table-cell table:number-columns-repeated="4"/>
          <table:table-cell table:formula="of:=([.B114]-[.B113])/10" office:value-type="float" office:value="481.5">
            <text:p>481.5</text:p>
          </table:table-cell>
          <table:table-cell table:formula="of:=([.C114]-[.C113])/10" office:value-type="float" office:value="487">
            <text:p>487</text:p>
          </table:table-cell>
          <table:table-cell table:formula="of:=([.D114]-[.D113])/10" office:value-type="float" office:value="255">
            <text:p>255</text:p>
          </table:table-cell>
          <table:table-cell/>
          <table:table-cell table:formula="of:=SUM([.I114:.L114])" office:value-type="float" office:value="1223.5">
            <text:p>1223.5</text:p>
          </table:table-cell>
        </table:table-row>
        <table:table-row table:style-name="ro1">
          <table:table-cell office:value-type="string">
            <text:p>11:19:27,504</text:p>
          </table:table-cell>
          <table:table-cell office:value-type="float" office:value="506650">
            <text:p>506650</text:p>
          </table:table-cell>
          <table:table-cell office:value-type="float" office:value="333605">
            <text:p>333605</text:p>
          </table:table-cell>
          <table:table-cell office:value-type="float" office:value="104750">
            <text:p>104750</text:p>
          </table:table-cell>
          <table:table-cell table:number-columns-repeated="4"/>
          <table:table-cell table:formula="of:=([.B115]-[.B114])/10" office:value-type="float" office:value="469.5">
            <text:p>469.5</text:p>
          </table:table-cell>
          <table:table-cell table:formula="of:=([.C115]-[.C114])/10" office:value-type="float" office:value="492">
            <text:p>492</text:p>
          </table:table-cell>
          <table:table-cell table:formula="of:=([.D115]-[.D114])/10" office:value-type="float" office:value="247">
            <text:p>247</text:p>
          </table:table-cell>
          <table:table-cell/>
          <table:table-cell table:formula="of:=SUM([.I115:.L115])" office:value-type="float" office:value="1208.5">
            <text:p>1208.5</text:p>
          </table:table-cell>
        </table:table-row>
        <table:table-row table:style-name="ro1">
          <table:table-cell office:value-type="string">
            <text:p>11:19:37,503</text:p>
          </table:table-cell>
          <table:table-cell office:value-type="float" office:value="511465">
            <text:p>511465</text:p>
          </table:table-cell>
          <table:table-cell office:value-type="float" office:value="338015">
            <text:p>338015</text:p>
          </table:table-cell>
          <table:table-cell office:value-type="float" office:value="107120">
            <text:p>107120</text:p>
          </table:table-cell>
          <table:table-cell table:number-columns-repeated="4"/>
          <table:table-cell table:formula="of:=([.B116]-[.B115])/10" office:value-type="float" office:value="481.5">
            <text:p>481.5</text:p>
          </table:table-cell>
          <table:table-cell table:formula="of:=([.C116]-[.C115])/10" office:value-type="float" office:value="441">
            <text:p>441</text:p>
          </table:table-cell>
          <table:table-cell table:formula="of:=([.D116]-[.D115])/10" office:value-type="float" office:value="237">
            <text:p>237</text:p>
          </table:table-cell>
          <table:table-cell/>
          <table:table-cell table:formula="of:=SUM([.I116:.L116])" office:value-type="float" office:value="1159.5">
            <text:p>1159.5</text:p>
          </table:table-cell>
        </table:table-row>
        <table:table-row table:style-name="ro1">
          <table:table-cell office:value-type="string">
            <text:p>11:19:47,504</text:p>
          </table:table-cell>
          <table:table-cell office:value-type="float" office:value="516340">
            <text:p>516340</text:p>
          </table:table-cell>
          <table:table-cell office:value-type="float" office:value="342525">
            <text:p>342525</text:p>
          </table:table-cell>
          <table:table-cell office:value-type="float" office:value="109400">
            <text:p>109400</text:p>
          </table:table-cell>
          <table:table-cell table:number-columns-repeated="4"/>
          <table:table-cell table:formula="of:=([.B117]-[.B116])/10" office:value-type="float" office:value="487.5">
            <text:p>487.5</text:p>
          </table:table-cell>
          <table:table-cell table:formula="of:=([.C117]-[.C116])/10" office:value-type="float" office:value="451">
            <text:p>451</text:p>
          </table:table-cell>
          <table:table-cell table:formula="of:=([.D117]-[.D116])/10" office:value-type="float" office:value="228">
            <text:p>228</text:p>
          </table:table-cell>
          <table:table-cell/>
          <table:table-cell table:formula="of:=SUM([.I117:.L117])" office:value-type="float" office:value="1166.5">
            <text:p>1166.5</text:p>
          </table:table-cell>
        </table:table-row>
        <table:table-row table:style-name="ro1">
          <table:table-cell office:value-type="string">
            <text:p>11:19:57,503</text:p>
          </table:table-cell>
          <table:table-cell office:value-type="float" office:value="521195">
            <text:p>521195</text:p>
          </table:table-cell>
          <table:table-cell office:value-type="float" office:value="346670">
            <text:p>346670</text:p>
          </table:table-cell>
          <table:table-cell office:value-type="float" office:value="111500">
            <text:p>111500</text:p>
          </table:table-cell>
          <table:table-cell table:number-columns-repeated="4"/>
          <table:table-cell table:formula="of:=([.B118]-[.B117])/10" office:value-type="float" office:value="485.5">
            <text:p>485.5</text:p>
          </table:table-cell>
          <table:table-cell table:formula="of:=([.C118]-[.C117])/10" office:value-type="float" office:value="414.5">
            <text:p>414.5</text:p>
          </table:table-cell>
          <table:table-cell table:formula="of:=([.D118]-[.D117])/10" office:value-type="float" office:value="210">
            <text:p>210</text:p>
          </table:table-cell>
          <table:table-cell/>
          <table:table-cell table:formula="of:=SUM([.I118:.L118])" office:value-type="float" office:value="1110">
            <text:p>1110</text:p>
          </table:table-cell>
        </table:table-row>
        <table:table-row table:style-name="ro1">
          <table:table-cell office:value-type="string">
            <text:p>11:20:7,503</text:p>
          </table:table-cell>
          <table:table-cell office:value-type="float" office:value="526255">
            <text:p>526255</text:p>
          </table:table-cell>
          <table:table-cell office:value-type="float" office:value="350955">
            <text:p>350955</text:p>
          </table:table-cell>
          <table:table-cell office:value-type="float" office:value="113275">
            <text:p>113275</text:p>
          </table:table-cell>
          <table:table-cell table:number-columns-repeated="4"/>
          <table:table-cell table:formula="of:=([.B119]-[.B118])/10" office:value-type="float" office:value="506">
            <text:p>506</text:p>
          </table:table-cell>
          <table:table-cell table:formula="of:=([.C119]-[.C118])/10" office:value-type="float" office:value="428.5">
            <text:p>428.5</text:p>
          </table:table-cell>
          <table:table-cell table:formula="of:=([.D119]-[.D118])/10" office:value-type="float" office:value="177.5">
            <text:p>177.5</text:p>
          </table:table-cell>
          <table:table-cell/>
          <table:table-cell table:formula="of:=SUM([.I119:.L119])" office:value-type="float" office:value="1112">
            <text:p>1112</text:p>
          </table:table-cell>
        </table:table-row>
        <table:table-row table:style-name="ro1">
          <table:table-cell office:value-type="string">
            <text:p>11:20:17,503</text:p>
          </table:table-cell>
          <table:table-cell office:value-type="float" office:value="531485">
            <text:p>531485</text:p>
          </table:table-cell>
          <table:table-cell office:value-type="float" office:value="355190">
            <text:p>355190</text:p>
          </table:table-cell>
          <table:table-cell office:value-type="float" office:value="114575">
            <text:p>114575</text:p>
          </table:table-cell>
          <table:table-cell table:number-columns-repeated="4"/>
          <table:table-cell table:formula="of:=([.B120]-[.B119])/10" office:value-type="float" office:value="523">
            <text:p>523</text:p>
          </table:table-cell>
          <table:table-cell table:formula="of:=([.C120]-[.C119])/10" office:value-type="float" office:value="423.5">
            <text:p>423.5</text:p>
          </table:table-cell>
          <table:table-cell table:formula="of:=([.D120]-[.D119])/10" office:value-type="float" office:value="130">
            <text:p>130</text:p>
          </table:table-cell>
          <table:table-cell/>
          <table:table-cell table:formula="of:=SUM([.I120:.L120])" office:value-type="float" office:value="1076.5">
            <text:p>1076.5</text:p>
          </table:table-cell>
        </table:table-row>
        <table:table-row table:style-name="ro1">
          <table:table-cell office:value-type="string">
            <text:p>11:20:27,503</text:p>
          </table:table-cell>
          <table:table-cell office:value-type="float" office:value="536485">
            <text:p>536485</text:p>
          </table:table-cell>
          <table:table-cell office:value-type="float" office:value="359760">
            <text:p>359760</text:p>
          </table:table-cell>
          <table:table-cell office:value-type="float" office:value="115495">
            <text:p>115495</text:p>
          </table:table-cell>
          <table:table-cell table:number-columns-repeated="4"/>
          <table:table-cell table:formula="of:=([.B121]-[.B120])/10" office:value-type="float" office:value="500">
            <text:p>500</text:p>
          </table:table-cell>
          <table:table-cell table:formula="of:=([.C121]-[.C120])/10" office:value-type="float" office:value="457">
            <text:p>457</text:p>
          </table:table-cell>
          <table:table-cell table:formula="of:=([.D121]-[.D120])/10" office:value-type="float" office:value="92">
            <text:p>92</text:p>
          </table:table-cell>
          <table:table-cell/>
          <table:table-cell table:formula="of:=SUM([.I121:.L121])" office:value-type="float" office:value="1049">
            <text:p>1049</text:p>
          </table:table-cell>
        </table:table-row>
        <table:table-row table:style-name="ro1">
          <table:table-cell office:value-type="string">
            <text:p>11:20:37,504</text:p>
          </table:table-cell>
          <table:table-cell office:value-type="float" office:value="541485">
            <text:p>541485</text:p>
          </table:table-cell>
          <table:table-cell office:value-type="float" office:value="364530">
            <text:p>364530</text:p>
          </table:table-cell>
          <table:table-cell office:value-type="float" office:value="116025">
            <text:p>116025</text:p>
          </table:table-cell>
          <table:table-cell table:number-columns-repeated="3"/>
          <table:table-cell office:value-type="float" office:value="1200">
            <text:p>1200</text:p>
          </table:table-cell>
          <table:table-cell table:formula="of:=([.B122]-[.B121])/10" office:value-type="float" office:value="500">
            <text:p>500</text:p>
          </table:table-cell>
          <table:table-cell table:formula="of:=([.C122]-[.C121])/10" office:value-type="float" office:value="477">
            <text:p>477</text:p>
          </table:table-cell>
          <table:table-cell table:formula="of:=([.D122]-[.D121])/10" office:value-type="float" office:value="53">
            <text:p>53</text:p>
          </table:table-cell>
          <table:table-cell/>
          <table:table-cell table:formula="of:=SUM([.I122:.L122])" office:value-type="float" office:value="1030">
            <text:p>1030</text:p>
          </table:table-cell>
        </table:table-row>
        <table:table-row table:style-name="ro1">
          <table:table-cell office:value-type="string">
            <text:p>11:20:47,503</text:p>
          </table:table-cell>
          <table:table-cell office:value-type="float" office:value="546570">
            <text:p>546570</text:p>
          </table:table-cell>
          <table:table-cell office:value-type="float" office:value="369105">
            <text:p>369105</text:p>
          </table:table-cell>
          <table:table-cell office:value-type="float" office:value="116230">
            <text:p>116230</text:p>
          </table:table-cell>
          <table:table-cell table:number-columns-repeated="4"/>
          <table:table-cell table:formula="of:=([.B123]-[.B122])/10" office:value-type="float" office:value="508.5">
            <text:p>508.5</text:p>
          </table:table-cell>
          <table:table-cell table:formula="of:=([.C123]-[.C122])/10" office:value-type="float" office:value="457.5">
            <text:p>457.5</text:p>
          </table:table-cell>
          <table:table-cell table:formula="of:=([.D123]-[.D122])/10" office:value-type="float" office:value="20.5">
            <text:p>20.5</text:p>
          </table:table-cell>
          <table:table-cell/>
          <table:table-cell table:formula="of:=SUM([.I123:.L123])" office:value-type="float" office:value="986.5">
            <text:p>986.5</text:p>
          </table:table-cell>
        </table:table-row>
        <table:table-row table:style-name="ro1">
          <table:table-cell office:value-type="string">
            <text:p>11:20:57,503</text:p>
          </table:table-cell>
          <table:table-cell office:value-type="float" office:value="551510">
            <text:p>551510</text:p>
          </table:table-cell>
          <table:table-cell office:value-type="float" office:value="374210">
            <text:p>374210</text:p>
          </table:table-cell>
          <table:table-cell table:number-columns-repeated="5"/>
          <table:table-cell table:formula="of:=([.B124]-[.B123])/10" office:value-type="float" office:value="494">
            <text:p>494</text:p>
          </table:table-cell>
          <table:table-cell table:formula="of:=([.C124]-[.C123])/10" office:value-type="float" office:value="510.5">
            <text:p>510.5</text:p>
          </table:table-cell>
          <table:table-cell office:value-type="float" office:value="0">
            <text:p>0</text:p>
          </table:table-cell>
          <table:table-cell/>
          <table:table-cell table:formula="of:=SUM([.I124:.L124])" office:value-type="float" office:value="1004.5">
            <text:p>1004.5</text:p>
          </table:table-cell>
        </table:table-row>
        <table:table-row table:style-name="ro1">
          <table:table-cell office:value-type="string">
            <text:p>11:21:7,503</text:p>
          </table:table-cell>
          <table:table-cell office:value-type="float" office:value="556690">
            <text:p>556690</text:p>
          </table:table-cell>
          <table:table-cell office:value-type="float" office:value="378295">
            <text:p>378295</text:p>
          </table:table-cell>
          <table:table-cell table:number-columns-repeated="5"/>
          <table:table-cell table:formula="of:=([.B125]-[.B124])/10" office:value-type="float" office:value="518">
            <text:p>518</text:p>
          </table:table-cell>
          <table:table-cell table:formula="of:=([.C125]-[.C124])/10" office:value-type="float" office:value="408.5">
            <text:p>408.5</text:p>
          </table:table-cell>
          <table:table-cell table:number-columns-repeated="2"/>
          <table:table-cell table:formula="of:=SUM([.I125:.L125])" office:value-type="float" office:value="926.5">
            <text:p>926.5</text:p>
          </table:table-cell>
        </table:table-row>
        <table:table-row table:style-name="ro1">
          <table:table-cell office:value-type="string">
            <text:p>11:21:17,503</text:p>
          </table:table-cell>
          <table:table-cell office:value-type="float" office:value="561400">
            <text:p>561400</text:p>
          </table:table-cell>
          <table:table-cell office:value-type="float" office:value="382940">
            <text:p>382940</text:p>
          </table:table-cell>
          <table:table-cell table:number-columns-repeated="5"/>
          <table:table-cell table:formula="of:=([.B126]-[.B125])/10" office:value-type="float" office:value="471">
            <text:p>471</text:p>
          </table:table-cell>
          <table:table-cell table:formula="of:=([.C126]-[.C125])/10" office:value-type="float" office:value="464.5">
            <text:p>464.5</text:p>
          </table:table-cell>
          <table:table-cell table:number-columns-repeated="2"/>
          <table:table-cell table:formula="of:=SUM([.I126:.L126])" office:value-type="float" office:value="935.5">
            <text:p>935.5</text:p>
          </table:table-cell>
        </table:table-row>
        <table:table-row table:style-name="ro1">
          <table:table-cell office:value-type="string">
            <text:p>11:21:27,503</text:p>
          </table:table-cell>
          <table:table-cell office:value-type="float" office:value="566040">
            <text:p>566040</text:p>
          </table:table-cell>
          <table:table-cell office:value-type="float" office:value="387390">
            <text:p>387390</text:p>
          </table:table-cell>
          <table:table-cell table:number-columns-repeated="5"/>
          <table:table-cell table:formula="of:=([.B127]-[.B126])/10" office:value-type="float" office:value="464">
            <text:p>464</text:p>
          </table:table-cell>
          <table:table-cell table:formula="of:=([.C127]-[.C126])/10" office:value-type="float" office:value="445">
            <text:p>445</text:p>
          </table:table-cell>
          <table:table-cell table:number-columns-repeated="2"/>
          <table:table-cell table:formula="of:=SUM([.I127:.L127])" office:value-type="float" office:value="909">
            <text:p>909</text:p>
          </table:table-cell>
        </table:table-row>
        <table:table-row table:style-name="ro1">
          <table:table-cell office:value-type="string">
            <text:p>11:21:37,503</text:p>
          </table:table-cell>
          <table:table-cell office:value-type="float" office:value="570560">
            <text:p>570560</text:p>
          </table:table-cell>
          <table:table-cell office:value-type="float" office:value="391370">
            <text:p>391370</text:p>
          </table:table-cell>
          <table:table-cell table:number-columns-repeated="5"/>
          <table:table-cell table:formula="of:=([.B128]-[.B127])/10" office:value-type="float" office:value="452">
            <text:p>452</text:p>
          </table:table-cell>
          <table:table-cell table:formula="of:=([.C128]-[.C127])/10" office:value-type="float" office:value="398">
            <text:p>398</text:p>
          </table:table-cell>
          <table:table-cell table:number-columns-repeated="2"/>
          <table:table-cell table:formula="of:=SUM([.I128:.L128])" office:value-type="float" office:value="850">
            <text:p>850</text:p>
          </table:table-cell>
        </table:table-row>
        <table:table-row table:style-name="ro1">
          <table:table-cell office:value-type="string">
            <text:p>11:21:47,503</text:p>
          </table:table-cell>
          <table:table-cell office:value-type="float" office:value="575070">
            <text:p>575070</text:p>
          </table:table-cell>
          <table:table-cell office:value-type="float" office:value="395260">
            <text:p>395260</text:p>
          </table:table-cell>
          <table:table-cell table:number-columns-repeated="5"/>
          <table:table-cell table:formula="of:=([.B129]-[.B128])/10" office:value-type="float" office:value="451">
            <text:p>451</text:p>
          </table:table-cell>
          <table:table-cell table:formula="of:=([.C129]-[.C128])/10" office:value-type="float" office:value="389">
            <text:p>389</text:p>
          </table:table-cell>
          <table:table-cell table:number-columns-repeated="2"/>
          <table:table-cell table:formula="of:=SUM([.I129:.L129])" office:value-type="float" office:value="840">
            <text:p>840</text:p>
          </table:table-cell>
        </table:table-row>
        <table:table-row table:style-name="ro1">
          <table:table-cell office:value-type="string">
            <text:p>11:21:57,503</text:p>
          </table:table-cell>
          <table:table-cell office:value-type="float" office:value="580070">
            <text:p>580070</text:p>
          </table:table-cell>
          <table:table-cell office:value-type="float" office:value="398560">
            <text:p>398560</text:p>
          </table:table-cell>
          <table:table-cell table:number-columns-repeated="5"/>
          <table:table-cell table:formula="of:=([.B130]-[.B129])/10" office:value-type="float" office:value="500">
            <text:p>500</text:p>
          </table:table-cell>
          <table:table-cell table:formula="of:=([.C130]-[.C129])/10" office:value-type="float" office:value="330">
            <text:p>330</text:p>
          </table:table-cell>
          <table:table-cell table:number-columns-repeated="2"/>
          <table:table-cell table:formula="of:=SUM([.I130:.L130])" office:value-type="float" office:value="830">
            <text:p>830</text:p>
          </table:table-cell>
        </table:table-row>
        <table:table-row table:style-name="ro1">
          <table:table-cell office:value-type="string">
            <text:p>11:22:7,504</text:p>
          </table:table-cell>
          <table:table-cell office:value-type="float" office:value="585325">
            <text:p>585325</text:p>
          </table:table-cell>
          <table:table-cell office:value-type="float" office:value="401190">
            <text:p>401190</text:p>
          </table:table-cell>
          <table:table-cell table:number-columns-repeated="5"/>
          <table:table-cell table:formula="of:=([.B131]-[.B130])/10" office:value-type="float" office:value="525.5">
            <text:p>525.5</text:p>
          </table:table-cell>
          <table:table-cell table:formula="of:=([.C131]-[.C130])/10" office:value-type="float" office:value="263">
            <text:p>263</text:p>
          </table:table-cell>
          <table:table-cell table:number-columns-repeated="2"/>
          <table:table-cell table:formula="of:=SUM([.I131:.L131])" office:value-type="float" office:value="788.5">
            <text:p>788.5</text:p>
          </table:table-cell>
        </table:table-row>
        <table:table-row table:style-name="ro1">
          <table:table-cell office:value-type="string">
            <text:p>11:22:17,503</text:p>
          </table:table-cell>
          <table:table-cell office:value-type="float" office:value="591100">
            <text:p>591100</text:p>
          </table:table-cell>
          <table:table-cell office:value-type="float" office:value="403120">
            <text:p>403120</text:p>
          </table:table-cell>
          <table:table-cell table:number-columns-repeated="4"/>
          <table:table-cell office:value-type="float" office:value="1300">
            <text:p>1300</text:p>
          </table:table-cell>
          <table:table-cell table:formula="of:=([.B132]-[.B131])/10" office:value-type="float" office:value="577.5">
            <text:p>577.5</text:p>
          </table:table-cell>
          <table:table-cell table:formula="of:=([.C132]-[.C131])/10" office:value-type="float" office:value="193">
            <text:p>193</text:p>
          </table:table-cell>
          <table:table-cell table:number-columns-repeated="2"/>
          <table:table-cell table:formula="of:=SUM([.I132:.L132])" office:value-type="float" office:value="770.5">
            <text:p>770.5</text:p>
          </table:table-cell>
        </table:table-row>
        <table:table-row table:style-name="ro1">
          <table:table-cell office:value-type="string">
            <text:p>11:22:27,503</text:p>
          </table:table-cell>
          <table:table-cell office:value-type="float" office:value="597490">
            <text:p>597490</text:p>
          </table:table-cell>
          <table:table-cell office:value-type="float" office:value="404080">
            <text:p>404080</text:p>
          </table:table-cell>
          <table:table-cell table:number-columns-repeated="5"/>
          <table:table-cell table:formula="of:=([.B133]-[.B132])/10" office:value-type="float" office:value="639">
            <text:p>639</text:p>
          </table:table-cell>
          <table:table-cell table:formula="of:=([.C133]-[.C132])/10" office:value-type="float" office:value="96">
            <text:p>96</text:p>
          </table:table-cell>
          <table:table-cell table:number-columns-repeated="2"/>
          <table:table-cell table:formula="of:=SUM([.I133:.L133])" office:value-type="float" office:value="735">
            <text:p>735</text:p>
          </table:table-cell>
        </table:table-row>
        <table:table-row table:style-name="ro1">
          <table:table-cell office:value-type="string">
            <text:p>11:22:37,504</text:p>
          </table:table-cell>
          <table:table-cell office:value-type="float" office:value="601630">
            <text:p>601630</text:p>
          </table:table-cell>
          <table:table-cell office:value-type="float" office:value="407700">
            <text:p>407700</text:p>
          </table:table-cell>
          <table:table-cell table:number-columns-repeated="5"/>
          <table:table-cell table:formula="of:=([.B134]-[.B133])/10" office:value-type="float" office:value="414">
            <text:p>414</text:p>
          </table:table-cell>
          <table:table-cell table:formula="of:=([.C134]-[.C133])/10" office:value-type="float" office:value="362">
            <text:p>362</text:p>
          </table:table-cell>
          <table:table-cell table:number-columns-repeated="2"/>
          <table:table-cell table:formula="of:=SUM([.I134:.L134])" office:value-type="float" office:value="776">
            <text:p>776</text:p>
          </table:table-cell>
        </table:table-row>
        <table:table-row table:style-name="ro1">
          <table:table-cell office:value-type="string">
            <text:p>11:22:47,503</text:p>
          </table:table-cell>
          <table:table-cell office:value-type="float" office:value="606120">
            <text:p>606120</text:p>
          </table:table-cell>
          <table:table-cell office:value-type="float" office:value="410700">
            <text:p>410700</text:p>
          </table:table-cell>
          <table:table-cell table:number-columns-repeated="5"/>
          <table:table-cell table:formula="of:=([.B135]-[.B134])/10" office:value-type="float" office:value="449">
            <text:p>449</text:p>
          </table:table-cell>
          <table:table-cell table:formula="of:=([.C135]-[.C134])/10" office:value-type="float" office:value="300">
            <text:p>300</text:p>
          </table:table-cell>
          <table:table-cell table:number-columns-repeated="2"/>
          <table:table-cell table:formula="of:=SUM([.I135:.L135])" office:value-type="float" office:value="749">
            <text:p>749</text:p>
          </table:table-cell>
        </table:table-row>
        <table:table-row table:style-name="ro1">
          <table:table-cell office:value-type="string">
            <text:p>11:22:57,504</text:p>
          </table:table-cell>
          <table:table-cell office:value-type="float" office:value="610630">
            <text:p>610630</text:p>
          </table:table-cell>
          <table:table-cell office:value-type="float" office:value="413610">
            <text:p>413610</text:p>
          </table:table-cell>
          <table:table-cell table:number-columns-repeated="5"/>
          <table:table-cell table:formula="of:=([.B136]-[.B135])/10" office:value-type="float" office:value="451">
            <text:p>451</text:p>
          </table:table-cell>
          <table:table-cell table:formula="of:=([.C136]-[.C135])/10" office:value-type="float" office:value="291">
            <text:p>291</text:p>
          </table:table-cell>
          <table:table-cell table:number-columns-repeated="2"/>
          <table:table-cell table:formula="of:=SUM([.I136:.L136])" office:value-type="float" office:value="742">
            <text:p>742</text:p>
          </table:table-cell>
        </table:table-row>
        <table:table-row table:style-name="ro1">
          <table:table-cell office:value-type="string">
            <text:p>11:23:7,503</text:p>
          </table:table-cell>
          <table:table-cell office:value-type="float" office:value="615210">
            <text:p>615210</text:p>
          </table:table-cell>
          <table:table-cell office:value-type="float" office:value="416450">
            <text:p>416450</text:p>
          </table:table-cell>
          <table:table-cell table:number-columns-repeated="5"/>
          <table:table-cell table:formula="of:=([.B137]-[.B136])/10" office:value-type="float" office:value="458">
            <text:p>458</text:p>
          </table:table-cell>
          <table:table-cell table:formula="of:=([.C137]-[.C136])/10" office:value-type="float" office:value="284">
            <text:p>284</text:p>
          </table:table-cell>
          <table:table-cell table:number-columns-repeated="2"/>
          <table:table-cell table:formula="of:=SUM([.I137:.L137])" office:value-type="float" office:value="742">
            <text:p>742</text:p>
          </table:table-cell>
        </table:table-row>
        <table:table-row table:style-name="ro1">
          <table:table-cell office:value-type="string">
            <text:p>11:23:17,503</text:p>
          </table:table-cell>
          <table:table-cell office:value-type="float" office:value="619970">
            <text:p>619970</text:p>
          </table:table-cell>
          <table:table-cell office:value-type="float" office:value="419320">
            <text:p>419320</text:p>
          </table:table-cell>
          <table:table-cell table:number-columns-repeated="5"/>
          <table:table-cell table:formula="of:=([.B138]-[.B137])/10" office:value-type="float" office:value="476">
            <text:p>476</text:p>
          </table:table-cell>
          <table:table-cell table:formula="of:=([.C138]-[.C137])/10" office:value-type="float" office:value="287">
            <text:p>287</text:p>
          </table:table-cell>
          <table:table-cell table:number-columns-repeated="2"/>
          <table:table-cell table:formula="of:=SUM([.I138:.L138])" office:value-type="float" office:value="763">
            <text:p>763</text:p>
          </table:table-cell>
        </table:table-row>
        <table:table-row table:style-name="ro1">
          <table:table-cell office:value-type="string">
            <text:p>11:23:27,504</text:p>
          </table:table-cell>
          <table:table-cell office:value-type="float" office:value="624690">
            <text:p>624690</text:p>
          </table:table-cell>
          <table:table-cell office:value-type="float" office:value="422080">
            <text:p>422080</text:p>
          </table:table-cell>
          <table:table-cell table:number-columns-repeated="5"/>
          <table:table-cell table:formula="of:=([.B139]-[.B138])/10" office:value-type="float" office:value="472">
            <text:p>472</text:p>
          </table:table-cell>
          <table:table-cell table:formula="of:=([.C139]-[.C138])/10" office:value-type="float" office:value="276">
            <text:p>276</text:p>
          </table:table-cell>
          <table:table-cell table:number-columns-repeated="2"/>
          <table:table-cell table:formula="of:=SUM([.I139:.L139])" office:value-type="float" office:value="748">
            <text:p>748</text:p>
          </table:table-cell>
        </table:table-row>
        <table:table-row table:style-name="ro1">
          <table:table-cell office:value-type="string">
            <text:p>11:23:37,503</text:p>
          </table:table-cell>
          <table:table-cell office:value-type="float" office:value="629630">
            <text:p>629630</text:p>
          </table:table-cell>
          <table:table-cell office:value-type="float" office:value="424580">
            <text:p>424580</text:p>
          </table:table-cell>
          <table:table-cell table:number-columns-repeated="5"/>
          <table:table-cell table:formula="of:=([.B140]-[.B139])/10" office:value-type="float" office:value="494">
            <text:p>494</text:p>
          </table:table-cell>
          <table:table-cell table:formula="of:=([.C140]-[.C139])/10" office:value-type="float" office:value="250">
            <text:p>250</text:p>
          </table:table-cell>
          <table:table-cell table:number-columns-repeated="2"/>
          <table:table-cell table:formula="of:=SUM([.I140:.L140])" office:value-type="float" office:value="744">
            <text:p>744</text:p>
          </table:table-cell>
        </table:table-row>
        <table:table-row table:style-name="ro1">
          <table:table-cell office:value-type="string">
            <text:p>11:23:47,504</text:p>
          </table:table-cell>
          <table:table-cell office:value-type="float" office:value="635130">
            <text:p>635130</text:p>
          </table:table-cell>
          <table:table-cell office:value-type="float" office:value="426580">
            <text:p>426580</text:p>
          </table:table-cell>
          <table:table-cell table:number-columns-repeated="5"/>
          <table:table-cell table:formula="of:=([.B141]-[.B140])/10" office:value-type="float" office:value="550">
            <text:p>550</text:p>
          </table:table-cell>
          <table:table-cell table:formula="of:=([.C141]-[.C140])/10" office:value-type="float" office:value="200">
            <text:p>200</text:p>
          </table:table-cell>
          <table:table-cell table:number-columns-repeated="2"/>
          <table:table-cell table:formula="of:=SUM([.I141:.L141])" office:value-type="float" office:value="750">
            <text:p>750</text:p>
          </table:table-cell>
        </table:table-row>
        <table:table-row table:style-name="ro1">
          <table:table-cell office:value-type="string">
            <text:p>11:23:57,503</text:p>
          </table:table-cell>
          <table:table-cell office:value-type="float" office:value="641130">
            <text:p>641130</text:p>
          </table:table-cell>
          <table:table-cell office:value-type="float" office:value="427970">
            <text:p>427970</text:p>
          </table:table-cell>
          <table:table-cell table:number-columns-repeated="4"/>
          <table:table-cell office:value-type="float" office:value="1400">
            <text:p>1400</text:p>
          </table:table-cell>
          <table:table-cell table:formula="of:=([.B142]-[.B141])/10" office:value-type="float" office:value="600">
            <text:p>600</text:p>
          </table:table-cell>
          <table:table-cell table:formula="of:=([.C142]-[.C141])/10" office:value-type="float" office:value="139">
            <text:p>139</text:p>
          </table:table-cell>
          <table:table-cell table:number-columns-repeated="2"/>
          <table:table-cell table:formula="of:=SUM([.I142:.L142])" office:value-type="float" office:value="739">
            <text:p>739</text:p>
          </table:table-cell>
        </table:table-row>
        <table:table-row table:style-name="ro1">
          <table:table-cell office:value-type="string">
            <text:p>11:24:7,503</text:p>
          </table:table-cell>
          <table:table-cell office:value-type="float" office:value="647810">
            <text:p>647810</text:p>
          </table:table-cell>
          <table:table-cell office:value-type="float" office:value="428800">
            <text:p>428800</text:p>
          </table:table-cell>
          <table:table-cell table:number-columns-repeated="5"/>
          <table:table-cell table:formula="of:=([.B143]-[.B142])/10" office:value-type="float" office:value="668">
            <text:p>668</text:p>
          </table:table-cell>
          <table:table-cell table:formula="of:=([.C143]-[.C142])/10" office:value-type="float" office:value="83">
            <text:p>83</text:p>
          </table:table-cell>
          <table:table-cell table:number-columns-repeated="2"/>
          <table:table-cell table:formula="of:=SUM([.I143:.L143])" office:value-type="float" office:value="751">
            <text:p>751</text:p>
          </table:table-cell>
        </table:table-row>
        <table:table-row table:style-name="ro1">
          <table:table-cell office:value-type="string">
            <text:p>11:24:17,503</text:p>
          </table:table-cell>
          <table:table-cell office:value-type="float" office:value="652750">
            <text:p>652750</text:p>
          </table:table-cell>
          <table:table-cell office:value-type="float" office:value="431570">
            <text:p>431570</text:p>
          </table:table-cell>
          <table:table-cell table:number-columns-repeated="5"/>
          <table:table-cell table:formula="of:=([.B144]-[.B143])/10" office:value-type="float" office:value="494">
            <text:p>494</text:p>
          </table:table-cell>
          <table:table-cell table:formula="of:=([.C144]-[.C143])/10" office:value-type="float" office:value="277">
            <text:p>277</text:p>
          </table:table-cell>
          <table:table-cell table:number-columns-repeated="2"/>
          <table:table-cell table:formula="of:=SUM([.I144:.L144])" office:value-type="float" office:value="771">
            <text:p>771</text:p>
          </table:table-cell>
        </table:table-row>
        <table:table-row table:style-name="ro1">
          <table:table-cell office:value-type="string">
            <text:p>11:24:27,503</text:p>
          </table:table-cell>
          <table:table-cell office:value-type="float" office:value="657040">
            <text:p>657040</text:p>
          </table:table-cell>
          <table:table-cell office:value-type="float" office:value="434750">
            <text:p>434750</text:p>
          </table:table-cell>
          <table:table-cell table:number-columns-repeated="5"/>
          <table:table-cell table:formula="of:=([.B145]-[.B144])/10" office:value-type="float" office:value="429">
            <text:p>429</text:p>
          </table:table-cell>
          <table:table-cell table:formula="of:=([.C145]-[.C144])/10" office:value-type="float" office:value="318">
            <text:p>318</text:p>
          </table:table-cell>
          <table:table-cell table:number-columns-repeated="2"/>
          <table:table-cell table:formula="of:=SUM([.I145:.L145])" office:value-type="float" office:value="747">
            <text:p>747</text:p>
          </table:table-cell>
        </table:table-row>
        <table:table-row table:style-name="ro1">
          <table:table-cell office:value-type="string">
            <text:p>11:24:37,504</text:p>
          </table:table-cell>
          <table:table-cell office:value-type="float" office:value="661310">
            <text:p>661310</text:p>
          </table:table-cell>
          <table:table-cell office:value-type="float" office:value="438030">
            <text:p>438030</text:p>
          </table:table-cell>
          <table:table-cell table:number-columns-repeated="5"/>
          <table:table-cell table:formula="of:=([.B146]-[.B145])/10" office:value-type="float" office:value="427">
            <text:p>427</text:p>
          </table:table-cell>
          <table:table-cell table:formula="of:=([.C146]-[.C145])/10" office:value-type="float" office:value="328">
            <text:p>328</text:p>
          </table:table-cell>
          <table:table-cell table:number-columns-repeated="2"/>
          <table:table-cell table:formula="of:=SUM([.I146:.L146])" office:value-type="float" office:value="755">
            <text:p>755</text:p>
          </table:table-cell>
        </table:table-row>
        <table:table-row table:style-name="ro1">
          <table:table-cell office:value-type="string">
            <text:p>11:24:47,503</text:p>
          </table:table-cell>
          <table:table-cell office:value-type="float" office:value="665580">
            <text:p>665580</text:p>
          </table:table-cell>
          <table:table-cell office:value-type="float" office:value="441190">
            <text:p>441190</text:p>
          </table:table-cell>
          <table:table-cell table:number-columns-repeated="5"/>
          <table:table-cell table:formula="of:=([.B147]-[.B146])/10" office:value-type="float" office:value="427">
            <text:p>427</text:p>
          </table:table-cell>
          <table:table-cell table:formula="of:=([.C147]-[.C146])/10" office:value-type="float" office:value="316">
            <text:p>316</text:p>
          </table:table-cell>
          <table:table-cell table:number-columns-repeated="2"/>
          <table:table-cell table:formula="of:=SUM([.I147:.L147])" office:value-type="float" office:value="743">
            <text:p>743</text:p>
          </table:table-cell>
        </table:table-row>
        <table:table-row table:style-name="ro1">
          <table:table-cell office:value-type="string">
            <text:p>11:24:57,504</text:p>
          </table:table-cell>
          <table:table-cell office:value-type="float" office:value="670260">
            <text:p>670260</text:p>
          </table:table-cell>
          <table:table-cell office:value-type="float" office:value="444030">
            <text:p>444030</text:p>
          </table:table-cell>
          <table:table-cell table:number-columns-repeated="5"/>
          <table:table-cell table:formula="of:=([.B148]-[.B147])/10" office:value-type="float" office:value="468">
            <text:p>468</text:p>
          </table:table-cell>
          <table:table-cell table:formula="of:=([.C148]-[.C147])/10" office:value-type="float" office:value="284">
            <text:p>284</text:p>
          </table:table-cell>
          <table:table-cell table:number-columns-repeated="2"/>
          <table:table-cell table:formula="of:=SUM([.I148:.L148])" office:value-type="float" office:value="752">
            <text:p>752</text:p>
          </table:table-cell>
        </table:table-row>
        <table:table-row table:style-name="ro1">
          <table:table-cell office:value-type="string">
            <text:p>11:25:7,503</text:p>
          </table:table-cell>
          <table:table-cell office:value-type="float" office:value="675010">
            <text:p>675010</text:p>
          </table:table-cell>
          <table:table-cell office:value-type="float" office:value="446730">
            <text:p>446730</text:p>
          </table:table-cell>
          <table:table-cell table:number-columns-repeated="5"/>
          <table:table-cell table:formula="of:=([.B149]-[.B148])/10" office:value-type="float" office:value="475">
            <text:p>475</text:p>
          </table:table-cell>
          <table:table-cell table:formula="of:=([.C149]-[.C148])/10" office:value-type="float" office:value="270">
            <text:p>270</text:p>
          </table:table-cell>
          <table:table-cell table:number-columns-repeated="2"/>
          <table:table-cell table:formula="of:=SUM([.I149:.L149])" office:value-type="float" office:value="745">
            <text:p>745</text:p>
          </table:table-cell>
        </table:table-row>
        <table:table-row table:style-name="ro1">
          <table:table-cell office:value-type="string">
            <text:p>11:25:17,504</text:p>
          </table:table-cell>
          <table:table-cell office:value-type="float" office:value="679700">
            <text:p>679700</text:p>
          </table:table-cell>
          <table:table-cell office:value-type="float" office:value="449560">
            <text:p>449560</text:p>
          </table:table-cell>
          <table:table-cell table:number-columns-repeated="5"/>
          <table:table-cell table:formula="of:=([.B150]-[.B149])/10" office:value-type="float" office:value="469">
            <text:p>469</text:p>
          </table:table-cell>
          <table:table-cell table:formula="of:=([.C150]-[.C149])/10" office:value-type="float" office:value="283">
            <text:p>283</text:p>
          </table:table-cell>
          <table:table-cell table:number-columns-repeated="2"/>
          <table:table-cell table:formula="of:=SUM([.I150:.L150])" office:value-type="float" office:value="752">
            <text:p>752</text:p>
          </table:table-cell>
        </table:table-row>
        <table:table-row table:style-name="ro1">
          <table:table-cell office:value-type="string">
            <text:p>11:25:27,503</text:p>
          </table:table-cell>
          <table:table-cell office:value-type="float" office:value="684890">
            <text:p>684890</text:p>
          </table:table-cell>
          <table:table-cell office:value-type="float" office:value="451810">
            <text:p>451810</text:p>
          </table:table-cell>
          <table:table-cell table:number-columns-repeated="5"/>
          <table:table-cell table:formula="of:=([.B151]-[.B150])/10" office:value-type="float" office:value="519">
            <text:p>519</text:p>
          </table:table-cell>
          <table:table-cell table:formula="of:=([.C151]-[.C150])/10" office:value-type="float" office:value="225">
            <text:p>225</text:p>
          </table:table-cell>
          <table:table-cell table:number-columns-repeated="2"/>
          <table:table-cell table:formula="of:=SUM([.I151:.L151])" office:value-type="float" office:value="744">
            <text:p>744</text:p>
          </table:table-cell>
        </table:table-row>
        <table:table-row table:style-name="ro1">
          <table:table-cell office:value-type="string">
            <text:p>11:25:37,503</text:p>
          </table:table-cell>
          <table:table-cell office:value-type="float" office:value="690430">
            <text:p>690430</text:p>
          </table:table-cell>
          <table:table-cell office:value-type="float" office:value="453720">
            <text:p>453720</text:p>
          </table:table-cell>
          <table:table-cell table:number-columns-repeated="4"/>
          <table:table-cell office:value-type="float" office:value="1500">
            <text:p>1500</text:p>
          </table:table-cell>
          <table:table-cell table:formula="of:=([.B152]-[.B151])/10" office:value-type="float" office:value="554">
            <text:p>554</text:p>
          </table:table-cell>
          <table:table-cell table:formula="of:=([.C152]-[.C151])/10" office:value-type="float" office:value="191">
            <text:p>191</text:p>
          </table:table-cell>
          <table:table-cell table:number-columns-repeated="2"/>
          <table:table-cell table:formula="of:=SUM([.I152:.L152])" office:value-type="float" office:value="745">
            <text:p>745</text:p>
          </table:table-cell>
        </table:table-row>
        <table:table-row table:style-name="ro1">
          <table:table-cell office:value-type="string">
            <text:p>11:25:47,503</text:p>
          </table:table-cell>
          <table:table-cell office:value-type="float" office:value="696460">
            <text:p>696460</text:p>
          </table:table-cell>
          <table:table-cell office:value-type="float" office:value="455140">
            <text:p>455140</text:p>
          </table:table-cell>
          <table:table-cell table:number-columns-repeated="5"/>
          <table:table-cell table:formula="of:=([.B153]-[.B152])/10" office:value-type="float" office:value="603">
            <text:p>603</text:p>
          </table:table-cell>
          <table:table-cell table:formula="of:=([.C153]-[.C152])/10" office:value-type="float" office:value="142">
            <text:p>142</text:p>
          </table:table-cell>
          <table:table-cell table:number-columns-repeated="2"/>
          <table:table-cell table:formula="of:=SUM([.I153:.L153])" office:value-type="float" office:value="745">
            <text:p>745</text:p>
          </table:table-cell>
        </table:table-row>
        <table:table-row table:style-name="ro1">
          <table:table-cell office:value-type="string">
            <text:p>11:25:57,503</text:p>
          </table:table-cell>
          <table:table-cell office:value-type="float" office:value="703150">
            <text:p>703150</text:p>
          </table:table-cell>
          <table:table-cell office:value-type="float" office:value="455910">
            <text:p>455910</text:p>
          </table:table-cell>
          <table:table-cell table:number-columns-repeated="5"/>
          <table:table-cell table:formula="of:=([.B154]-[.B153])/10" office:value-type="float" office:value="669">
            <text:p>669</text:p>
          </table:table-cell>
          <table:table-cell table:formula="of:=([.C154]-[.C153])/10" office:value-type="float" office:value="77">
            <text:p>77</text:p>
          </table:table-cell>
          <table:table-cell table:number-columns-repeated="2"/>
          <table:table-cell table:formula="of:=SUM([.I154:.L154])" office:value-type="float" office:value="746">
            <text:p>746</text:p>
          </table:table-cell>
        </table:table-row>
        <table:table-row table:style-name="ro1">
          <table:table-cell office:value-type="string">
            <text:p>11:26:7,503</text:p>
          </table:table-cell>
          <table:table-cell office:value-type="float" office:value="708540">
            <text:p>708540</text:p>
          </table:table-cell>
          <table:table-cell office:value-type="float" office:value="458290">
            <text:p>458290</text:p>
          </table:table-cell>
          <table:table-cell table:number-columns-repeated="5"/>
          <table:table-cell table:formula="of:=([.B155]-[.B154])/10" office:value-type="float" office:value="539">
            <text:p>539</text:p>
          </table:table-cell>
          <table:table-cell table:formula="of:=([.C155]-[.C154])/10" office:value-type="float" office:value="238">
            <text:p>238</text:p>
          </table:table-cell>
          <table:table-cell table:number-columns-repeated="2"/>
          <table:table-cell table:formula="of:=SUM([.I155:.L155])" office:value-type="float" office:value="777">
            <text:p>777</text:p>
          </table:table-cell>
        </table:table-row>
        <table:table-row table:style-name="ro1">
          <table:table-cell office:value-type="string">
            <text:p>11:26:17,503</text:p>
          </table:table-cell>
          <table:table-cell office:value-type="float" office:value="712890">
            <text:p>712890</text:p>
          </table:table-cell>
          <table:table-cell office:value-type="float" office:value="461400">
            <text:p>461400</text:p>
          </table:table-cell>
          <table:table-cell table:number-columns-repeated="5"/>
          <table:table-cell table:formula="of:=([.B156]-[.B155])/10" office:value-type="float" office:value="435">
            <text:p>435</text:p>
          </table:table-cell>
          <table:table-cell table:formula="of:=([.C156]-[.C155])/10" office:value-type="float" office:value="311">
            <text:p>311</text:p>
          </table:table-cell>
          <table:table-cell table:number-columns-repeated="2"/>
          <table:table-cell table:formula="of:=SUM([.I156:.L156])" office:value-type="float" office:value="746">
            <text:p>746</text:p>
          </table:table-cell>
        </table:table-row>
        <table:table-row table:style-name="ro1">
          <table:table-cell office:value-type="string">
            <text:p>11:26:27,504</text:p>
          </table:table-cell>
          <table:table-cell office:value-type="float" office:value="716970">
            <text:p>716970</text:p>
          </table:table-cell>
          <table:table-cell office:value-type="float" office:value="464840">
            <text:p>464840</text:p>
          </table:table-cell>
          <table:table-cell table:number-columns-repeated="5"/>
          <table:table-cell table:formula="of:=([.B157]-[.B156])/10" office:value-type="float" office:value="408">
            <text:p>408</text:p>
          </table:table-cell>
          <table:table-cell table:formula="of:=([.C157]-[.C156])/10" office:value-type="float" office:value="344">
            <text:p>344</text:p>
          </table:table-cell>
          <table:table-cell table:number-columns-repeated="2"/>
          <table:table-cell table:formula="of:=SUM([.I157:.L157])" office:value-type="float" office:value="752">
            <text:p>752</text:p>
          </table:table-cell>
        </table:table-row>
        <table:table-row table:style-name="ro1">
          <table:table-cell office:value-type="string">
            <text:p>11:26:37,503</text:p>
          </table:table-cell>
          <table:table-cell office:value-type="float" office:value="721030">
            <text:p>721030</text:p>
          </table:table-cell>
          <table:table-cell office:value-type="float" office:value="468250">
            <text:p>468250</text:p>
          </table:table-cell>
          <table:table-cell table:number-columns-repeated="5"/>
          <table:table-cell table:formula="of:=([.B158]-[.B157])/10" office:value-type="float" office:value="406">
            <text:p>406</text:p>
          </table:table-cell>
          <table:table-cell table:formula="of:=([.C158]-[.C157])/10" office:value-type="float" office:value="341">
            <text:p>341</text:p>
          </table:table-cell>
          <table:table-cell table:number-columns-repeated="2"/>
          <table:table-cell table:formula="of:=SUM([.I158:.L158])" office:value-type="float" office:value="747">
            <text:p>747</text:p>
          </table:table-cell>
        </table:table-row>
        <table:table-row table:style-name="ro1">
          <table:table-cell office:value-type="string">
            <text:p>11:26:47,504</text:p>
          </table:table-cell>
          <table:table-cell office:value-type="float" office:value="725290">
            <text:p>725290</text:p>
          </table:table-cell>
          <table:table-cell office:value-type="float" office:value="471560">
            <text:p>471560</text:p>
          </table:table-cell>
          <table:table-cell table:number-columns-repeated="5"/>
          <table:table-cell table:formula="of:=([.B159]-[.B158])/10" office:value-type="float" office:value="426">
            <text:p>426</text:p>
          </table:table-cell>
          <table:table-cell table:formula="of:=([.C159]-[.C158])/10" office:value-type="float" office:value="331">
            <text:p>331</text:p>
          </table:table-cell>
          <table:table-cell table:number-columns-repeated="2"/>
          <table:table-cell table:formula="of:=SUM([.I159:.L159])" office:value-type="float" office:value="757">
            <text:p>757</text:p>
          </table:table-cell>
        </table:table-row>
        <table:table-row table:style-name="ro1">
          <table:table-cell office:value-type="string">
            <text:p>11:26:57,503</text:p>
          </table:table-cell>
          <table:table-cell office:value-type="float" office:value="729800">
            <text:p>729800</text:p>
          </table:table-cell>
          <table:table-cell office:value-type="float" office:value="474500">
            <text:p>474500</text:p>
          </table:table-cell>
          <table:table-cell table:number-columns-repeated="5"/>
          <table:table-cell table:formula="of:=([.B160]-[.B159])/10" office:value-type="float" office:value="451">
            <text:p>451</text:p>
          </table:table-cell>
          <table:table-cell table:formula="of:=([.C160]-[.C159])/10" office:value-type="float" office:value="294">
            <text:p>294</text:p>
          </table:table-cell>
          <table:table-cell table:number-columns-repeated="2"/>
          <table:table-cell table:formula="of:=SUM([.I160:.L160])" office:value-type="float" office:value="745">
            <text:p>745</text:p>
          </table:table-cell>
        </table:table-row>
        <table:table-row table:style-name="ro1">
          <table:table-cell office:value-type="string">
            <text:p>11:27:7,504</text:p>
          </table:table-cell>
          <table:table-cell office:value-type="float" office:value="734680">
            <text:p>734680</text:p>
          </table:table-cell>
          <table:table-cell office:value-type="float" office:value="477040">
            <text:p>477040</text:p>
          </table:table-cell>
          <table:table-cell table:number-columns-repeated="5"/>
          <table:table-cell table:formula="of:=([.B161]-[.B160])/10" office:value-type="float" office:value="488">
            <text:p>488</text:p>
          </table:table-cell>
          <table:table-cell table:formula="of:=([.C161]-[.C160])/10" office:value-type="float" office:value="254">
            <text:p>254</text:p>
          </table:table-cell>
          <table:table-cell table:number-columns-repeated="2"/>
          <table:table-cell table:formula="of:=SUM([.I161:.L161])" office:value-type="float" office:value="742">
            <text:p>742</text:p>
          </table:table-cell>
        </table:table-row>
        <table:table-row table:style-name="ro1">
          <table:table-cell office:value-type="string">
            <text:p>11:27:17,503</text:p>
          </table:table-cell>
          <table:table-cell office:value-type="float" office:value="740070">
            <text:p>740070</text:p>
          </table:table-cell>
          <table:table-cell office:value-type="float" office:value="479150">
            <text:p>479150</text:p>
          </table:table-cell>
          <table:table-cell table:number-columns-repeated="4"/>
          <table:table-cell office:value-type="float" office:value="1600">
            <text:p>1600</text:p>
          </table:table-cell>
          <table:table-cell table:formula="of:=([.B162]-[.B161])/10" office:value-type="float" office:value="539">
            <text:p>539</text:p>
          </table:table-cell>
          <table:table-cell table:formula="of:=([.C162]-[.C161])/10" office:value-type="float" office:value="211">
            <text:p>211</text:p>
          </table:table-cell>
          <table:table-cell table:number-columns-repeated="2"/>
          <table:table-cell table:formula="of:=SUM([.I162:.L162])" office:value-type="float" office:value="750">
            <text:p>750</text:p>
          </table:table-cell>
        </table:table-row>
        <table:table-row table:style-name="ro1">
          <table:table-cell office:value-type="string">
            <text:p>11:27:27,503</text:p>
          </table:table-cell>
          <table:table-cell office:value-type="float" office:value="745870">
            <text:p>745870</text:p>
          </table:table-cell>
          <table:table-cell office:value-type="float" office:value="480655">
            <text:p>480655</text:p>
          </table:table-cell>
          <table:table-cell table:number-columns-repeated="5"/>
          <table:table-cell table:formula="of:=([.B163]-[.B162])/10" office:value-type="float" office:value="580">
            <text:p>580</text:p>
          </table:table-cell>
          <table:table-cell table:formula="of:=([.C163]-[.C162])/10" office:value-type="float" office:value="150.5">
            <text:p>150.5</text:p>
          </table:table-cell>
          <table:table-cell table:number-columns-repeated="2"/>
          <table:table-cell table:formula="of:=SUM([.I163:.L163])" office:value-type="float" office:value="730.5">
            <text:p>730.5</text:p>
          </table:table-cell>
        </table:table-row>
        <table:table-row table:style-name="ro1">
          <table:table-cell office:value-type="string">
            <text:p>11:27:37,504</text:p>
          </table:table-cell>
          <table:table-cell office:value-type="float" office:value="752055">
            <text:p>752055</text:p>
          </table:table-cell>
          <table:table-cell office:value-type="float" office:value="481635">
            <text:p>481635</text:p>
          </table:table-cell>
          <table:table-cell table:number-columns-repeated="5"/>
          <table:table-cell table:formula="of:=([.B164]-[.B163])/10" office:value-type="float" office:value="618.5">
            <text:p>618.5</text:p>
          </table:table-cell>
          <table:table-cell table:formula="of:=([.C164]-[.C163])/10" office:value-type="float" office:value="98">
            <text:p>98</text:p>
          </table:table-cell>
          <table:table-cell table:number-columns-repeated="2"/>
          <table:table-cell table:formula="of:=SUM([.I164:.L164])" office:value-type="float" office:value="716.5">
            <text:p>716.5</text:p>
          </table:table-cell>
        </table:table-row>
        <table:table-row table:style-name="ro1">
          <table:table-cell office:value-type="string">
            <text:p>11:27:47,503</text:p>
          </table:table-cell>
          <table:table-cell office:value-type="float" office:value="757190">
            <text:p>757190</text:p>
          </table:table-cell>
          <table:table-cell office:value-type="float" office:value="483675">
            <text:p>483675</text:p>
          </table:table-cell>
          <table:table-cell table:number-columns-repeated="5"/>
          <table:table-cell table:formula="of:=([.B165]-[.B164])/10" office:value-type="float" office:value="513.5">
            <text:p>513.5</text:p>
          </table:table-cell>
          <table:table-cell table:formula="of:=([.C165]-[.C164])/10" office:value-type="float" office:value="204">
            <text:p>204</text:p>
          </table:table-cell>
          <table:table-cell table:number-columns-repeated="2"/>
          <table:table-cell table:formula="of:=SUM([.I165:.L165])" office:value-type="float" office:value="717.5">
            <text:p>717.5</text:p>
          </table:table-cell>
        </table:table-row>
        <table:table-row table:style-name="ro1">
          <table:table-cell office:value-type="string">
            <text:p>11:27:57,504</text:p>
          </table:table-cell>
          <table:table-cell office:value-type="float" office:value="761085">
            <text:p>761085</text:p>
          </table:table-cell>
          <table:table-cell office:value-type="float" office:value="486445">
            <text:p>486445</text:p>
          </table:table-cell>
          <table:table-cell table:number-columns-repeated="5"/>
          <table:table-cell table:formula="of:=([.B166]-[.B165])/10" office:value-type="float" office:value="389.5">
            <text:p>389.5</text:p>
          </table:table-cell>
          <table:table-cell table:formula="of:=([.C166]-[.C165])/10" office:value-type="float" office:value="277">
            <text:p>277</text:p>
          </table:table-cell>
          <table:table-cell table:number-columns-repeated="2"/>
          <table:table-cell table:formula="of:=SUM([.I166:.L166])" office:value-type="float" office:value="666.5">
            <text:p>666.5</text:p>
          </table:table-cell>
        </table:table-row>
        <table:table-row table:style-name="ro1">
          <table:table-cell office:value-type="string">
            <text:p>11:28:7,503</text:p>
          </table:table-cell>
          <table:table-cell office:value-type="float" office:value="765095">
            <text:p>765095</text:p>
          </table:table-cell>
          <table:table-cell office:value-type="float" office:value="488775">
            <text:p>488775</text:p>
          </table:table-cell>
          <table:table-cell table:number-columns-repeated="5"/>
          <table:table-cell table:formula="of:=([.B167]-[.B166])/10" office:value-type="float" office:value="401">
            <text:p>401</text:p>
          </table:table-cell>
          <table:table-cell table:formula="of:=([.C167]-[.C166])/10" office:value-type="float" office:value="233">
            <text:p>233</text:p>
          </table:table-cell>
          <table:table-cell table:number-columns-repeated="2"/>
          <table:table-cell table:formula="of:=SUM([.I167:.L167])" office:value-type="float" office:value="634">
            <text:p>634</text:p>
          </table:table-cell>
        </table:table-row>
        <table:table-row table:style-name="ro1">
          <table:table-cell office:value-type="string">
            <text:p>11:28:17,504</text:p>
          </table:table-cell>
          <table:table-cell office:value-type="float" office:value="769395">
            <text:p>769395</text:p>
          </table:table-cell>
          <table:table-cell office:value-type="float" office:value="490715">
            <text:p>490715</text:p>
          </table:table-cell>
          <table:table-cell table:number-columns-repeated="5"/>
          <table:table-cell table:formula="of:=([.B168]-[.B167])/10" office:value-type="float" office:value="430">
            <text:p>430</text:p>
          </table:table-cell>
          <table:table-cell table:formula="of:=([.C168]-[.C167])/10" office:value-type="float" office:value="194">
            <text:p>194</text:p>
          </table:table-cell>
          <table:table-cell table:number-columns-repeated="2"/>
          <table:table-cell table:formula="of:=SUM([.I168:.L168])" office:value-type="float" office:value="624">
            <text:p>624</text:p>
          </table:table-cell>
        </table:table-row>
        <table:table-row table:style-name="ro1">
          <table:table-cell office:value-type="string">
            <text:p>11:28:27,503</text:p>
          </table:table-cell>
          <table:table-cell office:value-type="float" office:value="773865">
            <text:p>773865</text:p>
          </table:table-cell>
          <table:table-cell office:value-type="float" office:value="492150">
            <text:p>492150</text:p>
          </table:table-cell>
          <table:table-cell table:number-columns-repeated="5"/>
          <table:table-cell table:formula="of:=([.B169]-[.B168])/10" office:value-type="float" office:value="447">
            <text:p>447</text:p>
          </table:table-cell>
          <table:table-cell table:formula="of:=([.C169]-[.C168])/10" office:value-type="float" office:value="143.5">
            <text:p>143.5</text:p>
          </table:table-cell>
          <table:table-cell table:number-columns-repeated="2"/>
          <table:table-cell table:formula="of:=SUM([.I169:.L169])" office:value-type="float" office:value="590.5">
            <text:p>590.5</text:p>
          </table:table-cell>
        </table:table-row>
        <table:table-row table:style-name="ro1">
          <table:table-cell office:value-type="string">
            <text:p>11:28:37,503</text:p>
          </table:table-cell>
          <table:table-cell office:value-type="float" office:value="778400">
            <text:p>778400</text:p>
          </table:table-cell>
          <table:table-cell office:value-type="float" office:value="493280">
            <text:p>493280</text:p>
          </table:table-cell>
          <table:table-cell table:number-columns-repeated="5"/>
          <table:table-cell table:formula="of:=([.B170]-[.B169])/10" office:value-type="float" office:value="453.5">
            <text:p>453.5</text:p>
          </table:table-cell>
          <table:table-cell table:formula="of:=([.C170]-[.C169])/10" office:value-type="float" office:value="113">
            <text:p>113</text:p>
          </table:table-cell>
          <table:table-cell table:number-columns-repeated="2"/>
          <table:table-cell table:formula="of:=SUM([.I170:.L170])" office:value-type="float" office:value="566.5">
            <text:p>566.5</text:p>
          </table:table-cell>
        </table:table-row>
        <table:table-row table:style-name="ro1">
          <table:table-cell office:value-type="string">
            <text:p>11:28:47,503</text:p>
          </table:table-cell>
          <table:table-cell office:value-type="float" office:value="783060">
            <text:p>783060</text:p>
          </table:table-cell>
          <table:table-cell office:value-type="float" office:value="494015">
            <text:p>494015</text:p>
          </table:table-cell>
          <table:table-cell table:number-columns-repeated="5"/>
          <table:table-cell table:formula="of:=([.B171]-[.B170])/10" office:value-type="float" office:value="466">
            <text:p>466</text:p>
          </table:table-cell>
          <table:table-cell table:formula="of:=([.C171]-[.C170])/10" office:value-type="float" office:value="73.5">
            <text:p>73.5</text:p>
          </table:table-cell>
          <table:table-cell table:number-columns-repeated="2"/>
          <table:table-cell table:formula="of:=SUM([.I171:.L171])" office:value-type="float" office:value="539.5">
            <text:p>539.5</text:p>
          </table:table-cell>
        </table:table-row>
        <table:table-row table:style-name="ro1">
          <table:table-cell office:value-type="string">
            <text:p>11:28:57,503</text:p>
          </table:table-cell>
          <table:table-cell office:value-type="float" office:value="787965">
            <text:p>787965</text:p>
          </table:table-cell>
          <table:table-cell office:value-type="float" office:value="494275">
            <text:p>494275</text:p>
          </table:table-cell>
          <table:table-cell table:number-columns-repeated="4"/>
          <table:table-cell office:value-type="float" office:value="1700">
            <text:p>1700</text:p>
          </table:table-cell>
          <table:table-cell table:formula="of:=([.B172]-[.B171])/10" office:value-type="float" office:value="490.5">
            <text:p>490.5</text:p>
          </table:table-cell>
          <table:table-cell table:formula="of:=([.C172]-[.C171])/10" office:value-type="float" office:value="26">
            <text:p>26</text:p>
          </table:table-cell>
          <table:table-cell table:number-columns-repeated="2"/>
          <table:table-cell table:formula="of:=SUM([.I172:.L172])" office:value-type="float" office:value="516.5">
            <text:p>516.5</text:p>
          </table:table-cell>
        </table:table-row>
        <table:table-row table:style-name="ro1">
          <table:table-cell office:value-type="string">
            <text:p>11:29:7,504</text:p>
          </table:table-cell>
          <table:table-cell office:value-type="float" office:value="792845">
            <text:p>792845</text:p>
          </table:table-cell>
          <table:table-cell table:number-columns-repeated="6"/>
          <table:table-cell table:formula="of:=([.B173]-[.B172])/10" office:value-type="float" office:value="488">
            <text:p>48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I173:.L173])" office:value-type="float" office:value="488">
            <text:p>488</text:p>
          </table:table-cell>
        </table:table-row>
        <table:table-row table:style-name="ro1">
          <table:table-cell office:value-type="string">
            <text:p>11:29:17,503</text:p>
          </table:table-cell>
          <table:table-cell office:value-type="float" office:value="797550">
            <text:p>797550</text:p>
          </table:table-cell>
          <table:table-cell table:number-columns-repeated="6"/>
          <table:table-cell table:formula="of:=([.B174]-[.B173])/10" office:value-type="float" office:value="470.5">
            <text:p>470.5</text:p>
          </table:table-cell>
          <table:table-cell table:number-columns-repeated="3"/>
          <table:table-cell table:formula="of:=SUM([.I174:.L174])" office:value-type="float" office:value="470.5">
            <text:p>470.5</text:p>
          </table:table-cell>
        </table:table-row>
        <table:table-row table:style-name="ro1">
          <table:table-cell office:value-type="string">
            <text:p>11:29:27,504</text:p>
          </table:table-cell>
          <table:table-cell office:value-type="float" office:value="801995">
            <text:p>801995</text:p>
          </table:table-cell>
          <table:table-cell table:number-columns-repeated="6"/>
          <table:table-cell table:formula="of:=([.B175]-[.B174])/10" office:value-type="float" office:value="444.5">
            <text:p>444.5</text:p>
          </table:table-cell>
          <table:table-cell table:number-columns-repeated="3"/>
          <table:table-cell table:formula="of:=SUM([.I175:.L175])" office:value-type="float" office:value="444.5">
            <text:p>444.5</text:p>
          </table:table-cell>
        </table:table-row>
        <table:table-row table:style-name="ro1">
          <table:table-cell office:value-type="string">
            <text:p>11:29:37,503</text:p>
          </table:table-cell>
          <table:table-cell office:value-type="float" office:value="806200">
            <text:p>806200</text:p>
          </table:table-cell>
          <table:table-cell table:number-columns-repeated="6"/>
          <table:table-cell table:formula="of:=([.B176]-[.B175])/10" office:value-type="float" office:value="420.5">
            <text:p>420.5</text:p>
          </table:table-cell>
          <table:table-cell table:number-columns-repeated="3"/>
          <table:table-cell table:formula="of:=SUM([.I176:.L176])" office:value-type="float" office:value="420.5">
            <text:p>420.5</text:p>
          </table:table-cell>
        </table:table-row>
        <table:table-row table:style-name="ro1">
          <table:table-cell office:value-type="string">
            <text:p>11:29:47,504</text:p>
          </table:table-cell>
          <table:table-cell office:value-type="float" office:value="810145">
            <text:p>810145</text:p>
          </table:table-cell>
          <table:table-cell table:number-columns-repeated="6"/>
          <table:table-cell table:formula="of:=([.B177]-[.B176])/10" office:value-type="float" office:value="394.5">
            <text:p>394.5</text:p>
          </table:table-cell>
          <table:table-cell table:number-columns-repeated="3"/>
          <table:table-cell table:formula="of:=SUM([.I177:.L177])" office:value-type="float" office:value="394.5">
            <text:p>394.5</text:p>
          </table:table-cell>
        </table:table-row>
        <table:table-row table:style-name="ro1">
          <table:table-cell office:value-type="string">
            <text:p>11:29:57,503</text:p>
          </table:table-cell>
          <table:table-cell office:value-type="float" office:value="813850">
            <text:p>813850</text:p>
          </table:table-cell>
          <table:table-cell table:number-columns-repeated="6"/>
          <table:table-cell table:formula="of:=([.B178]-[.B177])/10" office:value-type="float" office:value="370.5">
            <text:p>370.5</text:p>
          </table:table-cell>
          <table:table-cell table:number-columns-repeated="3"/>
          <table:table-cell table:formula="of:=SUM([.I178:.L178])" office:value-type="float" office:value="370.5">
            <text:p>370.5</text:p>
          </table:table-cell>
        </table:table-row>
        <table:table-row table:style-name="ro1">
          <table:table-cell office:value-type="string">
            <text:p>11:30:7,503</text:p>
          </table:table-cell>
          <table:table-cell office:value-type="float" office:value="817295">
            <text:p>817295</text:p>
          </table:table-cell>
          <table:table-cell table:number-columns-repeated="6"/>
          <table:table-cell table:formula="of:=([.B179]-[.B178])/10" office:value-type="float" office:value="344.5">
            <text:p>344.5</text:p>
          </table:table-cell>
          <table:table-cell table:number-columns-repeated="3"/>
          <table:table-cell table:formula="of:=SUM([.I179:.L179])" office:value-type="float" office:value="344.5">
            <text:p>344.5</text:p>
          </table:table-cell>
        </table:table-row>
        <table:table-row table:style-name="ro1">
          <table:table-cell office:value-type="string">
            <text:p>11:30:17,504</text:p>
          </table:table-cell>
          <table:table-cell office:value-type="float" office:value="820500">
            <text:p>820500</text:p>
          </table:table-cell>
          <table:table-cell table:number-columns-repeated="6"/>
          <table:table-cell table:formula="of:=([.B180]-[.B179])/10" office:value-type="float" office:value="320.5">
            <text:p>320.5</text:p>
          </table:table-cell>
          <table:table-cell table:number-columns-repeated="3"/>
          <table:table-cell table:formula="of:=SUM([.I180:.L180])" office:value-type="float" office:value="320.5">
            <text:p>320.5</text:p>
          </table:table-cell>
        </table:table-row>
        <table:table-row table:style-name="ro1">
          <table:table-cell office:value-type="string">
            <text:p>11:30:27,503</text:p>
          </table:table-cell>
          <table:table-cell office:value-type="float" office:value="823445">
            <text:p>823445</text:p>
          </table:table-cell>
          <table:table-cell table:number-columns-repeated="6"/>
          <table:table-cell table:formula="of:=([.B181]-[.B180])/10" office:value-type="float" office:value="294.5">
            <text:p>294.5</text:p>
          </table:table-cell>
          <table:table-cell table:number-columns-repeated="3"/>
          <table:table-cell table:formula="of:=SUM([.I181:.L181])" office:value-type="float" office:value="294.5">
            <text:p>294.5</text:p>
          </table:table-cell>
        </table:table-row>
        <table:table-row table:style-name="ro1">
          <table:table-cell office:value-type="string">
            <text:p>11:30:37,504</text:p>
          </table:table-cell>
          <table:table-cell office:value-type="float" office:value="826150">
            <text:p>826150</text:p>
          </table:table-cell>
          <table:table-cell table:number-columns-repeated="5"/>
          <table:table-cell office:value-type="float" office:value="1800">
            <text:p>1800</text:p>
          </table:table-cell>
          <table:table-cell table:formula="of:=([.B182]-[.B181])/10" office:value-type="float" office:value="270.5">
            <text:p>270.5</text:p>
          </table:table-cell>
          <table:table-cell table:number-columns-repeated="3"/>
          <table:table-cell table:formula="of:=SUM([.I182:.L182])" office:value-type="float" office:value="270.5">
            <text:p>270.5</text:p>
          </table:table-cell>
        </table:table-row>
        <table:table-row table:style-name="ro1">
          <table:table-cell office:value-type="string">
            <text:p>11:30:47,503</text:p>
          </table:table-cell>
          <table:table-cell office:value-type="float" office:value="828660">
            <text:p>828660</text:p>
          </table:table-cell>
          <table:table-cell table:number-columns-repeated="6"/>
          <table:table-cell table:formula="of:=([.B183]-[.B182])/10" office:value-type="float" office:value="251">
            <text:p>251</text:p>
          </table:table-cell>
          <table:table-cell table:number-columns-repeated="3"/>
          <table:table-cell table:formula="of:=SUM([.I183:.L183])" office:value-type="float" office:value="251">
            <text:p>251</text:p>
          </table:table-cell>
        </table:table-row>
        <table:table-row table:style-name="ro1">
          <table:table-cell office:value-type="string">
            <text:p>11:30:57,503</text:p>
          </table:table-cell>
          <table:table-cell office:value-type="float" office:value="831160">
            <text:p>831160</text:p>
          </table:table-cell>
          <table:table-cell table:number-columns-repeated="6"/>
          <table:table-cell table:formula="of:=([.B184]-[.B183])/10" office:value-type="float" office:value="250">
            <text:p>250</text:p>
          </table:table-cell>
          <table:table-cell table:number-columns-repeated="3"/>
          <table:table-cell table:formula="of:=SUM([.I184:.L184])" office:value-type="float" office:value="250">
            <text:p>250</text:p>
          </table:table-cell>
        </table:table-row>
        <table:table-row table:style-name="ro1">
          <table:table-cell office:value-type="string">
            <text:p>11:31:7,503</text:p>
          </table:table-cell>
          <table:table-cell office:value-type="float" office:value="833660">
            <text:p>833660</text:p>
          </table:table-cell>
          <table:table-cell table:number-columns-repeated="6"/>
          <table:table-cell table:formula="of:=([.B185]-[.B184])/10" office:value-type="float" office:value="250">
            <text:p>250</text:p>
          </table:table-cell>
          <table:table-cell table:number-columns-repeated="3"/>
          <table:table-cell table:formula="of:=SUM([.I185:.L185])" office:value-type="float" office:value="250">
            <text:p>250</text:p>
          </table:table-cell>
        </table:table-row>
        <table:table-row table:style-name="ro1">
          <table:table-cell office:value-type="string">
            <text:p>11:31:17,503</text:p>
          </table:table-cell>
          <table:table-cell office:value-type="float" office:value="836160">
            <text:p>836160</text:p>
          </table:table-cell>
          <table:table-cell table:number-columns-repeated="6"/>
          <table:table-cell table:formula="of:=([.B186]-[.B185])/10" office:value-type="float" office:value="250">
            <text:p>250</text:p>
          </table:table-cell>
          <table:table-cell table:number-columns-repeated="3"/>
          <table:table-cell table:formula="of:=SUM([.I186:.L186])" office:value-type="float" office:value="250">
            <text:p>250</text:p>
          </table:table-cell>
        </table:table-row>
        <table:table-row table:style-name="ro1">
          <table:table-cell office:value-type="string">
            <text:p>11:31:27,504</text:p>
          </table:table-cell>
          <table:table-cell office:value-type="float" office:value="838660">
            <text:p>838660</text:p>
          </table:table-cell>
          <table:table-cell table:number-columns-repeated="6"/>
          <table:table-cell table:formula="of:=([.B187]-[.B186])/10" office:value-type="float" office:value="250">
            <text:p>250</text:p>
          </table:table-cell>
          <table:table-cell table:number-columns-repeated="3"/>
          <table:table-cell table:formula="of:=SUM([.I187:.L187])" office:value-type="float" office:value="250">
            <text:p>250</text:p>
          </table:table-cell>
        </table:table-row>
        <table:table-row table:style-name="ro1">
          <table:table-cell office:value-type="string">
            <text:p>11:31:37,503</text:p>
          </table:table-cell>
          <table:table-cell office:value-type="float" office:value="841160">
            <text:p>841160</text:p>
          </table:table-cell>
          <table:table-cell table:number-columns-repeated="6"/>
          <table:table-cell table:formula="of:=([.B188]-[.B187])/10" office:value-type="float" office:value="250">
            <text:p>250</text:p>
          </table:table-cell>
          <table:table-cell table:number-columns-repeated="3"/>
          <table:table-cell table:formula="of:=SUM([.I188:.L188])" office:value-type="float" office:value="250">
            <text:p>250</text:p>
          </table:table-cell>
        </table:table-row>
        <table:table-row table:style-name="ro1">
          <table:table-cell office:value-type="string">
            <text:p>11:31:47,504</text:p>
          </table:table-cell>
          <table:table-cell office:value-type="float" office:value="843660">
            <text:p>843660</text:p>
          </table:table-cell>
          <table:table-cell table:number-columns-repeated="6"/>
          <table:table-cell table:formula="of:=([.B189]-[.B188])/10" office:value-type="float" office:value="250">
            <text:p>250</text:p>
          </table:table-cell>
          <table:table-cell table:number-columns-repeated="3"/>
          <table:table-cell table:formula="of:=SUM([.I189:.L189])" office:value-type="float" office:value="250">
            <text:p>250</text:p>
          </table:table-cell>
        </table:table-row>
        <table:table-row table:style-name="ro1">
          <table:table-cell office:value-type="string">
            <text:p>11:31:57,503</text:p>
          </table:table-cell>
          <table:table-cell office:value-type="float" office:value="846160">
            <text:p>846160</text:p>
          </table:table-cell>
          <table:table-cell table:number-columns-repeated="6"/>
          <table:table-cell table:formula="of:=([.B190]-[.B189])/10" office:value-type="float" office:value="250">
            <text:p>250</text:p>
          </table:table-cell>
          <table:table-cell table:number-columns-repeated="3"/>
          <table:table-cell table:formula="of:=SUM([.I190:.L190])" office:value-type="float" office:value="250">
            <text:p>250</text:p>
          </table:table-cell>
        </table:table-row>
        <table:table-row table:style-name="ro1">
          <table:table-cell office:value-type="string">
            <text:p>11:32:7,503</text:p>
          </table:table-cell>
          <table:table-cell office:value-type="float" office:value="848660">
            <text:p>848660</text:p>
          </table:table-cell>
          <table:table-cell table:number-columns-repeated="6"/>
          <table:table-cell table:formula="of:=([.B191]-[.B190])/10" office:value-type="float" office:value="250">
            <text:p>250</text:p>
          </table:table-cell>
          <table:table-cell table:number-columns-repeated="3"/>
          <table:table-cell table:formula="of:=SUM([.I191:.L191])" office:value-type="float" office:value="250">
            <text:p>250</text:p>
          </table:table-cell>
        </table:table-row>
        <table:table-row table:style-name="ro1">
          <table:table-cell office:value-type="string">
            <text:p>11:32:17,503</text:p>
          </table:table-cell>
          <table:table-cell office:value-type="float" office:value="851160">
            <text:p>851160</text:p>
          </table:table-cell>
          <table:table-cell table:number-columns-repeated="5"/>
          <table:table-cell office:value-type="float" office:value="1900">
            <text:p>1900</text:p>
          </table:table-cell>
          <table:table-cell table:formula="of:=([.B192]-[.B191])/10" office:value-type="float" office:value="250">
            <text:p>250</text:p>
          </table:table-cell>
          <table:table-cell table:number-columns-repeated="3"/>
          <table:table-cell table:formula="of:=SUM([.I192:.L192])" office:value-type="float" office:value="250">
            <text:p>250</text:p>
          </table:table-cell>
        </table:table-row>
        <table:table-row table:style-name="ro1">
          <table:table-cell office:value-type="string">
            <text:p>11:32:27,503</text:p>
          </table:table-cell>
          <table:table-cell office:value-type="float" office:value="853660">
            <text:p>853660</text:p>
          </table:table-cell>
          <table:table-cell table:number-columns-repeated="6"/>
          <table:table-cell table:formula="of:=([.B193]-[.B192])/10" office:value-type="float" office:value="250">
            <text:p>250</text:p>
          </table:table-cell>
          <table:table-cell table:number-columns-repeated="3"/>
          <table:table-cell table:formula="of:=SUM([.I193:.L193])" office:value-type="float" office:value="250">
            <text:p>250</text:p>
          </table:table-cell>
        </table:table-row>
        <table:table-row table:style-name="ro1">
          <table:table-cell office:value-type="string">
            <text:p>11:32:37,503</text:p>
          </table:table-cell>
          <table:table-cell office:value-type="float" office:value="856160">
            <text:p>856160</text:p>
          </table:table-cell>
          <table:table-cell table:number-columns-repeated="6"/>
          <table:table-cell table:formula="of:=([.B194]-[.B193])/10" office:value-type="float" office:value="250">
            <text:p>250</text:p>
          </table:table-cell>
          <table:table-cell table:number-columns-repeated="3"/>
          <table:table-cell table:formula="of:=SUM([.I194:.L194])" office:value-type="float" office:value="250">
            <text:p>250</text:p>
          </table:table-cell>
        </table:table-row>
        <table:table-row table:style-name="ro1">
          <table:table-cell office:value-type="string">
            <text:p>11:32:47,503</text:p>
          </table:table-cell>
          <table:table-cell office:value-type="float" office:value="858660">
            <text:p>858660</text:p>
          </table:table-cell>
          <table:table-cell table:number-columns-repeated="6"/>
          <table:table-cell table:formula="of:=([.B195]-[.B194])/10" office:value-type="float" office:value="250">
            <text:p>250</text:p>
          </table:table-cell>
          <table:table-cell table:number-columns-repeated="3"/>
          <table:table-cell table:formula="of:=SUM([.I195:.L195])" office:value-type="float" office:value="250">
            <text:p>250</text:p>
          </table:table-cell>
        </table:table-row>
        <table:table-row table:style-name="ro1">
          <table:table-cell office:value-type="string">
            <text:p>11:32:57,503</text:p>
          </table:table-cell>
          <table:table-cell office:value-type="float" office:value="861160">
            <text:p>861160</text:p>
          </table:table-cell>
          <table:table-cell table:number-columns-repeated="6"/>
          <table:table-cell table:formula="of:=([.B196]-[.B195])/10" office:value-type="float" office:value="250">
            <text:p>250</text:p>
          </table:table-cell>
          <table:table-cell table:number-columns-repeated="3"/>
          <table:table-cell table:formula="of:=SUM([.I196:.L196])" office:value-type="float" office:value="250">
            <text:p>250</text:p>
          </table:table-cell>
        </table:table-row>
        <table:table-row table:style-name="ro1">
          <table:table-cell office:value-type="string">
            <text:p>11:33:7,503</text:p>
          </table:table-cell>
          <table:table-cell office:value-type="float" office:value="863660">
            <text:p>863660</text:p>
          </table:table-cell>
          <table:table-cell table:number-columns-repeated="6"/>
          <table:table-cell table:formula="of:=([.B197]-[.B196])/10" office:value-type="float" office:value="250">
            <text:p>250</text:p>
          </table:table-cell>
          <table:table-cell table:number-columns-repeated="3"/>
          <table:table-cell table:formula="of:=SUM([.I197:.L197])" office:value-type="float" office:value="250">
            <text:p>250</text:p>
          </table:table-cell>
        </table:table-row>
        <table:table-row table:style-name="ro1">
          <table:table-cell office:value-type="string">
            <text:p>11:33:17,504</text:p>
          </table:table-cell>
          <table:table-cell office:value-type="float" office:value="866160">
            <text:p>866160</text:p>
          </table:table-cell>
          <table:table-cell table:number-columns-repeated="6"/>
          <table:table-cell table:formula="of:=([.B198]-[.B197])/10" office:value-type="float" office:value="250">
            <text:p>250</text:p>
          </table:table-cell>
          <table:table-cell table:number-columns-repeated="3"/>
          <table:table-cell table:formula="of:=SUM([.I198:.L198])" office:value-type="float" office:value="250">
            <text:p>250</text:p>
          </table:table-cell>
        </table:table-row>
        <table:table-row table:style-name="ro1">
          <table:table-cell office:value-type="string">
            <text:p>11:33:27,503</text:p>
          </table:table-cell>
          <table:table-cell office:value-type="float" office:value="868660">
            <text:p>868660</text:p>
          </table:table-cell>
          <table:table-cell table:number-columns-repeated="6"/>
          <table:table-cell table:formula="of:=([.B199]-[.B198])/10" office:value-type="float" office:value="250">
            <text:p>250</text:p>
          </table:table-cell>
          <table:table-cell table:number-columns-repeated="3"/>
          <table:table-cell table:formula="of:=SUM([.I199:.L199])" office:value-type="float" office:value="250">
            <text:p>250</text:p>
          </table:table-cell>
        </table:table-row>
        <table:table-row table:style-name="ro1">
          <table:table-cell office:value-type="string">
            <text:p>11:33:37,504</text:p>
          </table:table-cell>
          <table:table-cell office:value-type="float" office:value="871160">
            <text:p>871160</text:p>
          </table:table-cell>
          <table:table-cell table:number-columns-repeated="6"/>
          <table:table-cell table:formula="of:=([.B200]-[.B199])/10" office:value-type="float" office:value="250">
            <text:p>250</text:p>
          </table:table-cell>
          <table:table-cell table:number-columns-repeated="3"/>
          <table:table-cell table:formula="of:=SUM([.I200:.L200])" office:value-type="float" office:value="250">
            <text:p>250</text:p>
          </table:table-cell>
        </table:table-row>
        <table:table-row table:style-name="ro1">
          <table:table-cell office:value-type="string">
            <text:p>11:33:47,503</text:p>
          </table:table-cell>
          <table:table-cell office:value-type="float" office:value="873660">
            <text:p>873660</text:p>
          </table:table-cell>
          <table:table-cell table:number-columns-repeated="6"/>
          <table:table-cell table:formula="of:=([.B201]-[.B200])/10" office:value-type="float" office:value="250">
            <text:p>250</text:p>
          </table:table-cell>
          <table:table-cell table:number-columns-repeated="3"/>
          <table:table-cell table:formula="of:=SUM([.I201:.L201])" office:value-type="float" office:value="250">
            <text:p>250</text:p>
          </table:table-cell>
        </table:table-row>
        <table:table-row table:style-name="ro1">
          <table:table-cell office:value-type="string">
            <text:p>11:33:57,504</text:p>
          </table:table-cell>
          <table:table-cell office:value-type="float" office:value="876160">
            <text:p>876160</text:p>
          </table:table-cell>
          <table:table-cell table:number-columns-repeated="5"/>
          <table:table-cell office:value-type="float" office:value="2000">
            <text:p>2000</text:p>
          </table:table-cell>
          <table:table-cell table:formula="of:=([.B202]-[.B201])/10" office:value-type="float" office:value="250">
            <text:p>250</text:p>
          </table:table-cell>
          <table:table-cell table:number-columns-repeated="3"/>
          <table:table-cell table:formula="of:=SUM([.I202:.L202])" office:value-type="float" office:value="250">
            <text:p>250</text:p>
          </table:table-cell>
        </table:table-row>
        <table:table-row table:style-name="ro1">
          <table:table-cell office:value-type="string">
            <text:p>11:34:7,503</text:p>
          </table:table-cell>
          <table:table-cell office:value-type="float" office:value="878660">
            <text:p>878660</text:p>
          </table:table-cell>
          <table:table-cell table:number-columns-repeated="6"/>
          <table:table-cell table:formula="of:=([.B203]-[.B202])/10" office:value-type="float" office:value="250">
            <text:p>250</text:p>
          </table:table-cell>
          <table:table-cell table:number-columns-repeated="3"/>
          <table:table-cell table:formula="of:=SUM([.I203:.L203])" office:value-type="float" office:value="250">
            <text:p>250</text:p>
          </table:table-cell>
        </table:table-row>
        <table:table-row table:style-name="ro1">
          <table:table-cell office:value-type="string">
            <text:p>11:34:17,504</text:p>
          </table:table-cell>
          <table:table-cell office:value-type="float" office:value="881160">
            <text:p>881160</text:p>
          </table:table-cell>
          <table:table-cell table:number-columns-repeated="6"/>
          <table:table-cell table:formula="of:=([.B204]-[.B203])/10" office:value-type="float" office:value="250">
            <text:p>250</text:p>
          </table:table-cell>
          <table:table-cell table:number-columns-repeated="3"/>
          <table:table-cell table:formula="of:=SUM([.I204:.L204])" office:value-type="float" office:value="250">
            <text:p>250</text:p>
          </table:table-cell>
        </table:table-row>
        <table:table-row table:style-name="ro1">
          <table:table-cell office:value-type="string">
            <text:p>11:34:27,503</text:p>
          </table:table-cell>
          <table:table-cell office:value-type="float" office:value="883660">
            <text:p>883660</text:p>
          </table:table-cell>
          <table:table-cell table:number-columns-repeated="6"/>
          <table:table-cell table:formula="of:=([.B205]-[.B204])/10" office:value-type="float" office:value="250">
            <text:p>250</text:p>
          </table:table-cell>
          <table:table-cell table:number-columns-repeated="3"/>
          <table:table-cell table:formula="of:=SUM([.I205:.L205])" office:value-type="float" office:value="250">
            <text:p>250</text:p>
          </table:table-cell>
        </table:table-row>
        <table:table-row table:style-name="ro1">
          <table:table-cell office:value-type="string">
            <text:p>11:34:37,503</text:p>
          </table:table-cell>
          <table:table-cell office:value-type="float" office:value="886160">
            <text:p>886160</text:p>
          </table:table-cell>
          <table:table-cell table:number-columns-repeated="6"/>
          <table:table-cell table:formula="of:=([.B206]-[.B205])/10" office:value-type="float" office:value="250">
            <text:p>250</text:p>
          </table:table-cell>
          <table:table-cell table:number-columns-repeated="3"/>
          <table:table-cell table:formula="of:=SUM([.I206:.L206])" office:value-type="float" office:value="250">
            <text:p>250</text:p>
          </table:table-cell>
        </table:table-row>
        <table:table-row table:style-name="ro1">
          <table:table-cell office:value-type="string">
            <text:p>11:34:47,503</text:p>
          </table:table-cell>
          <table:table-cell office:value-type="float" office:value="888660">
            <text:p>888660</text:p>
          </table:table-cell>
          <table:table-cell table:number-columns-repeated="6"/>
          <table:table-cell table:formula="of:=([.B207]-[.B206])/10" office:value-type="float" office:value="250">
            <text:p>250</text:p>
          </table:table-cell>
          <table:table-cell table:number-columns-repeated="3"/>
          <table:table-cell table:formula="of:=SUM([.I207:.L207])" office:value-type="float" office:value="250">
            <text:p>250</text:p>
          </table:table-cell>
        </table:table-row>
        <table:table-row table:style-name="ro1">
          <table:table-cell office:value-type="string">
            <text:p>11:34:57,503</text:p>
          </table:table-cell>
          <table:table-cell office:value-type="float" office:value="891160">
            <text:p>891160</text:p>
          </table:table-cell>
          <table:table-cell table:number-columns-repeated="6"/>
          <table:table-cell table:formula="of:=([.B208]-[.B207])/10" office:value-type="float" office:value="250">
            <text:p>250</text:p>
          </table:table-cell>
          <table:table-cell table:number-columns-repeated="3"/>
          <table:table-cell table:formula="of:=SUM([.I208:.L208])" office:value-type="float" office:value="250">
            <text:p>250</text:p>
          </table:table-cell>
        </table:table-row>
        <table:table-row table:style-name="ro1">
          <table:table-cell office:value-type="string">
            <text:p>11:35:7,504</text:p>
          </table:table-cell>
          <table:table-cell office:value-type="float" office:value="893660">
            <text:p>893660</text:p>
          </table:table-cell>
          <table:table-cell table:number-columns-repeated="6"/>
          <table:table-cell table:formula="of:=([.B209]-[.B208])/10" office:value-type="float" office:value="250">
            <text:p>250</text:p>
          </table:table-cell>
          <table:table-cell table:number-columns-repeated="3"/>
          <table:table-cell table:formula="of:=SUM([.I209:.L209])" office:value-type="float" office:value="250">
            <text:p>250</text:p>
          </table:table-cell>
        </table:table-row>
        <table:table-row table:style-name="ro1">
          <table:table-cell office:value-type="string">
            <text:p>11:35:17,503</text:p>
          </table:table-cell>
          <table:table-cell office:value-type="float" office:value="896160">
            <text:p>896160</text:p>
          </table:table-cell>
          <table:table-cell table:number-columns-repeated="6"/>
          <table:table-cell table:formula="of:=([.B210]-[.B209])/10" office:value-type="float" office:value="250">
            <text:p>250</text:p>
          </table:table-cell>
          <table:table-cell table:number-columns-repeated="3"/>
          <table:table-cell table:formula="of:=SUM([.I210:.L210])" office:value-type="float" office:value="250">
            <text:p>250</text:p>
          </table:table-cell>
        </table:table-row>
        <table:table-row table:style-name="ro1">
          <table:table-cell office:value-type="string">
            <text:p>11:35:27,504</text:p>
          </table:table-cell>
          <table:table-cell office:value-type="float" office:value="898660">
            <text:p>898660</text:p>
          </table:table-cell>
          <table:table-cell table:number-columns-repeated="6"/>
          <table:table-cell table:formula="of:=([.B211]-[.B210])/10" office:value-type="float" office:value="250">
            <text:p>250</text:p>
          </table:table-cell>
          <table:table-cell table:number-columns-repeated="3"/>
          <table:table-cell table:formula="of:=SUM([.I211:.L211])" office:value-type="float" office:value="250">
            <text:p>250</text:p>
          </table:table-cell>
        </table:table-row>
        <table:table-row table:style-name="ro1">
          <table:table-cell office:value-type="string">
            <text:p>11:35:37,503</text:p>
          </table:table-cell>
          <table:table-cell office:value-type="float" office:value="901160">
            <text:p>901160</text:p>
          </table:table-cell>
          <table:table-cell table:number-columns-repeated="5"/>
          <table:table-cell office:value-type="float" office:value="2100">
            <text:p>2100</text:p>
          </table:table-cell>
          <table:table-cell table:formula="of:=([.B212]-[.B211])/10" office:value-type="float" office:value="250">
            <text:p>250</text:p>
          </table:table-cell>
          <table:table-cell table:number-columns-repeated="3"/>
          <table:table-cell table:formula="of:=SUM([.I212:.L212])" office:value-type="float" office:value="250">
            <text:p>250</text:p>
          </table:table-cell>
        </table:table-row>
        <table:table-row table:style-name="ro1">
          <table:table-cell office:value-type="string">
            <text:p>11:35:47,504</text:p>
          </table:table-cell>
          <table:table-cell office:value-type="float" office:value="903715">
            <text:p>903715</text:p>
          </table:table-cell>
          <table:table-cell table:number-columns-repeated="6"/>
          <table:table-cell table:formula="of:=([.B213]-[.B212])/10" office:value-type="float" office:value="255.5">
            <text:p>255.5</text:p>
          </table:table-cell>
          <table:table-cell table:number-columns-repeated="3"/>
          <table:table-cell table:formula="of:=SUM([.I213:.L213])" office:value-type="float" office:value="255.5">
            <text:p>255.5</text:p>
          </table:table-cell>
        </table:table-row>
        <table:table-row table:style-name="ro1">
          <table:table-cell office:value-type="string">
            <text:p>11:35:57,503</text:p>
          </table:table-cell>
          <table:table-cell office:value-type="float" office:value="906520">
            <text:p>906520</text:p>
          </table:table-cell>
          <table:table-cell table:number-columns-repeated="6"/>
          <table:table-cell table:formula="of:=([.B214]-[.B213])/10" office:value-type="float" office:value="280.5">
            <text:p>280.5</text:p>
          </table:table-cell>
          <table:table-cell table:number-columns-repeated="3"/>
          <table:table-cell table:formula="of:=SUM([.I214:.L214])" office:value-type="float" office:value="280.5">
            <text:p>280.5</text:p>
          </table:table-cell>
        </table:table-row>
        <table:table-row table:style-name="ro1">
          <table:table-cell office:value-type="string">
            <text:p>11:36:7,504</text:p>
          </table:table-cell>
          <table:table-cell office:value-type="float" office:value="909565">
            <text:p>909565</text:p>
          </table:table-cell>
          <table:table-cell table:number-columns-repeated="6"/>
          <table:table-cell table:formula="of:=([.B215]-[.B214])/10" office:value-type="float" office:value="304.5">
            <text:p>304.5</text:p>
          </table:table-cell>
          <table:table-cell table:number-columns-repeated="3"/>
          <table:table-cell table:formula="of:=SUM([.I215:.L215])" office:value-type="float" office:value="304.5">
            <text:p>304.5</text:p>
          </table:table-cell>
        </table:table-row>
        <table:table-row table:style-name="ro1">
          <table:table-cell office:value-type="string">
            <text:p>11:36:17,503</text:p>
          </table:table-cell>
          <table:table-cell office:value-type="float" office:value="912870">
            <text:p>912870</text:p>
          </table:table-cell>
          <table:table-cell table:number-columns-repeated="6"/>
          <table:table-cell table:formula="of:=([.B216]-[.B215])/10" office:value-type="float" office:value="330.5">
            <text:p>330.5</text:p>
          </table:table-cell>
          <table:table-cell table:number-columns-repeated="3"/>
          <table:table-cell table:formula="of:=SUM([.I216:.L216])" office:value-type="float" office:value="330.5">
            <text:p>330.5</text:p>
          </table:table-cell>
        </table:table-row>
        <table:table-row table:style-name="ro1">
          <table:table-cell office:value-type="string">
            <text:p>11:36:27,503</text:p>
          </table:table-cell>
          <table:table-cell office:value-type="float" office:value="916415">
            <text:p>916415</text:p>
          </table:table-cell>
          <table:table-cell table:number-columns-repeated="6"/>
          <table:table-cell table:formula="of:=([.B217]-[.B216])/10" office:value-type="float" office:value="354.5">
            <text:p>354.5</text:p>
          </table:table-cell>
          <table:table-cell table:number-columns-repeated="3"/>
          <table:table-cell table:formula="of:=SUM([.I217:.L217])" office:value-type="float" office:value="354.5">
            <text:p>354.5</text:p>
          </table:table-cell>
        </table:table-row>
        <table:table-row table:style-name="ro1">
          <table:table-cell office:value-type="string">
            <text:p>11:36:37,503</text:p>
          </table:table-cell>
          <table:table-cell office:value-type="float" office:value="920220">
            <text:p>920220</text:p>
          </table:table-cell>
          <table:table-cell table:number-columns-repeated="6"/>
          <table:table-cell table:formula="of:=([.B218]-[.B217])/10" office:value-type="float" office:value="380.5">
            <text:p>380.5</text:p>
          </table:table-cell>
          <table:table-cell table:number-columns-repeated="3"/>
          <table:table-cell table:formula="of:=SUM([.I218:.L218])" office:value-type="float" office:value="380.5">
            <text:p>380.5</text:p>
          </table:table-cell>
        </table:table-row>
        <table:table-row table:style-name="ro1">
          <table:table-cell office:value-type="string">
            <text:p>11:36:47,503</text:p>
          </table:table-cell>
          <table:table-cell office:value-type="float" office:value="924265">
            <text:p>924265</text:p>
          </table:table-cell>
          <table:table-cell table:number-columns-repeated="6"/>
          <table:table-cell table:formula="of:=([.B219]-[.B218])/10" office:value-type="float" office:value="404.5">
            <text:p>404.5</text:p>
          </table:table-cell>
          <table:table-cell table:number-columns-repeated="3"/>
          <table:table-cell table:formula="of:=SUM([.I219:.L219])" office:value-type="float" office:value="404.5">
            <text:p>404.5</text:p>
          </table:table-cell>
        </table:table-row>
        <table:table-row table:style-name="ro1">
          <table:table-cell office:value-type="string">
            <text:p>11:36:57,504</text:p>
          </table:table-cell>
          <table:table-cell office:value-type="float" office:value="928570">
            <text:p>928570</text:p>
          </table:table-cell>
          <table:table-cell table:number-columns-repeated="6"/>
          <table:table-cell table:formula="of:=([.B220]-[.B219])/10" office:value-type="float" office:value="430.5">
            <text:p>430.5</text:p>
          </table:table-cell>
          <table:table-cell table:number-columns-repeated="3"/>
          <table:table-cell table:formula="of:=SUM([.I220:.L220])" office:value-type="float" office:value="430.5">
            <text:p>430.5</text:p>
          </table:table-cell>
        </table:table-row>
        <table:table-row table:style-name="ro1">
          <table:table-cell office:value-type="string">
            <text:p>11:37:7,503</text:p>
          </table:table-cell>
          <table:table-cell office:value-type="float" office:value="933115">
            <text:p>933115</text:p>
          </table:table-cell>
          <table:table-cell table:number-columns-repeated="6"/>
          <table:table-cell table:formula="of:=([.B221]-[.B220])/10" office:value-type="float" office:value="454.5">
            <text:p>454.5</text:p>
          </table:table-cell>
          <table:table-cell table:number-columns-repeated="3"/>
          <table:table-cell table:formula="of:=SUM([.I221:.L221])" office:value-type="float" office:value="454.5">
            <text:p>454.5</text:p>
          </table:table-cell>
        </table:table-row>
        <table:table-row table:style-name="ro1">
          <table:table-cell office:value-type="string">
            <text:p>11:37:17,503</text:p>
          </table:table-cell>
          <table:table-cell office:value-type="float" office:value="937920">
            <text:p>937920</text:p>
          </table:table-cell>
          <table:table-cell table:number-columns-repeated="5"/>
          <table:table-cell office:value-type="float" office:value="2200">
            <text:p>2200</text:p>
          </table:table-cell>
          <table:table-cell table:formula="of:=([.B222]-[.B221])/10" office:value-type="float" office:value="480.5">
            <text:p>480.5</text:p>
          </table:table-cell>
          <table:table-cell table:number-columns-repeated="3"/>
          <table:table-cell table:formula="of:=SUM([.I222:.L222])" office:value-type="float" office:value="480.5">
            <text:p>480.5</text:p>
          </table:table-cell>
        </table:table-row>
        <table:table-row table:style-name="ro1">
          <table:table-cell office:value-type="string">
            <text:p>11:37:27,503</text:p>
          </table:table-cell>
          <table:table-cell office:value-type="float" office:value="942965">
            <text:p>942965</text:p>
          </table:table-cell>
          <table:table-cell table:number-columns-repeated="6"/>
          <table:table-cell table:formula="of:=([.B223]-[.B222])/10" office:value-type="float" office:value="504.5">
            <text:p>504.5</text:p>
          </table:table-cell>
          <table:table-cell table:number-columns-repeated="3"/>
          <table:table-cell table:formula="of:=SUM([.I223:.L223])" office:value-type="float" office:value="504.5">
            <text:p>504.5</text:p>
          </table:table-cell>
        </table:table-row>
        <table:table-row table:style-name="ro1">
          <table:table-cell office:value-type="string">
            <text:p>11:37:37,504</text:p>
          </table:table-cell>
          <table:table-cell office:value-type="float" office:value="948270">
            <text:p>948270</text:p>
          </table:table-cell>
          <table:table-cell table:number-columns-repeated="6"/>
          <table:table-cell table:formula="of:=([.B224]-[.B223])/10" office:value-type="float" office:value="530.5">
            <text:p>530.5</text:p>
          </table:table-cell>
          <table:table-cell table:number-columns-repeated="3"/>
          <table:table-cell table:formula="of:=SUM([.I224:.L224])" office:value-type="float" office:value="530.5">
            <text:p>530.5</text:p>
          </table:table-cell>
        </table:table-row>
        <table:table-row table:style-name="ro1">
          <table:table-cell office:value-type="string">
            <text:p>11:37:47,503</text:p>
          </table:table-cell>
          <table:table-cell office:value-type="float" office:value="953815">
            <text:p>953815</text:p>
          </table:table-cell>
          <table:table-cell table:number-columns-repeated="6"/>
          <table:table-cell table:formula="of:=([.B225]-[.B224])/10" office:value-type="float" office:value="554.5">
            <text:p>554.5</text:p>
          </table:table-cell>
          <table:table-cell table:number-columns-repeated="3"/>
          <table:table-cell table:formula="of:=SUM([.I225:.L225])" office:value-type="float" office:value="554.5">
            <text:p>554.5</text:p>
          </table:table-cell>
        </table:table-row>
        <table:table-row table:style-name="ro1">
          <table:table-cell office:value-type="string">
            <text:p>11:37:57,503</text:p>
          </table:table-cell>
          <table:table-cell office:value-type="float" office:value="959620">
            <text:p>959620</text:p>
          </table:table-cell>
          <table:table-cell table:number-columns-repeated="2"/>
          <table:table-cell/>
          <table:table-cell table:number-columns-repeated="3"/>
          <table:table-cell table:formula="of:=([.B226]-[.B225])/10" office:value-type="float" office:value="580.5">
            <text:p>580.5</text:p>
          </table:table-cell>
          <table:table-cell table:number-columns-repeated="3"/>
          <table:table-cell table:formula="of:=SUM([.I226:.L226])" office:value-type="float" office:value="580.5">
            <text:p>580.5</text:p>
          </table:table-cell>
        </table:table-row>
        <table:table-row table:style-name="ro1">
          <table:table-cell office:value-type="string">
            <text:p>11:38:7,504</text:p>
          </table:table-cell>
          <table:table-cell office:value-type="float" office:value="965665">
            <text:p>96566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formula="of:=([.B227]-[.B226])/10" office:value-type="float" office:value="604.5">
            <text:p>604.5</text:p>
          </table:table-cell>
          <table:table-cell table:number-columns-repeated="2"/>
          <table:table-cell table:formula="of:=([.E227]-[.E226])/10" office:value-type="float" office:value="0">
            <text:p>0</text:p>
          </table:table-cell>
          <table:table-cell table:formula="of:=SUM([.I227:.L227])" office:value-type="float" office:value="604.5">
            <text:p>604.5</text:p>
          </table:table-cell>
        </table:table-row>
        <table:table-row table:style-name="ro1">
          <table:table-cell office:value-type="string">
            <text:p>11:38:17,503</text:p>
          </table:table-cell>
          <table:table-cell office:value-type="float" office:value="968700">
            <text:p>968700</text:p>
          </table:table-cell>
          <table:table-cell table:number-columns-repeated="2"/>
          <table:table-cell office:value-type="float" office:value="3010">
            <text:p>3010</text:p>
          </table:table-cell>
          <table:table-cell table:number-columns-repeated="3"/>
          <table:table-cell table:formula="of:=([.B228]-[.B227])/10" office:value-type="float" office:value="303.5">
            <text:p>303.5</text:p>
          </table:table-cell>
          <table:table-cell table:number-columns-repeated="2"/>
          <table:table-cell table:formula="of:=([.E228]-[.E227])/10" office:value-type="float" office:value="301">
            <text:p>301</text:p>
          </table:table-cell>
          <table:table-cell table:formula="of:=SUM([.I228:.L228])" office:value-type="float" office:value="604.5">
            <text:p>604.5</text:p>
          </table:table-cell>
        </table:table-row>
        <table:table-row table:style-name="ro1">
          <table:table-cell office:value-type="string">
            <text:p>11:38:27,503</text:p>
          </table:table-cell>
          <table:table-cell office:value-type="float" office:value="972685">
            <text:p>972685</text:p>
          </table:table-cell>
          <table:table-cell table:number-columns-repeated="2"/>
          <table:table-cell office:value-type="float" office:value="5635">
            <text:p>5635</text:p>
          </table:table-cell>
          <table:table-cell table:number-columns-repeated="3"/>
          <table:table-cell table:formula="of:=([.B229]-[.B228])/10" office:value-type="float" office:value="398.5">
            <text:p>398.5</text:p>
          </table:table-cell>
          <table:table-cell table:number-columns-repeated="2"/>
          <table:table-cell table:formula="of:=([.E229]-[.E228])/10" office:value-type="float" office:value="262.5">
            <text:p>262.5</text:p>
          </table:table-cell>
          <table:table-cell table:formula="of:=SUM([.I229:.L229])" office:value-type="float" office:value="661">
            <text:p>661</text:p>
          </table:table-cell>
        </table:table-row>
        <table:table-row table:style-name="ro1">
          <table:table-cell office:value-type="string">
            <text:p>11:38:37,504</text:p>
          </table:table-cell>
          <table:table-cell office:value-type="float" office:value="977420">
            <text:p>977420</text:p>
          </table:table-cell>
          <table:table-cell table:number-columns-repeated="2"/>
          <table:table-cell office:value-type="float" office:value="7730">
            <text:p>7730</text:p>
          </table:table-cell>
          <table:table-cell table:number-columns-repeated="3"/>
          <table:table-cell table:formula="of:=([.B230]-[.B229])/10" office:value-type="float" office:value="473.5">
            <text:p>473.5</text:p>
          </table:table-cell>
          <table:table-cell table:number-columns-repeated="2"/>
          <table:table-cell table:formula="of:=([.E230]-[.E229])/10" office:value-type="float" office:value="209.5">
            <text:p>209.5</text:p>
          </table:table-cell>
          <table:table-cell table:formula="of:=SUM([.I230:.L230])" office:value-type="float" office:value="683">
            <text:p>683</text:p>
          </table:table-cell>
        </table:table-row>
        <table:table-row table:style-name="ro1">
          <table:table-cell office:value-type="string">
            <text:p>11:38:47,503</text:p>
          </table:table-cell>
          <table:table-cell office:value-type="float" office:value="982690">
            <text:p>982690</text:p>
          </table:table-cell>
          <table:table-cell table:number-columns-repeated="2"/>
          <table:table-cell office:value-type="float" office:value="9470">
            <text:p>9470</text:p>
          </table:table-cell>
          <table:table-cell table:number-columns-repeated="3"/>
          <table:table-cell table:formula="of:=([.B231]-[.B230])/10" office:value-type="float" office:value="527">
            <text:p>527</text:p>
          </table:table-cell>
          <table:table-cell table:number-columns-repeated="2"/>
          <table:table-cell table:formula="of:=([.E231]-[.E230])/10" office:value-type="float" office:value="174">
            <text:p>174</text:p>
          </table:table-cell>
          <table:table-cell table:formula="of:=SUM([.I231:.L231])" office:value-type="float" office:value="701">
            <text:p>701</text:p>
          </table:table-cell>
        </table:table-row>
        <table:table-row table:style-name="ro1">
          <table:table-cell office:value-type="string">
            <text:p>11:38:57,503</text:p>
          </table:table-cell>
          <table:table-cell office:value-type="float" office:value="988740">
            <text:p>988740</text:p>
          </table:table-cell>
          <table:table-cell table:number-columns-repeated="2"/>
          <table:table-cell office:value-type="float" office:value="10730">
            <text:p>10730</text:p>
          </table:table-cell>
          <table:table-cell table:number-columns-repeated="2"/>
          <table:table-cell office:value-type="float" office:value="2300">
            <text:p>2300</text:p>
          </table:table-cell>
          <table:table-cell table:formula="of:=([.B232]-[.B231])/10" office:value-type="float" office:value="605">
            <text:p>605</text:p>
          </table:table-cell>
          <table:table-cell table:number-columns-repeated="2"/>
          <table:table-cell table:formula="of:=([.E232]-[.E231])/10" office:value-type="float" office:value="126">
            <text:p>126</text:p>
          </table:table-cell>
          <table:table-cell table:formula="of:=SUM([.I232:.L232])" office:value-type="float" office:value="731">
            <text:p>731</text:p>
          </table:table-cell>
        </table:table-row>
        <table:table-row table:style-name="ro1">
          <table:table-cell office:value-type="string">
            <text:p>11:39:7,504</text:p>
          </table:table-cell>
          <table:table-cell office:value-type="float" office:value="995530">
            <text:p>995530</text:p>
          </table:table-cell>
          <table:table-cell table:number-columns-repeated="2"/>
          <table:table-cell office:value-type="float" office:value="11570">
            <text:p>11570</text:p>
          </table:table-cell>
          <table:table-cell table:number-columns-repeated="3"/>
          <table:table-cell table:formula="of:=([.B233]-[.B232])/10" office:value-type="float" office:value="679">
            <text:p>679</text:p>
          </table:table-cell>
          <table:table-cell table:number-columns-repeated="2"/>
          <table:table-cell table:formula="of:=([.E233]-[.E232])/10" office:value-type="float" office:value="84">
            <text:p>84</text:p>
          </table:table-cell>
          <table:table-cell table:formula="of:=SUM([.I233:.L233])" office:value-type="float" office:value="763">
            <text:p>763</text:p>
          </table:table-cell>
        </table:table-row>
        <table:table-row table:style-name="ro1">
          <table:table-cell office:value-type="string">
            <text:p>11:39:17,503</text:p>
          </table:table-cell>
          <table:table-cell office:value-type="float" office:value="1000370">
            <text:p>1000370</text:p>
          </table:table-cell>
          <table:table-cell table:number-columns-repeated="2"/>
          <table:table-cell office:value-type="float" office:value="14020">
            <text:p>14020</text:p>
          </table:table-cell>
          <table:table-cell table:number-columns-repeated="3"/>
          <table:table-cell table:formula="of:=([.B234]-[.B233])/10" office:value-type="float" office:value="484">
            <text:p>484</text:p>
          </table:table-cell>
          <table:table-cell table:number-columns-repeated="2"/>
          <table:table-cell table:formula="of:=([.E234]-[.E233])/10" office:value-type="float" office:value="245">
            <text:p>245</text:p>
          </table:table-cell>
          <table:table-cell table:formula="of:=SUM([.I234:.L234])" office:value-type="float" office:value="729">
            <text:p>729</text:p>
          </table:table-cell>
        </table:table-row>
        <table:table-row table:style-name="ro1">
          <table:table-cell office:value-type="string">
            <text:p>11:39:27,503</text:p>
          </table:table-cell>
          <table:table-cell office:value-type="float" office:value="1004660">
            <text:p>1004660</text:p>
          </table:table-cell>
          <table:table-cell table:number-columns-repeated="2"/>
          <table:table-cell office:value-type="float" office:value="17200">
            <text:p>17200</text:p>
          </table:table-cell>
          <table:table-cell table:number-columns-repeated="3"/>
          <table:table-cell table:formula="of:=([.B235]-[.B234])/10" office:value-type="float" office:value="429">
            <text:p>429</text:p>
          </table:table-cell>
          <table:table-cell table:number-columns-repeated="2"/>
          <table:table-cell table:formula="of:=([.E235]-[.E234])/10" office:value-type="float" office:value="318">
            <text:p>318</text:p>
          </table:table-cell>
          <table:table-cell table:formula="of:=SUM([.I235:.L235])" office:value-type="float" office:value="747">
            <text:p>747</text:p>
          </table:table-cell>
        </table:table-row>
        <table:table-row table:style-name="ro1">
          <table:table-cell office:value-type="string">
            <text:p>11:39:37,504</text:p>
          </table:table-cell>
          <table:table-cell office:value-type="float" office:value="1008770">
            <text:p>1008770</text:p>
          </table:table-cell>
          <table:table-cell table:number-columns-repeated="2"/>
          <table:table-cell office:value-type="float" office:value="20540">
            <text:p>20540</text:p>
          </table:table-cell>
          <table:table-cell table:number-columns-repeated="3"/>
          <table:table-cell table:formula="of:=([.B236]-[.B235])/10" office:value-type="float" office:value="411">
            <text:p>411</text:p>
          </table:table-cell>
          <table:table-cell table:number-columns-repeated="2"/>
          <table:table-cell table:formula="of:=([.E236]-[.E235])/10" office:value-type="float" office:value="334">
            <text:p>334</text:p>
          </table:table-cell>
          <table:table-cell table:formula="of:=SUM([.I236:.L236])" office:value-type="float" office:value="745">
            <text:p>745</text:p>
          </table:table-cell>
        </table:table-row>
        <table:table-row table:style-name="ro1">
          <table:table-cell office:value-type="string">
            <text:p>11:39:47,503</text:p>
          </table:table-cell>
          <table:table-cell office:value-type="float" office:value="1013170">
            <text:p>1013170</text:p>
          </table:table-cell>
          <table:table-cell table:number-columns-repeated="2"/>
          <table:table-cell office:value-type="float" office:value="23700">
            <text:p>23700</text:p>
          </table:table-cell>
          <table:table-cell table:number-columns-repeated="3"/>
          <table:table-cell table:formula="of:=([.B237]-[.B236])/10" office:value-type="float" office:value="440">
            <text:p>440</text:p>
          </table:table-cell>
          <table:table-cell table:number-columns-repeated="2"/>
          <table:table-cell table:formula="of:=([.E237]-[.E236])/10" office:value-type="float" office:value="316">
            <text:p>316</text:p>
          </table:table-cell>
          <table:table-cell table:formula="of:=SUM([.I237:.L237])" office:value-type="float" office:value="756">
            <text:p>756</text:p>
          </table:table-cell>
        </table:table-row>
        <table:table-row table:style-name="ro1">
          <table:table-cell office:value-type="string">
            <text:p>11:39:57,503</text:p>
          </table:table-cell>
          <table:table-cell office:value-type="float" office:value="1017880">
            <text:p>1017880</text:p>
          </table:table-cell>
          <table:table-cell table:number-columns-repeated="2"/>
          <table:table-cell office:value-type="float" office:value="26480">
            <text:p>26480</text:p>
          </table:table-cell>
          <table:table-cell table:number-columns-repeated="3"/>
          <table:table-cell table:formula="of:=([.B238]-[.B237])/10" office:value-type="float" office:value="471">
            <text:p>471</text:p>
          </table:table-cell>
          <table:table-cell table:number-columns-repeated="2"/>
          <table:table-cell table:formula="of:=([.E238]-[.E237])/10" office:value-type="float" office:value="278">
            <text:p>278</text:p>
          </table:table-cell>
          <table:table-cell table:formula="of:=SUM([.I238:.L238])" office:value-type="float" office:value="749">
            <text:p>749</text:p>
          </table:table-cell>
        </table:table-row>
        <table:table-row table:style-name="ro1">
          <table:table-cell office:value-type="string">
            <text:p>11:40:7,504</text:p>
          </table:table-cell>
          <table:table-cell office:value-type="float" office:value="1022670">
            <text:p>1022670</text:p>
          </table:table-cell>
          <table:table-cell table:number-columns-repeated="2"/>
          <table:table-cell office:value-type="float" office:value="29240">
            <text:p>29240</text:p>
          </table:table-cell>
          <table:table-cell table:number-columns-repeated="3"/>
          <table:table-cell table:formula="of:=([.B239]-[.B238])/10" office:value-type="float" office:value="479">
            <text:p>479</text:p>
          </table:table-cell>
          <table:table-cell table:number-columns-repeated="2"/>
          <table:table-cell table:formula="of:=([.E239]-[.E238])/10" office:value-type="float" office:value="276">
            <text:p>276</text:p>
          </table:table-cell>
          <table:table-cell table:formula="of:=SUM([.I239:.L239])" office:value-type="float" office:value="755">
            <text:p>755</text:p>
          </table:table-cell>
        </table:table-row>
        <table:table-row table:style-name="ro1">
          <table:table-cell office:value-type="string">
            <text:p>11:40:17,503</text:p>
          </table:table-cell>
          <table:table-cell office:value-type="float" office:value="1027620">
            <text:p>1027620</text:p>
          </table:table-cell>
          <table:table-cell table:number-columns-repeated="2"/>
          <table:table-cell office:value-type="float" office:value="31770">
            <text:p>31770</text:p>
          </table:table-cell>
          <table:table-cell table:number-columns-repeated="3"/>
          <table:table-cell table:formula="of:=([.B240]-[.B239])/10" office:value-type="float" office:value="495">
            <text:p>495</text:p>
          </table:table-cell>
          <table:table-cell table:number-columns-repeated="2"/>
          <table:table-cell table:formula="of:=([.E240]-[.E239])/10" office:value-type="float" office:value="253">
            <text:p>253</text:p>
          </table:table-cell>
          <table:table-cell table:formula="of:=SUM([.I240:.L240])" office:value-type="float" office:value="748">
            <text:p>748</text:p>
          </table:table-cell>
        </table:table-row>
        <table:table-row table:style-name="ro1">
          <table:table-cell office:value-type="string">
            <text:p>11:40:27,503</text:p>
          </table:table-cell>
          <table:table-cell office:value-type="float" office:value="1032420">
            <text:p>1032420</text:p>
          </table:table-cell>
          <table:table-cell table:number-columns-repeated="2"/>
          <table:table-cell office:value-type="float" office:value="34470">
            <text:p>34470</text:p>
          </table:table-cell>
          <table:table-cell table:number-columns-repeated="3"/>
          <table:table-cell table:formula="of:=([.B241]-[.B240])/10" office:value-type="float" office:value="480">
            <text:p>480</text:p>
          </table:table-cell>
          <table:table-cell table:number-columns-repeated="2"/>
          <table:table-cell table:formula="of:=([.E241]-[.E240])/10" office:value-type="float" office:value="270">
            <text:p>270</text:p>
          </table:table-cell>
          <table:table-cell table:formula="of:=SUM([.I241:.L241])" office:value-type="float" office:value="750">
            <text:p>750</text:p>
          </table:table-cell>
        </table:table-row>
        <table:table-row table:style-name="ro1">
          <table:table-cell office:value-type="string">
            <text:p>11:40:37,503</text:p>
          </table:table-cell>
          <table:table-cell office:value-type="float" office:value="1037490">
            <text:p>1037490</text:p>
          </table:table-cell>
          <table:table-cell table:number-columns-repeated="2"/>
          <table:table-cell office:value-type="float" office:value="36900">
            <text:p>36900</text:p>
          </table:table-cell>
          <table:table-cell table:number-columns-repeated="2"/>
          <table:table-cell office:value-type="float" office:value="2400">
            <text:p>2400</text:p>
          </table:table-cell>
          <table:table-cell table:formula="of:=([.B242]-[.B241])/10" office:value-type="float" office:value="507">
            <text:p>507</text:p>
          </table:table-cell>
          <table:table-cell table:number-columns-repeated="2"/>
          <table:table-cell table:formula="of:=([.E242]-[.E241])/10" office:value-type="float" office:value="243">
            <text:p>243</text:p>
          </table:table-cell>
          <table:table-cell table:formula="of:=SUM([.I242:.L242])" office:value-type="float" office:value="750">
            <text:p>750</text:p>
          </table:table-cell>
        </table:table-row>
        <table:table-row table:style-name="ro1">
          <table:table-cell office:value-type="string">
            <text:p>11:40:47,503</text:p>
          </table:table-cell>
          <table:table-cell office:value-type="float" office:value="1042370">
            <text:p>1042370</text:p>
          </table:table-cell>
          <table:table-cell table:number-columns-repeated="2"/>
          <table:table-cell office:value-type="float" office:value="39530">
            <text:p>39530</text:p>
          </table:table-cell>
          <table:table-cell table:number-columns-repeated="3"/>
          <table:table-cell table:formula="of:=([.B243]-[.B242])/10" office:value-type="float" office:value="488">
            <text:p>488</text:p>
          </table:table-cell>
          <table:table-cell table:number-columns-repeated="2"/>
          <table:table-cell table:formula="of:=([.E243]-[.E242])/10" office:value-type="float" office:value="263">
            <text:p>263</text:p>
          </table:table-cell>
          <table:table-cell table:formula="of:=SUM([.I243:.L243])" office:value-type="float" office:value="751">
            <text:p>751</text:p>
          </table:table-cell>
        </table:table-row>
        <table:table-row table:style-name="ro1">
          <table:table-cell office:value-type="string">
            <text:p>11:40:57,503</text:p>
          </table:table-cell>
          <table:table-cell office:value-type="float" office:value="1047270">
            <text:p>1047270</text:p>
          </table:table-cell>
          <table:table-cell table:number-columns-repeated="2"/>
          <table:table-cell office:value-type="float" office:value="42130">
            <text:p>42130</text:p>
          </table:table-cell>
          <table:table-cell table:number-columns-repeated="3"/>
          <table:table-cell table:formula="of:=([.B244]-[.B243])/10" office:value-type="float" office:value="490">
            <text:p>490</text:p>
          </table:table-cell>
          <table:table-cell table:number-columns-repeated="2"/>
          <table:table-cell table:formula="of:=([.E244]-[.E243])/10" office:value-type="float" office:value="260">
            <text:p>260</text:p>
          </table:table-cell>
          <table:table-cell table:formula="of:=SUM([.I244:.L244])" office:value-type="float" office:value="750">
            <text:p>750</text:p>
          </table:table-cell>
        </table:table-row>
        <table:table-row table:style-name="ro1">
          <table:table-cell office:value-type="string">
            <text:p>11:41:7,504</text:p>
          </table:table-cell>
          <table:table-cell office:value-type="float" office:value="1052170">
            <text:p>1052170</text:p>
          </table:table-cell>
          <table:table-cell table:number-columns-repeated="2"/>
          <table:table-cell office:value-type="float" office:value="44730">
            <text:p>44730</text:p>
          </table:table-cell>
          <table:table-cell table:number-columns-repeated="3"/>
          <table:table-cell table:formula="of:=([.B245]-[.B244])/10" office:value-type="float" office:value="490">
            <text:p>490</text:p>
          </table:table-cell>
          <table:table-cell table:number-columns-repeated="2"/>
          <table:table-cell table:formula="of:=([.E245]-[.E244])/10" office:value-type="float" office:value="260">
            <text:p>260</text:p>
          </table:table-cell>
          <table:table-cell table:formula="of:=SUM([.I245:.L245])" office:value-type="float" office:value="750">
            <text:p>750</text:p>
          </table:table-cell>
        </table:table-row>
        <table:table-row table:style-name="ro1">
          <table:table-cell office:value-type="string">
            <text:p>11:41:17,503</text:p>
          </table:table-cell>
          <table:table-cell office:value-type="float" office:value="1057470">
            <text:p>1057470</text:p>
          </table:table-cell>
          <table:table-cell table:number-columns-repeated="2"/>
          <table:table-cell office:value-type="float" office:value="46980">
            <text:p>46980</text:p>
          </table:table-cell>
          <table:table-cell table:number-columns-repeated="3"/>
          <table:table-cell table:formula="of:=([.B246]-[.B245])/10" office:value-type="float" office:value="530">
            <text:p>530</text:p>
          </table:table-cell>
          <table:table-cell table:number-columns-repeated="2"/>
          <table:table-cell table:formula="of:=([.E246]-[.E245])/10" office:value-type="float" office:value="225">
            <text:p>225</text:p>
          </table:table-cell>
          <table:table-cell table:formula="of:=SUM([.I246:.L246])" office:value-type="float" office:value="755">
            <text:p>755</text:p>
          </table:table-cell>
        </table:table-row>
        <table:table-row table:style-name="ro1">
          <table:table-cell office:value-type="string">
            <text:p>11:41:27,503</text:p>
          </table:table-cell>
          <table:table-cell office:value-type="float" office:value="1063110">
            <text:p>1063110</text:p>
          </table:table-cell>
          <table:table-cell table:number-columns-repeated="2"/>
          <table:table-cell office:value-type="float" office:value="48890">
            <text:p>48890</text:p>
          </table:table-cell>
          <table:table-cell table:number-columns-repeated="3"/>
          <table:table-cell table:formula="of:=([.B247]-[.B246])/10" office:value-type="float" office:value="564">
            <text:p>564</text:p>
          </table:table-cell>
          <table:table-cell table:number-columns-repeated="2"/>
          <table:table-cell table:formula="of:=([.E247]-[.E246])/10" office:value-type="float" office:value="191">
            <text:p>191</text:p>
          </table:table-cell>
          <table:table-cell table:formula="of:=SUM([.I247:.L247])" office:value-type="float" office:value="755">
            <text:p>755</text:p>
          </table:table-cell>
        </table:table-row>
        <table:table-row table:style-name="ro1">
          <table:table-cell office:value-type="string">
            <text:p>11:41:37,504</text:p>
          </table:table-cell>
          <table:table-cell office:value-type="float" office:value="1069160">
            <text:p>1069160</text:p>
          </table:table-cell>
          <table:table-cell table:number-columns-repeated="2"/>
          <table:table-cell office:value-type="float" office:value="50330">
            <text:p>50330</text:p>
          </table:table-cell>
          <table:table-cell table:number-columns-repeated="3"/>
          <table:table-cell table:formula="of:=([.B248]-[.B247])/10" office:value-type="float" office:value="605">
            <text:p>605</text:p>
          </table:table-cell>
          <table:table-cell table:number-columns-repeated="2"/>
          <table:table-cell table:formula="of:=([.E248]-[.E247])/10" office:value-type="float" office:value="144">
            <text:p>144</text:p>
          </table:table-cell>
          <table:table-cell table:formula="of:=SUM([.I248:.L248])" office:value-type="float" office:value="749">
            <text:p>749</text:p>
          </table:table-cell>
        </table:table-row>
        <table:table-row table:style-name="ro1">
          <table:table-cell office:value-type="string">
            <text:p>11:41:47,503</text:p>
          </table:table-cell>
          <table:table-cell office:value-type="float" office:value="1074090">
            <text:p>1074090</text:p>
          </table:table-cell>
          <table:table-cell table:number-columns-repeated="2"/>
          <table:table-cell office:value-type="float" office:value="52810">
            <text:p>52810</text:p>
          </table:table-cell>
          <table:table-cell table:number-columns-repeated="3"/>
          <table:table-cell table:formula="of:=([.B249]-[.B248])/10" office:value-type="float" office:value="493">
            <text:p>493</text:p>
          </table:table-cell>
          <table:table-cell table:number-columns-repeated="2"/>
          <table:table-cell table:formula="of:=([.E249]-[.E248])/10" office:value-type="float" office:value="248">
            <text:p>248</text:p>
          </table:table-cell>
          <table:table-cell table:formula="of:=SUM([.I249:.L249])" office:value-type="float" office:value="741">
            <text:p>741</text:p>
          </table:table-cell>
        </table:table-row>
        <table:table-row table:style-name="ro1">
          <table:table-cell office:value-type="string">
            <text:p>11:41:57,503</text:p>
          </table:table-cell>
          <table:table-cell office:value-type="float" office:value="1078490">
            <text:p>1078490</text:p>
          </table:table-cell>
          <table:table-cell table:number-columns-repeated="2"/>
          <table:table-cell office:value-type="float" office:value="55880">
            <text:p>55880</text:p>
          </table:table-cell>
          <table:table-cell table:number-columns-repeated="3"/>
          <table:table-cell table:formula="of:=([.B250]-[.B249])/10" office:value-type="float" office:value="440">
            <text:p>440</text:p>
          </table:table-cell>
          <table:table-cell table:number-columns-repeated="2"/>
          <table:table-cell table:formula="of:=([.E250]-[.E249])/10" office:value-type="float" office:value="307">
            <text:p>307</text:p>
          </table:table-cell>
          <table:table-cell table:formula="of:=SUM([.I250:.L250])" office:value-type="float" office:value="747">
            <text:p>747</text:p>
          </table:table-cell>
        </table:table-row>
        <table:table-row table:style-name="ro1">
          <table:table-cell office:value-type="string">
            <text:p>11:42:7,503</text:p>
          </table:table-cell>
          <table:table-cell office:value-type="float" office:value="1083030">
            <text:p>1083030</text:p>
          </table:table-cell>
          <table:table-cell table:number-columns-repeated="2"/>
          <table:table-cell office:value-type="float" office:value="58890">
            <text:p>58890</text:p>
          </table:table-cell>
          <table:table-cell table:number-columns-repeated="3"/>
          <table:table-cell table:formula="of:=([.B251]-[.B250])/10" office:value-type="float" office:value="454">
            <text:p>454</text:p>
          </table:table-cell>
          <table:table-cell table:number-columns-repeated="2"/>
          <table:table-cell table:formula="of:=([.E251]-[.E250])/10" office:value-type="float" office:value="301">
            <text:p>301</text:p>
          </table:table-cell>
          <table:table-cell table:formula="of:=SUM([.I251:.L251])" office:value-type="float" office:value="755">
            <text:p>755</text:p>
          </table:table-cell>
        </table:table-row>
        <table:table-row table:style-name="ro1">
          <table:table-cell office:value-type="string">
            <text:p>11:42:17,504</text:p>
          </table:table-cell>
          <table:table-cell office:value-type="float" office:value="1087640">
            <text:p>1087640</text:p>
          </table:table-cell>
          <table:table-cell table:number-columns-repeated="2"/>
          <table:table-cell office:value-type="float" office:value="61720">
            <text:p>61720</text:p>
          </table:table-cell>
          <table:table-cell table:number-columns-repeated="2"/>
          <table:table-cell office:value-type="float" office:value="2500">
            <text:p>2500</text:p>
          </table:table-cell>
          <table:table-cell table:formula="of:=([.B252]-[.B251])/10" office:value-type="float" office:value="461">
            <text:p>461</text:p>
          </table:table-cell>
          <table:table-cell table:number-columns-repeated="2"/>
          <table:table-cell table:formula="of:=([.E252]-[.E251])/10" office:value-type="float" office:value="283">
            <text:p>283</text:p>
          </table:table-cell>
          <table:table-cell table:formula="of:=SUM([.I252:.L252])" office:value-type="float" office:value="744">
            <text:p>744</text:p>
          </table:table-cell>
        </table:table-row>
        <table:table-row table:style-name="ro1">
          <table:table-cell office:value-type="string">
            <text:p>11:42:27,503</text:p>
          </table:table-cell>
          <table:table-cell office:value-type="float" office:value="1092500">
            <text:p>1092500</text:p>
          </table:table-cell>
          <table:table-cell table:number-columns-repeated="2"/>
          <table:table-cell office:value-type="float" office:value="64370">
            <text:p>64370</text:p>
          </table:table-cell>
          <table:table-cell table:number-columns-repeated="3"/>
          <table:table-cell table:formula="of:=([.B253]-[.B252])/10" office:value-type="float" office:value="486">
            <text:p>486</text:p>
          </table:table-cell>
          <table:table-cell table:number-columns-repeated="2"/>
          <table:table-cell table:formula="of:=([.E253]-[.E252])/10" office:value-type="float" office:value="265">
            <text:p>265</text:p>
          </table:table-cell>
          <table:table-cell table:formula="of:=SUM([.I253:.L253])" office:value-type="float" office:value="751">
            <text:p>751</text:p>
          </table:table-cell>
        </table:table-row>
        <table:table-row table:style-name="ro1">
          <table:table-cell office:value-type="string">
            <text:p>11:42:37,503</text:p>
          </table:table-cell>
          <table:table-cell office:value-type="float" office:value="1097370">
            <text:p>1097370</text:p>
          </table:table-cell>
          <table:table-cell table:number-columns-repeated="2"/>
          <table:table-cell office:value-type="float" office:value="67060">
            <text:p>67060</text:p>
          </table:table-cell>
          <table:table-cell table:number-columns-repeated="3"/>
          <table:table-cell table:formula="of:=([.B254]-[.B253])/10" office:value-type="float" office:value="487">
            <text:p>487</text:p>
          </table:table-cell>
          <table:table-cell table:number-columns-repeated="2"/>
          <table:table-cell table:formula="of:=([.E254]-[.E253])/10" office:value-type="float" office:value="269">
            <text:p>269</text:p>
          </table:table-cell>
          <table:table-cell table:formula="of:=SUM([.I254:.L254])" office:value-type="float" office:value="756">
            <text:p>756</text:p>
          </table:table-cell>
        </table:table-row>
        <table:table-row table:style-name="ro1">
          <table:table-cell office:value-type="string">
            <text:p>11:42:47,503</text:p>
          </table:table-cell>
          <table:table-cell office:value-type="float" office:value="1102360">
            <text:p>1102360</text:p>
          </table:table-cell>
          <table:table-cell table:number-columns-repeated="2"/>
          <table:table-cell office:value-type="float" office:value="69550">
            <text:p>69550</text:p>
          </table:table-cell>
          <table:table-cell table:number-columns-repeated="3"/>
          <table:table-cell table:formula="of:=([.B255]-[.B254])/10" office:value-type="float" office:value="499">
            <text:p>499</text:p>
          </table:table-cell>
          <table:table-cell table:number-columns-repeated="2"/>
          <table:table-cell table:formula="of:=([.E255]-[.E254])/10" office:value-type="float" office:value="249">
            <text:p>249</text:p>
          </table:table-cell>
          <table:table-cell table:formula="of:=SUM([.I255:.L255])" office:value-type="float" office:value="748">
            <text:p>748</text:p>
          </table:table-cell>
        </table:table-row>
        <table:table-row table:style-name="ro1">
          <table:table-cell office:value-type="string">
            <text:p>11:42:57,503</text:p>
          </table:table-cell>
          <table:table-cell office:value-type="float" office:value="1107290">
            <text:p>1107290</text:p>
          </table:table-cell>
          <table:table-cell table:number-columns-repeated="2"/>
          <table:table-cell office:value-type="float" office:value="72110">
            <text:p>72110</text:p>
          </table:table-cell>
          <table:table-cell table:number-columns-repeated="3"/>
          <table:table-cell table:formula="of:=([.B256]-[.B255])/10" office:value-type="float" office:value="493">
            <text:p>493</text:p>
          </table:table-cell>
          <table:table-cell table:number-columns-repeated="2"/>
          <table:table-cell table:formula="of:=([.E256]-[.E255])/10" office:value-type="float" office:value="256">
            <text:p>256</text:p>
          </table:table-cell>
          <table:table-cell table:formula="of:=SUM([.I256:.L256])" office:value-type="float" office:value="749">
            <text:p>749</text:p>
          </table:table-cell>
        </table:table-row>
        <table:table-row table:style-name="ro1">
          <table:table-cell office:value-type="string">
            <text:p>11:43:7,503</text:p>
          </table:table-cell>
          <table:table-cell office:value-type="float" office:value="1112190">
            <text:p>1112190</text:p>
          </table:table-cell>
          <table:table-cell table:number-columns-repeated="2"/>
          <table:table-cell office:value-type="float" office:value="74710">
            <text:p>74710</text:p>
          </table:table-cell>
          <table:table-cell table:number-columns-repeated="3"/>
          <table:table-cell table:formula="of:=([.B257]-[.B256])/10" office:value-type="float" office:value="490">
            <text:p>490</text:p>
          </table:table-cell>
          <table:table-cell table:number-columns-repeated="2"/>
          <table:table-cell table:formula="of:=([.E257]-[.E256])/10" office:value-type="float" office:value="260">
            <text:p>260</text:p>
          </table:table-cell>
          <table:table-cell table:formula="of:=SUM([.I257:.L257])" office:value-type="float" office:value="750">
            <text:p>750</text:p>
          </table:table-cell>
        </table:table-row>
        <table:table-row table:style-name="ro1">
          <table:table-cell office:value-type="string">
            <text:p>11:43:17,504</text:p>
          </table:table-cell>
          <table:table-cell office:value-type="float" office:value="1117430">
            <text:p>1117430</text:p>
          </table:table-cell>
          <table:table-cell table:number-columns-repeated="2"/>
          <table:table-cell office:value-type="float" office:value="77010">
            <text:p>77010</text:p>
          </table:table-cell>
          <table:table-cell table:number-columns-repeated="3"/>
          <table:table-cell table:formula="of:=([.B258]-[.B257])/10" office:value-type="float" office:value="524">
            <text:p>524</text:p>
          </table:table-cell>
          <table:table-cell table:number-columns-repeated="2"/>
          <table:table-cell table:formula="of:=([.E258]-[.E257])/10" office:value-type="float" office:value="230">
            <text:p>230</text:p>
          </table:table-cell>
          <table:table-cell table:formula="of:=SUM([.I258:.L258])" office:value-type="float" office:value="754">
            <text:p>754</text:p>
          </table:table-cell>
        </table:table-row>
        <table:table-row table:style-name="ro1">
          <table:table-cell office:value-type="string">
            <text:p>11:43:27,503</text:p>
          </table:table-cell>
          <table:table-cell office:value-type="float" office:value="1122930">
            <text:p>1122930</text:p>
          </table:table-cell>
          <table:table-cell table:number-columns-repeated="2"/>
          <table:table-cell office:value-type="float" office:value="79020">
            <text:p>79020</text:p>
          </table:table-cell>
          <table:table-cell table:number-columns-repeated="3"/>
          <table:table-cell table:formula="of:=([.B259]-[.B258])/10" office:value-type="float" office:value="550">
            <text:p>550</text:p>
          </table:table-cell>
          <table:table-cell table:number-columns-repeated="2"/>
          <table:table-cell table:formula="of:=([.E259]-[.E258])/10" office:value-type="float" office:value="201">
            <text:p>201</text:p>
          </table:table-cell>
          <table:table-cell table:formula="of:=SUM([.I259:.L259])" office:value-type="float" office:value="751">
            <text:p>751</text:p>
          </table:table-cell>
        </table:table-row>
        <table:table-row table:style-name="ro1">
          <table:table-cell office:value-type="string">
            <text:p>11:43:37,503</text:p>
          </table:table-cell>
          <table:table-cell office:value-type="float" office:value="1128940">
            <text:p>1128940</text:p>
          </table:table-cell>
          <table:table-cell table:number-columns-repeated="2"/>
          <table:table-cell office:value-type="float" office:value="80520">
            <text:p>80520</text:p>
          </table:table-cell>
          <table:table-cell table:number-columns-repeated="3"/>
          <table:table-cell table:formula="of:=([.B260]-[.B259])/10" office:value-type="float" office:value="601">
            <text:p>601</text:p>
          </table:table-cell>
          <table:table-cell table:number-columns-repeated="2"/>
          <table:table-cell table:formula="of:=([.E260]-[.E259])/10" office:value-type="float" office:value="150">
            <text:p>150</text:p>
          </table:table-cell>
          <table:table-cell table:formula="of:=SUM([.I260:.L260])" office:value-type="float" office:value="751">
            <text:p>751</text:p>
          </table:table-cell>
        </table:table-row>
        <table:table-row table:style-name="ro1">
          <table:table-cell office:value-type="string">
            <text:p>11:43:47,541</text:p>
          </table:table-cell>
          <table:table-cell office:value-type="float" office:value="1134230">
            <text:p>1134230</text:p>
          </table:table-cell>
          <table:table-cell table:number-columns-repeated="2"/>
          <table:table-cell office:value-type="float" office:value="82580">
            <text:p>82580</text:p>
          </table:table-cell>
          <table:table-cell table:number-columns-repeated="3"/>
          <table:table-cell table:formula="of:=([.B261]-[.B260])/10" office:value-type="float" office:value="529">
            <text:p>529</text:p>
          </table:table-cell>
          <table:table-cell table:number-columns-repeated="2"/>
          <table:table-cell table:formula="of:=([.E261]-[.E260])/10" office:value-type="float" office:value="206">
            <text:p>206</text:p>
          </table:table-cell>
          <table:table-cell table:formula="of:=SUM([.I261:.L261])" office:value-type="float" office:value="735">
            <text:p>735</text:p>
          </table:table-cell>
        </table:table-row>
        <table:table-row table:style-name="ro1">
          <table:table-cell office:value-type="string">
            <text:p>11:43:57,504</text:p>
          </table:table-cell>
          <table:table-cell office:value-type="float" office:value="1138750">
            <text:p>1138750</text:p>
          </table:table-cell>
          <table:table-cell table:number-columns-repeated="2"/>
          <table:table-cell office:value-type="float" office:value="85580">
            <text:p>85580</text:p>
          </table:table-cell>
          <table:table-cell table:number-columns-repeated="2"/>
          <table:table-cell office:value-type="float" office:value="2600">
            <text:p>2600</text:p>
          </table:table-cell>
          <table:table-cell table:formula="of:=([.B262]-[.B261])/10" office:value-type="float" office:value="452">
            <text:p>452</text:p>
          </table:table-cell>
          <table:table-cell table:number-columns-repeated="2"/>
          <table:table-cell table:formula="of:=([.E262]-[.E261])/10" office:value-type="float" office:value="300">
            <text:p>300</text:p>
          </table:table-cell>
          <table:table-cell table:formula="of:=SUM([.I262:.L262])" office:value-type="float" office:value="752">
            <text:p>752</text:p>
          </table:table-cell>
        </table:table-row>
        <table:table-row table:style-name="ro1">
          <table:table-cell office:value-type="string">
            <text:p>11:44:7,503</text:p>
          </table:table-cell>
          <table:table-cell office:value-type="float" office:value="1143315">
            <text:p>1143315</text:p>
          </table:table-cell>
          <table:table-cell table:number-columns-repeated="2"/>
          <table:table-cell office:value-type="float" office:value="88480">
            <text:p>88480</text:p>
          </table:table-cell>
          <table:table-cell table:number-columns-repeated="3"/>
          <table:table-cell table:formula="of:=([.B263]-[.B262])/10" office:value-type="float" office:value="456.5">
            <text:p>456.5</text:p>
          </table:table-cell>
          <table:table-cell table:number-columns-repeated="2"/>
          <table:table-cell table:formula="of:=([.E263]-[.E262])/10" office:value-type="float" office:value="290">
            <text:p>290</text:p>
          </table:table-cell>
          <table:table-cell table:formula="of:=SUM([.I263:.L263])" office:value-type="float" office:value="746.5">
            <text:p>746.5</text:p>
          </table:table-cell>
        </table:table-row>
        <table:table-row table:style-name="ro1">
          <table:table-cell office:value-type="string">
            <text:p>11:44:17,503</text:p>
          </table:table-cell>
          <table:table-cell office:value-type="float" office:value="1147815">
            <text:p>1147815</text:p>
          </table:table-cell>
          <table:table-cell table:number-columns-repeated="2"/>
          <table:table-cell office:value-type="float" office:value="91185">
            <text:p>91185</text:p>
          </table:table-cell>
          <table:table-cell table:number-columns-repeated="3"/>
          <table:table-cell table:formula="of:=([.B264]-[.B263])/10" office:value-type="float" office:value="450">
            <text:p>450</text:p>
          </table:table-cell>
          <table:table-cell table:number-columns-repeated="2"/>
          <table:table-cell table:formula="of:=([.E264]-[.E263])/10" office:value-type="float" office:value="270.5">
            <text:p>270.5</text:p>
          </table:table-cell>
          <table:table-cell table:formula="of:=SUM([.I264:.L264])" office:value-type="float" office:value="720.5">
            <text:p>720.5</text:p>
          </table:table-cell>
        </table:table-row>
        <table:table-row table:style-name="ro1">
          <table:table-cell office:value-type="string">
            <text:p>11:44:27,503</text:p>
          </table:table-cell>
          <table:table-cell office:value-type="float" office:value="1152255">
            <text:p>1152255</text:p>
          </table:table-cell>
          <table:table-cell table:number-columns-repeated="2"/>
          <table:table-cell office:value-type="float" office:value="93730">
            <text:p>93730</text:p>
          </table:table-cell>
          <table:table-cell table:number-columns-repeated="3"/>
          <table:table-cell table:formula="of:=([.B265]-[.B264])/10" office:value-type="float" office:value="444">
            <text:p>444</text:p>
          </table:table-cell>
          <table:table-cell table:number-columns-repeated="2"/>
          <table:table-cell table:formula="of:=([.E265]-[.E264])/10" office:value-type="float" office:value="254.5">
            <text:p>254.5</text:p>
          </table:table-cell>
          <table:table-cell table:formula="of:=SUM([.I265:.L265])" office:value-type="float" office:value="698.5">
            <text:p>698.5</text:p>
          </table:table-cell>
        </table:table-row>
        <table:table-row table:style-name="ro1">
          <table:table-cell office:value-type="string">
            <text:p>11:44:37,503</text:p>
          </table:table-cell>
          <table:table-cell office:value-type="float" office:value="1156960">
            <text:p>1156960</text:p>
          </table:table-cell>
          <table:table-cell table:number-columns-repeated="2"/>
          <table:table-cell office:value-type="float" office:value="95800">
            <text:p>95800</text:p>
          </table:table-cell>
          <table:table-cell table:number-columns-repeated="3"/>
          <table:table-cell table:formula="of:=([.B266]-[.B265])/10" office:value-type="float" office:value="470.5">
            <text:p>470.5</text:p>
          </table:table-cell>
          <table:table-cell table:number-columns-repeated="2"/>
          <table:table-cell table:formula="of:=([.E266]-[.E265])/10" office:value-type="float" office:value="207">
            <text:p>207</text:p>
          </table:table-cell>
          <table:table-cell table:formula="of:=SUM([.I266:.L266])" office:value-type="float" office:value="677.5">
            <text:p>677.5</text:p>
          </table:table-cell>
        </table:table-row>
        <table:table-row table:style-name="ro1">
          <table:table-cell office:value-type="string">
            <text:p>11:44:47,503</text:p>
          </table:table-cell>
          <table:table-cell office:value-type="float" office:value="1161805">
            <text:p>1161805</text:p>
          </table:table-cell>
          <table:table-cell table:number-columns-repeated="2"/>
          <table:table-cell office:value-type="float" office:value="97450">
            <text:p>97450</text:p>
          </table:table-cell>
          <table:table-cell table:number-columns-repeated="3"/>
          <table:table-cell table:formula="of:=([.B267]-[.B266])/10" office:value-type="float" office:value="484.5">
            <text:p>484.5</text:p>
          </table:table-cell>
          <table:table-cell table:number-columns-repeated="2"/>
          <table:table-cell table:formula="of:=([.E267]-[.E266])/10" office:value-type="float" office:value="165">
            <text:p>165</text:p>
          </table:table-cell>
          <table:table-cell table:formula="of:=SUM([.I267:.L267])" office:value-type="float" office:value="649.5">
            <text:p>649.5</text:p>
          </table:table-cell>
        </table:table-row>
        <table:table-row table:style-name="ro1">
          <table:table-cell office:value-type="string">
            <text:p>11:44:57,503</text:p>
          </table:table-cell>
          <table:table-cell office:value-type="float" office:value="1166755">
            <text:p>1166755</text:p>
          </table:table-cell>
          <table:table-cell table:number-columns-repeated="2"/>
          <table:table-cell office:value-type="float" office:value="98755">
            <text:p>98755</text:p>
          </table:table-cell>
          <table:table-cell table:number-columns-repeated="3"/>
          <table:table-cell table:formula="of:=([.B268]-[.B267])/10" office:value-type="float" office:value="495">
            <text:p>495</text:p>
          </table:table-cell>
          <table:table-cell table:number-columns-repeated="2"/>
          <table:table-cell table:formula="of:=([.E268]-[.E267])/10" office:value-type="float" office:value="130.5">
            <text:p>130.5</text:p>
          </table:table-cell>
          <table:table-cell table:formula="of:=SUM([.I268:.L268])" office:value-type="float" office:value="625.5">
            <text:p>625.5</text:p>
          </table:table-cell>
        </table:table-row>
        <table:table-row table:style-name="ro1">
          <table:table-cell office:value-type="string">
            <text:p>11:45:7,503</text:p>
          </table:table-cell>
          <table:table-cell office:value-type="float" office:value="1172040">
            <text:p>1172040</text:p>
          </table:table-cell>
          <table:table-cell table:number-columns-repeated="2"/>
          <table:table-cell office:value-type="float" office:value="99455">
            <text:p>99455</text:p>
          </table:table-cell>
          <table:table-cell table:number-columns-repeated="3"/>
          <table:table-cell table:formula="of:=([.B269]-[.B268])/10" office:value-type="float" office:value="528.5">
            <text:p>528.5</text:p>
          </table:table-cell>
          <table:table-cell table:number-columns-repeated="2"/>
          <table:table-cell table:formula="of:=([.E269]-[.E268])/10" office:value-type="float" office:value="70">
            <text:p>70</text:p>
          </table:table-cell>
          <table:table-cell table:formula="of:=SUM([.I269:.L269])" office:value-type="float" office:value="598.5">
            <text:p>598.5</text:p>
          </table:table-cell>
        </table:table-row>
        <table:table-row table:style-name="ro1">
          <table:table-cell office:value-type="string">
            <text:p>11:45:17,503</text:p>
          </table:table-cell>
          <table:table-cell office:value-type="float" office:value="1177475">
            <text:p>1177475</text:p>
          </table:table-cell>
          <table:table-cell table:number-columns-repeated="2"/>
          <table:table-cell office:value-type="float" office:value="99765">
            <text:p>99765</text:p>
          </table:table-cell>
          <table:table-cell table:number-columns-repeated="3"/>
          <table:table-cell table:formula="of:=([.B270]-[.B269])/10" office:value-type="float" office:value="543.5">
            <text:p>543.5</text:p>
          </table:table-cell>
          <table:table-cell table:number-columns-repeated="2"/>
          <table:table-cell table:formula="of:=([.E270]-[.E269])/10" office:value-type="float" office:value="31">
            <text:p>31</text:p>
          </table:table-cell>
          <table:table-cell table:formula="of:=SUM([.I270:.L270])" office:value-type="float" office:value="574.5">
            <text:p>574.5</text:p>
          </table:table-cell>
        </table:table-row>
        <table:table-row table:style-name="ro1">
          <table:table-cell office:value-type="string">
            <text:p>11:45:27,503</text:p>
          </table:table-cell>
          <table:table-cell office:value-type="float" office:value="1182880">
            <text:p>1182880</text:p>
          </table:table-cell>
          <table:table-cell table:number-columns-repeated="6"/>
          <table:table-cell table:formula="of:=([.B271]-[.B270])/10" office:value-type="float" office:value="540.5">
            <text:p>540.5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SUM([.I271:.L271])" office:value-type="float" office:value="540.5">
            <text:p>540.5</text:p>
          </table:table-cell>
        </table:table-row>
        <table:table-row table:style-name="ro1">
          <table:table-cell office:value-type="string">
            <text:p>11:45:37,503</text:p>
          </table:table-cell>
          <table:table-cell office:value-type="float" office:value="1188085">
            <text:p>1188085</text:p>
          </table:table-cell>
          <table:table-cell table:number-columns-repeated="5"/>
          <table:table-cell office:value-type="float" office:value="2700">
            <text:p>2700</text:p>
          </table:table-cell>
          <table:table-cell table:formula="of:=([.B272]-[.B271])/10" office:value-type="float" office:value="520.5">
            <text:p>520.5</text:p>
          </table:table-cell>
          <table:table-cell table:number-columns-repeated="3"/>
          <table:table-cell table:formula="of:=SUM([.I272:.L272])" office:value-type="float" office:value="520.5">
            <text:p>520.5</text:p>
          </table:table-cell>
        </table:table-row>
        <table:table-row table:style-name="ro1">
          <table:table-cell office:value-type="string">
            <text:p>11:45:47,504</text:p>
          </table:table-cell>
          <table:table-cell office:value-type="float" office:value="1193030">
            <text:p>1193030</text:p>
          </table:table-cell>
          <table:table-cell table:number-columns-repeated="6"/>
          <table:table-cell table:formula="of:=([.B273]-[.B272])/10" office:value-type="float" office:value="494.5">
            <text:p>494.5</text:p>
          </table:table-cell>
          <table:table-cell table:number-columns-repeated="3"/>
          <table:table-cell table:formula="of:=SUM([.I273:.L273])" office:value-type="float" office:value="494.5">
            <text:p>494.5</text:p>
          </table:table-cell>
        </table:table-row>
        <table:table-row table:style-name="ro1">
          <table:table-cell office:value-type="string">
            <text:p>11:45:57,503</text:p>
          </table:table-cell>
          <table:table-cell office:value-type="float" office:value="1197735">
            <text:p>1197735</text:p>
          </table:table-cell>
          <table:table-cell table:number-columns-repeated="6"/>
          <table:table-cell table:formula="of:=([.B274]-[.B273])/10" office:value-type="float" office:value="470.5">
            <text:p>470.5</text:p>
          </table:table-cell>
          <table:table-cell table:number-columns-repeated="3"/>
          <table:table-cell table:formula="of:=SUM([.I274:.L274])" office:value-type="float" office:value="470.5">
            <text:p>470.5</text:p>
          </table:table-cell>
        </table:table-row>
        <table:table-row table:style-name="ro1">
          <table:table-cell office:value-type="string">
            <text:p>11:46:7,503</text:p>
          </table:table-cell>
          <table:table-cell office:value-type="float" office:value="1202180">
            <text:p>1202180</text:p>
          </table:table-cell>
          <table:table-cell table:number-columns-repeated="6"/>
          <table:table-cell table:formula="of:=([.B275]-[.B274])/10" office:value-type="float" office:value="444.5">
            <text:p>444.5</text:p>
          </table:table-cell>
          <table:table-cell table:number-columns-repeated="3"/>
          <table:table-cell table:formula="of:=SUM([.I275:.L275])" office:value-type="float" office:value="444.5">
            <text:p>444.5</text:p>
          </table:table-cell>
        </table:table-row>
        <table:table-row table:style-name="ro1">
          <table:table-cell office:value-type="string">
            <text:p>11:46:17,504</text:p>
          </table:table-cell>
          <table:table-cell office:value-type="float" office:value="1206385">
            <text:p>1206385</text:p>
          </table:table-cell>
          <table:table-cell table:number-columns-repeated="6"/>
          <table:table-cell table:formula="of:=([.B276]-[.B275])/10" office:value-type="float" office:value="420.5">
            <text:p>420.5</text:p>
          </table:table-cell>
          <table:table-cell table:number-columns-repeated="3"/>
          <table:table-cell table:formula="of:=SUM([.I276:.L276])" office:value-type="float" office:value="420.5">
            <text:p>420.5</text:p>
          </table:table-cell>
        </table:table-row>
        <table:table-row table:style-name="ro1">
          <table:table-cell office:value-type="string">
            <text:p>11:46:27,503</text:p>
          </table:table-cell>
          <table:table-cell office:value-type="float" office:value="1210330">
            <text:p>1210330</text:p>
          </table:table-cell>
          <table:table-cell table:number-columns-repeated="6"/>
          <table:table-cell table:formula="of:=([.B277]-[.B276])/10" office:value-type="float" office:value="394.5">
            <text:p>394.5</text:p>
          </table:table-cell>
          <table:table-cell table:number-columns-repeated="3"/>
          <table:table-cell table:formula="of:=SUM([.I277:.L277])" office:value-type="float" office:value="394.5">
            <text:p>394.5</text:p>
          </table:table-cell>
        </table:table-row>
        <table:table-row table:style-name="ro1">
          <table:table-cell office:value-type="string">
            <text:p>11:46:37,503</text:p>
          </table:table-cell>
          <table:table-cell office:value-type="float" office:value="1214035">
            <text:p>1214035</text:p>
          </table:table-cell>
          <table:table-cell table:number-columns-repeated="6"/>
          <table:table-cell table:formula="of:=([.B278]-[.B277])/10" office:value-type="float" office:value="370.5">
            <text:p>370.5</text:p>
          </table:table-cell>
          <table:table-cell table:number-columns-repeated="3"/>
          <table:table-cell table:formula="of:=SUM([.I278:.L278])" office:value-type="float" office:value="370.5">
            <text:p>370.5</text:p>
          </table:table-cell>
        </table:table-row>
        <table:table-row table:style-name="ro1">
          <table:table-cell office:value-type="string">
            <text:p>11:46:47,504</text:p>
          </table:table-cell>
          <table:table-cell office:value-type="float" office:value="1217480">
            <text:p>1217480</text:p>
          </table:table-cell>
          <table:table-cell table:number-columns-repeated="6"/>
          <table:table-cell table:formula="of:=([.B279]-[.B278])/10" office:value-type="float" office:value="344.5">
            <text:p>344.5</text:p>
          </table:table-cell>
          <table:table-cell table:number-columns-repeated="3"/>
          <table:table-cell table:formula="of:=SUM([.I279:.L279])" office:value-type="float" office:value="344.5">
            <text:p>344.5</text:p>
          </table:table-cell>
        </table:table-row>
        <table:table-row table:style-name="ro1">
          <table:table-cell office:value-type="string">
            <text:p>11:46:57,503</text:p>
          </table:table-cell>
          <table:table-cell office:value-type="float" office:value="1220685">
            <text:p>1220685</text:p>
          </table:table-cell>
          <table:table-cell table:number-columns-repeated="6"/>
          <table:table-cell table:formula="of:=([.B280]-[.B279])/10" office:value-type="float" office:value="320.5">
            <text:p>320.5</text:p>
          </table:table-cell>
          <table:table-cell table:number-columns-repeated="3"/>
          <table:table-cell table:formula="of:=SUM([.I280:.L280])" office:value-type="float" office:value="320.5">
            <text:p>320.5</text:p>
          </table:table-cell>
        </table:table-row>
        <table:table-row table:style-name="ro1">
          <table:table-cell office:value-type="string">
            <text:p>11:47:7,503</text:p>
          </table:table-cell>
          <table:table-cell office:value-type="float" office:value="1223630">
            <text:p>1223630</text:p>
          </table:table-cell>
          <table:table-cell table:number-columns-repeated="6"/>
          <table:table-cell table:formula="of:=([.B281]-[.B280])/10" office:value-type="float" office:value="294.5">
            <text:p>294.5</text:p>
          </table:table-cell>
          <table:table-cell table:number-columns-repeated="3"/>
          <table:table-cell table:formula="of:=SUM([.I281:.L281])" office:value-type="float" office:value="294.5">
            <text:p>294.5</text:p>
          </table:table-cell>
        </table:table-row>
        <table:table-row table:style-name="ro1">
          <table:table-cell office:value-type="string">
            <text:p>11:47:17,504</text:p>
          </table:table-cell>
          <table:table-cell office:value-type="float" office:value="1226335">
            <text:p>1226335</text:p>
          </table:table-cell>
          <table:table-cell table:number-columns-repeated="5"/>
          <table:table-cell office:value-type="float" office:value="2800">
            <text:p>2800</text:p>
          </table:table-cell>
          <table:table-cell table:formula="of:=([.B282]-[.B281])/10" office:value-type="float" office:value="270.5">
            <text:p>270.5</text:p>
          </table:table-cell>
          <table:table-cell table:number-columns-repeated="3"/>
          <table:table-cell table:formula="of:=SUM([.I282:.L282])" office:value-type="float" office:value="270.5">
            <text:p>270.5</text:p>
          </table:table-cell>
        </table:table-row>
        <table:table-row table:style-name="ro1">
          <table:table-cell office:value-type="string">
            <text:p>11:47:27,503</text:p>
          </table:table-cell>
          <table:table-cell office:value-type="float" office:value="1228780">
            <text:p>1228780</text:p>
          </table:table-cell>
          <table:table-cell table:number-columns-repeated="6"/>
          <table:table-cell table:formula="of:=([.B283]-[.B282])/10" office:value-type="float" office:value="244.5">
            <text:p>244.5</text:p>
          </table:table-cell>
          <table:table-cell table:number-columns-repeated="3"/>
          <table:table-cell table:formula="of:=SUM([.I283:.L283])" office:value-type="float" office:value="244.5">
            <text:p>244.5</text:p>
          </table:table-cell>
        </table:table-row>
        <table:table-row table:style-name="ro1">
          <table:table-cell office:value-type="string">
            <text:p>11:47:37,503</text:p>
          </table:table-cell>
          <table:table-cell office:value-type="float" office:value="1230985">
            <text:p>1230985</text:p>
          </table:table-cell>
          <table:table-cell table:number-columns-repeated="6"/>
          <table:table-cell table:formula="of:=([.B284]-[.B283])/10" office:value-type="float" office:value="220.5">
            <text:p>220.5</text:p>
          </table:table-cell>
          <table:table-cell table:number-columns-repeated="3"/>
          <table:table-cell table:formula="of:=SUM([.I284:.L284])" office:value-type="float" office:value="220.5">
            <text:p>220.5</text:p>
          </table:table-cell>
        </table:table-row>
        <table:table-row table:style-name="ro1">
          <table:table-cell office:value-type="string">
            <text:p>11:47:47,504</text:p>
          </table:table-cell>
          <table:table-cell office:value-type="float" office:value="1232930">
            <text:p>1232930</text:p>
          </table:table-cell>
          <table:table-cell table:number-columns-repeated="6"/>
          <table:table-cell table:formula="of:=([.B285]-[.B284])/10" office:value-type="float" office:value="194.5">
            <text:p>194.5</text:p>
          </table:table-cell>
          <table:table-cell table:number-columns-repeated="3"/>
          <table:table-cell table:formula="of:=SUM([.I285:.L285])" office:value-type="float" office:value="194.5">
            <text:p>194.5</text:p>
          </table:table-cell>
        </table:table-row>
        <table:table-row table:style-name="ro1">
          <table:table-cell office:value-type="string">
            <text:p>11:47:57,503</text:p>
          </table:table-cell>
          <table:table-cell office:value-type="float" office:value="1234635">
            <text:p>1234635</text:p>
          </table:table-cell>
          <table:table-cell table:number-columns-repeated="6"/>
          <table:table-cell table:formula="of:=([.B286]-[.B285])/10" office:value-type="float" office:value="170.5">
            <text:p>170.5</text:p>
          </table:table-cell>
          <table:table-cell table:number-columns-repeated="3"/>
          <table:table-cell table:formula="of:=SUM([.I286:.L286])" office:value-type="float" office:value="170.5">
            <text:p>170.5</text:p>
          </table:table-cell>
        </table:table-row>
        <table:table-row table:style-name="ro1">
          <table:table-cell office:value-type="string">
            <text:p>11:48:7,503</text:p>
          </table:table-cell>
          <table:table-cell office:value-type="float" office:value="1236080">
            <text:p>1236080</text:p>
          </table:table-cell>
          <table:table-cell table:number-columns-repeated="6"/>
          <table:table-cell table:formula="of:=([.B287]-[.B286])/10" office:value-type="float" office:value="144.5">
            <text:p>144.5</text:p>
          </table:table-cell>
          <table:table-cell table:number-columns-repeated="3"/>
          <table:table-cell table:formula="of:=SUM([.I287:.L287])" office:value-type="float" office:value="144.5">
            <text:p>144.5</text:p>
          </table:table-cell>
        </table:table-row>
        <table:table-row table:style-name="ro1">
          <table:table-cell office:value-type="string">
            <text:p>11:48:17,503</text:p>
          </table:table-cell>
          <table:table-cell office:value-type="float" office:value="1237285">
            <text:p>1237285</text:p>
          </table:table-cell>
          <table:table-cell table:number-columns-repeated="6"/>
          <table:table-cell table:formula="of:=([.B288]-[.B287])/10" office:value-type="float" office:value="120.5">
            <text:p>120.5</text:p>
          </table:table-cell>
          <table:table-cell table:number-columns-repeated="3"/>
          <table:table-cell table:formula="of:=SUM([.I288:.L288])" office:value-type="float" office:value="120.5">
            <text:p>120.5</text:p>
          </table:table-cell>
        </table:table-row>
        <table:table-row table:style-name="ro1">
          <table:table-cell office:value-type="string">
            <text:p>11:48:27,503</text:p>
          </table:table-cell>
          <table:table-cell office:value-type="float" office:value="1238230">
            <text:p>1238230</text:p>
          </table:table-cell>
          <table:table-cell table:number-columns-repeated="6"/>
          <table:table-cell table:formula="of:=([.B289]-[.B288])/10" office:value-type="float" office:value="94.5">
            <text:p>94.5</text:p>
          </table:table-cell>
          <table:table-cell table:number-columns-repeated="3"/>
          <table:table-cell table:formula="of:=SUM([.I289:.L289])" office:value-type="float" office:value="94.5">
            <text:p>94.5</text:p>
          </table:table-cell>
        </table:table-row>
        <table:table-row table:style-name="ro1">
          <table:table-cell office:value-type="string">
            <text:p>11:48:37,504</text:p>
          </table:table-cell>
          <table:table-cell office:value-type="float" office:value="1238935">
            <text:p>1238935</text:p>
          </table:table-cell>
          <table:table-cell table:number-columns-repeated="6"/>
          <table:table-cell table:formula="of:=([.B290]-[.B289])/10" office:value-type="float" office:value="70.5">
            <text:p>70.5</text:p>
          </table:table-cell>
          <table:table-cell table:number-columns-repeated="3"/>
          <table:table-cell table:formula="of:=SUM([.I290:.L290])" office:value-type="float" office:value="70.5">
            <text:p>70.5</text:p>
          </table:table-cell>
        </table:table-row>
        <table:table-row table:style-name="ro1">
          <table:table-cell office:value-type="string">
            <text:p>11:48:47,503</text:p>
          </table:table-cell>
          <table:table-cell office:value-type="float" office:value="1239380">
            <text:p>1239380</text:p>
          </table:table-cell>
          <table:table-cell table:number-columns-repeated="6"/>
          <table:table-cell table:formula="of:=([.B291]-[.B290])/10" office:value-type="float" office:value="44.5">
            <text:p>44.5</text:p>
          </table:table-cell>
          <table:table-cell table:number-columns-repeated="3"/>
          <table:table-cell table:formula="of:=SUM([.I291:.L291])" office:value-type="float" office:value="44.5">
            <text:p>44.5</text:p>
          </table:table-cell>
        </table:table-row>
        <table:table-row table:style-name="ro1">
          <table:table-cell office:value-type="string">
            <text:p>11:48:57,504</text:p>
          </table:table-cell>
          <table:table-cell office:value-type="float" office:value="1239585">
            <text:p>1239585</text:p>
          </table:table-cell>
          <table:table-cell table:number-columns-repeated="5"/>
          <table:table-cell office:value-type="float" office:value="2900">
            <text:p>2900</text:p>
          </table:table-cell>
          <table:table-cell table:formula="of:=([.B292]-[.B291])/10" office:value-type="float" office:value="20.5">
            <text:p>20.5</text:p>
          </table:table-cell>
          <table:table-cell table:number-columns-repeated="3"/>
          <table:table-cell table:formula="of:=SUM([.I292:.L292])" office:value-type="float" office:value="20.5">
            <text:p>20.5</text:p>
          </table:table-cell>
        </table:table-row>
        <table:table-row table:style-name="ro1">
          <table:table-cell office:value-type="string">
            <text:p>11:49:7,503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293]-[.B292])/10" office:value-type="float" office:value="0">
            <text:p>0</text:p>
          </table:table-cell>
          <table:table-cell table:number-columns-repeated="3"/>
          <table:table-cell table:formula="of:=SUM([.I293:.L293])" office:value-type="float" office:value="0">
            <text:p>0</text:p>
          </table:table-cell>
        </table:table-row>
        <table:table-row table:style-name="ro1">
          <table:table-cell office:value-type="string">
            <text:p>11:49:17,503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294]-[.B293])/10" office:value-type="float" office:value="0">
            <text:p>0</text:p>
          </table:table-cell>
          <table:table-cell table:number-columns-repeated="3"/>
          <table:table-cell table:formula="of:=SUM([.I294:.L294])" office:value-type="float" office:value="0">
            <text:p>0</text:p>
          </table:table-cell>
        </table:table-row>
        <table:table-row table:style-name="ro1">
          <table:table-cell office:value-type="string">
            <text:p>11:49:27,504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295]-[.B294])/10" office:value-type="float" office:value="0">
            <text:p>0</text:p>
          </table:table-cell>
          <table:table-cell table:number-columns-repeated="3"/>
          <table:table-cell table:formula="of:=SUM([.I295:.L295])" office:value-type="float" office:value="0">
            <text:p>0</text:p>
          </table:table-cell>
        </table:table-row>
        <table:table-row table:style-name="ro1">
          <table:table-cell office:value-type="string">
            <text:p>11:49:37,503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296]-[.B295])/10" office:value-type="float" office:value="0">
            <text:p>0</text:p>
          </table:table-cell>
          <table:table-cell table:number-columns-repeated="3"/>
          <table:table-cell table:formula="of:=SUM([.I296:.L296])" office:value-type="float" office:value="0">
            <text:p>0</text:p>
          </table:table-cell>
        </table:table-row>
        <table:table-row table:style-name="ro1">
          <table:table-cell office:value-type="string">
            <text:p>11:49:47,504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297]-[.B296])/10" office:value-type="float" office:value="0">
            <text:p>0</text:p>
          </table:table-cell>
          <table:table-cell table:number-columns-repeated="3"/>
          <table:table-cell table:formula="of:=SUM([.I297:.L297])" office:value-type="float" office:value="0">
            <text:p>0</text:p>
          </table:table-cell>
        </table:table-row>
        <table:table-row table:style-name="ro1">
          <table:table-cell office:value-type="string">
            <text:p>11:49:57,503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298]-[.B297])/10" office:value-type="float" office:value="0">
            <text:p>0</text:p>
          </table:table-cell>
          <table:table-cell table:number-columns-repeated="3"/>
          <table:table-cell table:formula="of:=SUM([.I298:.L298])" office:value-type="float" office:value="0">
            <text:p>0</text:p>
          </table:table-cell>
        </table:table-row>
        <table:table-row table:style-name="ro1">
          <table:table-cell office:value-type="string">
            <text:p>11:50:7,503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299]-[.B298])/10" office:value-type="float" office:value="0">
            <text:p>0</text:p>
          </table:table-cell>
          <table:table-cell table:number-columns-repeated="3"/>
          <table:table-cell table:formula="of:=SUM([.I299:.L299])" office:value-type="float" office:value="0">
            <text:p>0</text:p>
          </table:table-cell>
        </table:table-row>
        <table:table-row table:style-name="ro1">
          <table:table-cell office:value-type="string">
            <text:p>11:50:17,504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300]-[.B299])/10" office:value-type="float" office:value="0">
            <text:p>0</text:p>
          </table:table-cell>
          <table:table-cell table:number-columns-repeated="3"/>
          <table:table-cell table:formula="of:=SUM([.I300:.L300])" office:value-type="float" office:value="0">
            <text:p>0</text:p>
          </table:table-cell>
        </table:table-row>
        <table:table-row table:style-name="ro1">
          <table:table-cell office:value-type="string">
            <text:p>11:50:27,503</text:p>
          </table:table-cell>
          <table:table-cell office:value-type="float" office:value="1239585">
            <text:p>1239585</text:p>
          </table:table-cell>
          <table:table-cell table:number-columns-repeated="6"/>
          <table:table-cell table:formula="of:=([.B301]-[.B300])/10" office:value-type="float" office:value="0">
            <text:p>0</text:p>
          </table:table-cell>
          <table:table-cell table:number-columns-repeated="3"/>
          <table:table-cell table:formula="of:=SUM([.I301:.L301])" office:value-type="float" office:value="0">
            <text:p>0</text:p>
          </table:table-cell>
        </table:table-row>
        <table:table-row table:style-name="ro1">
          <table:table-cell office:value-type="string">
            <text:p>11:50:37,504</text:p>
          </table:table-cell>
          <table:table-cell office:value-type="float" office:value="1239585">
            <text:p>1239585</text:p>
          </table:table-cell>
          <table:table-cell table:number-columns-repeated="5"/>
          <table:table-cell office:value-type="float" office:value="3000">
            <text:p>3000</text:p>
          </table:table-cell>
          <table:table-cell table:formula="of:=([.B302]-[.B301])/10" office:value-type="float" office:value="0">
            <text:p>0</text:p>
          </table:table-cell>
          <table:table-cell table:number-columns-repeated="3"/>
          <table:table-cell table:formula="of:=SUM([.I302:.L302])" office:value-type="float" office:value="0">
            <text:p>0</text:p>
          </table:table-cell>
        </table:table-row>
      </table:table>
      <table:table table:name="Loads" table:style-name="ta1">
        <table:shapes>
          <draw:frame draw:z-index="0" draw:style-name="gr1" svg:width="6.2988in" svg:height="3.5429in" svg:x="7.7866in" svg:y="0.0394in">
            <draw:object draw:notify-on-update-of-ranges="Loads.H1:Loads.H1 Loads.H2:Loads.H302 Loads.I1:Loads.I1 Loads.I2:Loads.I302 Loads.J1:Loads.J1 Loads.J2:Loads.J302 Loads.K1:Loads.K1 Loads.K2:Loads.K302 Loads.L1:Loads.L1 Loads.L2:Loads.L3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2" office:value-type="string">
            <text:p>Time</text:p>
          </table:table-cell>
          <table:table-cell table:number-columns-repeated="5"/>
          <table:table-cell/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</table:table-row>
        <table:table-row table:style-name="ro1">
          <table:table-cell office:value-type="string">
            <text:p>9:39:11,782</text:p>
          </table:table-cell>
          <table:table-cell office:value-type="string">
            <text:p>11:0:37,504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39:21,780</text:p>
          </table:table-cell>
          <table:table-cell office:value-type="string">
            <text:p>11:0:4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39:31,780</text:p>
          </table:table-cell>
          <table:table-cell office:value-type="string">
            <text:p>11:0:5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39:41,780</text:p>
          </table:table-cell>
          <table:table-cell office:value-type="string">
            <text:p>11:1:7,504</text:p>
          </table:table-cell>
          <table:table-cell table:number-columns-repeated="6"/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9:39:51,781</text:p>
          </table:table-cell>
          <table:table-cell office:value-type="string">
            <text:p>11:1:1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1,780</text:p>
          </table:table-cell>
          <table:table-cell office:value-type="string">
            <text:p>11:1:2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11,781</text:p>
          </table:table-cell>
          <table:table-cell office:value-type="string">
            <text:p>11:1:37,503</text:p>
          </table:table-cell>
          <table:table-cell table:number-columns-repeated="6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:40:21,780</text:p>
          </table:table-cell>
          <table:table-cell office:value-type="string">
            <text:p>11:1:47,503</text:p>
          </table:table-cell>
          <table:table-cell table:number-columns-repeated="6"/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9:40:31,780</text:p>
          </table:table-cell>
          <table:table-cell office:value-type="string">
            <text:p>11:1:5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41,780</text:p>
          </table:table-cell>
          <table:table-cell office:value-type="string">
            <text:p>11:2: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51,780</text:p>
          </table:table-cell>
          <table:table-cell office:value-type="string">
            <text:p>11:2:17,504</text:p>
          </table:table-cell>
          <table:table-cell table:number-columns-repeated="5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1:1,780</text:p>
          </table:table-cell>
          <table:table-cell office:value-type="string">
            <text:p>11:2:2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1:11,781</text:p>
          </table:table-cell>
          <table:table-cell office:value-type="string">
            <text:p>11:2:37,504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9:41:21,780</text:p>
          </table:table-cell>
          <table:table-cell office:value-type="string">
            <text:p>11:2:47,503</text:p>
          </table:table-cell>
          <table:table-cell table:number-columns-repeated="6"/>
          <table:table-cell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9:41:31,780</text:p>
          </table:table-cell>
          <table:table-cell office:value-type="string">
            <text:p>11:2:5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1:41,780</text:p>
          </table:table-cell>
          <table:table-cell office:value-type="string">
            <text:p>11:3:7,503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9:41:51,780</text:p>
          </table:table-cell>
          <table:table-cell office:value-type="string">
            <text:p>11:3:17,504</text:p>
          </table:table-cell>
          <table:table-cell table:number-columns-repeated="6"/>
          <table:table-cell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9:42:1,780</text:p>
          </table:table-cell>
          <table:table-cell office:value-type="string">
            <text:p>11:3:27,503</text:p>
          </table:table-cell>
          <table:table-cell table:number-columns-repeated="6"/>
          <table:table-cell office:value-type="float" office:value="355">
            <text:p>355</text:p>
          </table:table-cell>
          <table:table-cell table:number-columns-repeated="3"/>
        </table:table-row>
        <table:table-row table:style-name="ro1">
          <table:table-cell office:value-type="string">
            <text:p>9:42:11,780</text:p>
          </table:table-cell>
          <table:table-cell office:value-type="string">
            <text:p>11:3:3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9:42:21,780</text:p>
          </table:table-cell>
          <table:table-cell office:value-type="string">
            <text:p>11:3:47,503</text:p>
          </table:table-cell>
          <table:table-cell table:number-columns-repeated="6"/>
          <table:table-cell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9:42:31,780</text:p>
          </table:table-cell>
          <table:table-cell office:value-type="string">
            <text:p>11:3:57,503</text:p>
          </table:table-cell>
          <table:table-cell table:number-columns-repeated="5"/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9:42:41,780</text:p>
          </table:table-cell>
          <table:table-cell office:value-type="string">
            <text:p>11:4:7,503</text:p>
          </table:table-cell>
          <table:table-cell table:number-columns-repeated="6"/>
          <table:table-cell office:value-type="float" office:value="555">
            <text:p>555</text:p>
          </table:table-cell>
          <table:table-cell table:number-columns-repeated="3"/>
        </table:table-row>
        <table:table-row table:style-name="ro1">
          <table:table-cell office:value-type="string">
            <text:p>9:42:51,780</text:p>
          </table:table-cell>
          <table:table-cell office:value-type="string">
            <text:p>11:4:17,504</text:p>
          </table:table-cell>
          <table:table-cell table:number-columns-repeated="6"/>
          <table:table-cell office:value-type="float" office:value="860">
            <text:p>860</text:p>
          </table:table-cell>
          <table:table-cell table:number-columns-repeated="3"/>
        </table:table-row>
        <table:table-row table:style-name="ro1">
          <table:table-cell office:value-type="string">
            <text:p>9:43:1,781</text:p>
          </table:table-cell>
          <table:table-cell office:value-type="string">
            <text:p>11:4:27,503</text:p>
          </table:table-cell>
          <table:table-cell table:number-columns-repeated="6"/>
          <table:table-cell office:value-type="float" office:value="1405">
            <text:p>1405</text:p>
          </table:table-cell>
          <table:table-cell table:number-columns-repeated="3"/>
        </table:table-row>
        <table:table-row table:style-name="ro1">
          <table:table-cell office:value-type="string">
            <text:p>9:43:11,780</text:p>
          </table:table-cell>
          <table:table-cell office:value-type="string">
            <text:p>11:4:37,503</text:p>
          </table:table-cell>
          <table:table-cell table:number-columns-repeated="6"/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3:21,780</text:p>
          </table:table-cell>
          <table:table-cell office:value-type="string">
            <text:p>11:4:47,504</text:p>
          </table:table-cell>
          <table:table-cell table:number-columns-repeated="6"/>
          <table:table-cell office:value-type="float" office:value="715">
            <text:p>71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9:43:31,780</text:p>
          </table:table-cell>
          <table:table-cell office:value-type="string">
            <text:p>11:4:57,503</text:p>
          </table:table-cell>
          <table:table-cell table:number-columns-repeated="6"/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9:43:41,781</text:p>
          </table:table-cell>
          <table:table-cell office:value-type="string">
            <text:p>11:5:7,503</text:p>
          </table:table-cell>
          <table:table-cell table:number-columns-repeated="6"/>
          <table:table-cell office:value-type="float" office:value="290">
            <text:p>290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9:43:51,780</text:p>
          </table:table-cell>
          <table:table-cell office:value-type="string">
            <text:p>11:5:17,503</text:p>
          </table:table-cell>
          <table:table-cell table:number-columns-repeated="6"/>
          <table:table-cell office:value-type="float" office:value="630">
            <text:p>63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9:44:1,780</text:p>
          </table:table-cell>
          <table:table-cell office:value-type="string">
            <text:p>11:5:27,503</text:p>
          </table:table-cell>
          <table:table-cell table:number-columns-repeated="6"/>
          <table:table-cell office:value-type="float" office:value="1770">
            <text:p>177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9:44:11,780</text:p>
          </table:table-cell>
          <table:table-cell office:value-type="string">
            <text:p>11:5:37,503</text:p>
          </table:table-cell>
          <table:table-cell table:number-columns-repeated="5"/>
          <table:table-cell office:value-type="float" office:value="300">
            <text:p>300</text:p>
          </table:table-cell>
          <table:table-cell office:value-type="float" office:value="1510">
            <text:p>1510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9:44:21,780</text:p>
          </table:table-cell>
          <table:table-cell office:value-type="string">
            <text:p>11:5:47,503</text:p>
          </table:table-cell>
          <table:table-cell table:number-columns-repeated="6"/>
          <table:table-cell office:value-type="float" office:value="990">
            <text:p>99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9:44:31,780</text:p>
          </table:table-cell>
          <table:table-cell office:value-type="string">
            <text:p>11:5:57,503</text:p>
          </table:table-cell>
          <table:table-cell table:number-columns-repeated="6"/>
          <table:table-cell office:value-type="float" office:value="790">
            <text:p>790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string">
            <text:p>9:44:41,780</text:p>
          </table:table-cell>
          <table:table-cell office:value-type="string">
            <text:p>11:6:7,503</text:p>
          </table:table-cell>
          <table:table-cell table:number-columns-repeated="6"/>
          <table:table-cell office:value-type="float" office:value="610">
            <text:p>61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9:44:51,780</text:p>
          </table:table-cell>
          <table:table-cell office:value-type="string">
            <text:p>11:6:17,503</text:p>
          </table:table-cell>
          <table:table-cell table:number-columns-repeated="6"/>
          <table:table-cell office:value-type="float" office:value="990">
            <text:p>990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9:45:1,781</text:p>
          </table:table-cell>
          <table:table-cell office:value-type="string">
            <text:p>11:6:27,504</text:p>
          </table:table-cell>
          <table:table-cell table:number-columns-repeated="6"/>
          <table:table-cell office:value-type="float" office:value="1740">
            <text:p>174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9:45:11,780</text:p>
          </table:table-cell>
          <table:table-cell office:value-type="string">
            <text:p>11:6:37,503</text:p>
          </table:table-cell>
          <table:table-cell table:number-columns-repeated="6"/>
          <table:table-cell office:value-type="float" office:value="2870">
            <text:p>287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9:45:21,781</text:p>
          </table:table-cell>
          <table:table-cell office:value-type="string">
            <text:p>11:6:47,503</text:p>
          </table:table-cell>
          <table:table-cell table:number-columns-repeated="6"/>
          <table:table-cell office:value-type="float" office:value="2910">
            <text:p>2910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9:45:31,780</text:p>
          </table:table-cell>
          <table:table-cell office:value-type="string">
            <text:p>11:6:57,504</text:p>
          </table:table-cell>
          <table:table-cell table:number-columns-repeated="6"/>
          <table:table-cell office:value-type="float" office:value="2410">
            <text:p>2410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string">
            <text:p>9:45:41,780</text:p>
          </table:table-cell>
          <table:table-cell office:value-type="string">
            <text:p>11:7:7,503</text:p>
          </table:table-cell>
          <table:table-cell table:number-columns-repeated="6"/>
          <table:table-cell office:value-type="float" office:value="1690">
            <text:p>169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9:45:51,780</text:p>
          </table:table-cell>
          <table:table-cell office:value-type="string">
            <text:p>11:7:17,504</text:p>
          </table:table-cell>
          <table:table-cell table:number-columns-repeated="5"/>
          <table:table-cell office:value-type="float" office:value="400">
            <text:p>400</text:p>
          </table:table-cell>
          <table:table-cell office:value-type="float" office:value="1070">
            <text:p>1070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9:46:1,780</text:p>
          </table:table-cell>
          <table:table-cell office:value-type="string">
            <text:p>11:7:27,503</text:p>
          </table:table-cell>
          <table:table-cell table:number-columns-repeated="6"/>
          <table:table-cell office:value-type="float" office:value="690">
            <text:p>690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9:46:11,780</text:p>
          </table:table-cell>
          <table:table-cell office:value-type="string">
            <text:p>11:7:37,504</text:p>
          </table:table-cell>
          <table:table-cell table:number-columns-repeated="6"/>
          <table:table-cell office:value-type="float" office:value="480">
            <text:p>480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string">
            <text:p>9:46:21,780</text:p>
          </table:table-cell>
          <table:table-cell office:value-type="string">
            <text:p>11:7:47,503</text:p>
          </table:table-cell>
          <table:table-cell table:number-columns-repeated="6"/>
          <table:table-cell office:value-type="float" office:value="600">
            <text:p>60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9:46:31,781</text:p>
          </table:table-cell>
          <table:table-cell office:value-type="string">
            <text:p>11:7:57,503</text:p>
          </table:table-cell>
          <table:table-cell table:number-columns-repeated="6"/>
          <table:table-cell office:value-type="float" office:value="1160">
            <text:p>116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9:46:41,780</text:p>
          </table:table-cell>
          <table:table-cell office:value-type="string">
            <text:p>11:8:7,503</text:p>
          </table:table-cell>
          <table:table-cell table:number-columns-repeated="6"/>
          <table:table-cell office:value-type="float" office:value="2190">
            <text:p>219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9:46:51,780</text:p>
          </table:table-cell>
          <table:table-cell office:value-type="string">
            <text:p>11:8:17,503</text:p>
          </table:table-cell>
          <table:table-cell table:number-columns-repeated="6"/>
          <table:table-cell office:value-type="float" office:value="2450">
            <text:p>2450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string">
            <text:p>9:47:1,781</text:p>
          </table:table-cell>
          <table:table-cell office:value-type="string">
            <text:p>11:8:27,503</text:p>
          </table:table-cell>
          <table:table-cell table:number-columns-repeated="6"/>
          <table:table-cell office:value-type="float" office:value="1810">
            <text:p>181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9:47:11,780</text:p>
          </table:table-cell>
          <table:table-cell office:value-type="string">
            <text:p>11:8:37,503</text:p>
          </table:table-cell>
          <table:table-cell table:number-columns-repeated="6"/>
          <table:table-cell office:value-type="float" office:value="1260">
            <text:p>1260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string">
            <text:p>9:47:21,780</text:p>
          </table:table-cell>
          <table:table-cell office:value-type="string">
            <text:p>11:8:47,503</text:p>
          </table:table-cell>
          <table:table-cell table:number-columns-repeated="6"/>
          <table:table-cell office:value-type="float" office:value="950">
            <text:p>950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9:47:31,780</text:p>
          </table:table-cell>
          <table:table-cell office:value-type="string">
            <text:p>11:8:57,503</text:p>
          </table:table-cell>
          <table:table-cell table:number-columns-repeated="5"/>
          <table:table-cell office:value-type="float" office:value="500">
            <text:p>500</text:p>
          </table:table-cell>
          <table:table-cell office:value-type="float" office:value="620">
            <text:p>620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9:47:41,780</text:p>
          </table:table-cell>
          <table:table-cell office:value-type="string">
            <text:p>11:9:7,503</text:p>
          </table:table-cell>
          <table:table-cell table:number-columns-repeated="6"/>
          <table:table-cell office:value-type="float" office:value="580">
            <text:p>580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9:47:51,780</text:p>
          </table:table-cell>
          <table:table-cell office:value-type="string">
            <text:p>11:9:17,503</text:p>
          </table:table-cell>
          <table:table-cell table:number-columns-repeated="6"/>
          <table:table-cell office:value-type="float" office:value="1140">
            <text:p>114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9:48:1,780</text:p>
          </table:table-cell>
          <table:table-cell office:value-type="string">
            <text:p>11:9:27,503</text:p>
          </table:table-cell>
          <table:table-cell table:number-columns-repeated="6"/>
          <table:table-cell office:value-type="float" office:value="1950">
            <text:p>1950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9:48:11,780</text:p>
          </table:table-cell>
          <table:table-cell office:value-type="string">
            <text:p>11:9:37,503</text:p>
          </table:table-cell>
          <table:table-cell table:number-columns-repeated="6"/>
          <table:table-cell office:value-type="float" office:value="3430">
            <text:p>343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9:48:21,780</text:p>
          </table:table-cell>
          <table:table-cell office:value-type="string">
            <text:p>11:9:47,504</text:p>
          </table:table-cell>
          <table:table-cell table:number-columns-repeated="6"/>
          <table:table-cell office:value-type="float" office:value="3830">
            <text:p>3830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string">
            <text:p>9:48:31,780</text:p>
          </table:table-cell>
          <table:table-cell office:value-type="string">
            <text:p>11:9:57,503</text:p>
          </table:table-cell>
          <table:table-cell table:number-columns-repeated="6"/>
          <table:table-cell office:value-type="float" office:value="2990">
            <text:p>2990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string">
            <text:p>9:48:41,780</text:p>
          </table:table-cell>
          <table:table-cell office:value-type="string">
            <text:p>11:10:7,504</text:p>
          </table:table-cell>
          <table:table-cell table:number-columns-repeated="6"/>
          <table:table-cell office:value-type="float" office:value="2190">
            <text:p>2190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string">
            <text:p>9:48:51,781</text:p>
          </table:table-cell>
          <table:table-cell office:value-type="string">
            <text:p>11:10:17,503</text:p>
          </table:table-cell>
          <table:table-cell table:number-columns-repeated="6"/>
          <table:table-cell office:value-type="float" office:value="1440">
            <text:p>1440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9:49:1,780</text:p>
          </table:table-cell>
          <table:table-cell office:value-type="string">
            <text:p>11:10:27,503</text:p>
          </table:table-cell>
          <table:table-cell table:number-columns-repeated="6"/>
          <table:table-cell office:value-type="float" office:value="1190">
            <text:p>1190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string">
            <text:p>9:49:11,780</text:p>
          </table:table-cell>
          <table:table-cell office:value-type="string">
            <text:p>11:10:37,503</text:p>
          </table:table-cell>
          <table:table-cell table:number-columns-repeated="5"/>
          <table:table-cell office:value-type="float" office:value="600">
            <text:p>600</text:p>
          </table:table-cell>
          <table:table-cell office:value-type="float" office:value="890">
            <text:p>890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9:49:21,780</text:p>
          </table:table-cell>
          <table:table-cell office:value-type="string">
            <text:p>11:10:47,503</text:p>
          </table:table-cell>
          <table:table-cell table:number-columns-repeated="6"/>
          <table:table-cell office:value-type="float" office:value="795">
            <text:p>795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string">
            <text:p>9:49:31,780</text:p>
          </table:table-cell>
          <table:table-cell office:value-type="string">
            <text:p>11:10:57,504</text:p>
          </table:table-cell>
          <table:table-cell table:number-columns-repeated="6"/>
          <table:table-cell office:value-type="float" office:value="950">
            <text:p>95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string">
            <text:p>9:49:41,780</text:p>
          </table:table-cell>
          <table:table-cell office:value-type="string">
            <text:p>11:11:7,503</text:p>
          </table:table-cell>
          <table:table-cell table:number-columns-repeated="6"/>
          <table:table-cell office:value-type="float" office:value="1195">
            <text:p>1195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9:49:51,780</text:p>
          </table:table-cell>
          <table:table-cell office:value-type="string">
            <text:p>11:11:17,504</text:p>
          </table:table-cell>
          <table:table-cell table:number-columns-repeated="6"/>
          <table:table-cell office:value-type="float" office:value="1360">
            <text:p>1360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9:50:1,780</text:p>
          </table:table-cell>
          <table:table-cell office:value-type="string">
            <text:p>11:11:27,503</text:p>
          </table:table-cell>
          <table:table-cell table:number-columns-repeated="6"/>
          <table:table-cell office:value-type="float" office:value="1830">
            <text:p>1830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string">
            <text:p>9:50:11,780</text:p>
          </table:table-cell>
          <table:table-cell office:value-type="string">
            <text:p>11:11:37,504</text:p>
          </table:table-cell>
          <table:table-cell table:number-columns-repeated="6"/>
          <table:table-cell office:value-type="float" office:value="2185">
            <text:p>2185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9:50:21,780</text:p>
          </table:table-cell>
          <table:table-cell office:value-type="string">
            <text:p>11:11:47,503</text:p>
          </table:table-cell>
          <table:table-cell table:number-columns-repeated="6"/>
          <table:table-cell office:value-type="float" office:value="2360">
            <text:p>2360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string">
            <text:p>9:50:31,780</text:p>
          </table:table-cell>
          <table:table-cell office:value-type="string">
            <text:p>11:11:57,504</text:p>
          </table:table-cell>
          <table:table-cell table:number-columns-repeated="6"/>
          <table:table-cell office:value-type="float" office:value="2135">
            <text:p>2135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string">
            <text:p>9:50:41,780</text:p>
          </table:table-cell>
          <table:table-cell office:value-type="string">
            <text:p>11:12:7,503</text:p>
          </table:table-cell>
          <table:table-cell table:number-columns-repeated="6"/>
          <table:table-cell office:value-type="float" office:value="1515">
            <text:p>1515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string">
            <text:p>9:50:51,780</text:p>
          </table:table-cell>
          <table:table-cell office:value-type="string">
            <text:p>11:12:17,503</text:p>
          </table:table-cell>
          <table:table-cell table:number-columns-repeated="5"/>
          <table:table-cell office:value-type="float" office:value="700">
            <text:p>700</text:p>
          </table:table-cell>
          <table:table-cell office:value-type="float" office:value="1570">
            <text:p>1570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string">
            <text:p>9:51:1,781</text:p>
          </table:table-cell>
          <table:table-cell office:value-type="string">
            <text:p>11:12:27,503</text:p>
          </table:table-cell>
          <table:table-cell table:number-columns-repeated="6"/>
          <table:table-cell office:value-type="float" office:value="1690">
            <text:p>1690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string">
            <text:p>9:51:11,781</text:p>
          </table:table-cell>
          <table:table-cell office:value-type="string">
            <text:p>11:12:37,503</text:p>
          </table:table-cell>
          <table:table-cell table:number-columns-repeated="6"/>
          <table:table-cell office:value-type="float" office:value="2120">
            <text:p>212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9:51:21,780</text:p>
          </table:table-cell>
          <table:table-cell office:value-type="string">
            <text:p>11:12:47,504</text:p>
          </table:table-cell>
          <table:table-cell table:number-columns-repeated="6"/>
          <table:table-cell office:value-type="float" office:value="2430">
            <text:p>2430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string">
            <text:p>9:51:31,780</text:p>
          </table:table-cell>
          <table:table-cell office:value-type="string">
            <text:p>11:12:57,503</text:p>
          </table:table-cell>
          <table:table-cell table:number-columns-repeated="6"/>
          <table:table-cell office:value-type="float" office:value="2545">
            <text:p>2545</text:p>
          </table:table-cell>
          <table:table-cell office:value-type="float" office:value="1027">
            <text:p>1027</text:p>
          </table:table-cell>
          <table:table-cell table:number-columns-repeated="2"/>
        </table:table-row>
        <table:table-row table:style-name="ro1">
          <table:table-cell office:value-type="string">
            <text:p>9:51:41,781</text:p>
          </table:table-cell>
          <table:table-cell office:value-type="string">
            <text:p>11:13:7,504</text:p>
          </table:table-cell>
          <table:table-cell table:number-columns-repeated="6"/>
          <table:table-cell office:value-type="float" office:value="2695">
            <text:p>2695</text:p>
          </table:table-cell>
          <table:table-cell office:value-type="float" office:value="1870">
            <text:p>1870</text:p>
          </table:table-cell>
          <table:table-cell table:number-columns-repeated="2"/>
        </table:table-row>
        <table:table-row table:style-name="ro1">
          <table:table-cell office:value-type="string">
            <text:p>9:51:51,780</text:p>
          </table:table-cell>
          <table:table-cell office:value-type="string">
            <text:p>11:13:17,503</text:p>
          </table:table-cell>
          <table:table-cell table:number-columns-repeated="6"/>
          <table:table-cell office:value-type="float" office:value="3270">
            <text:p>3270</text:p>
          </table:table-cell>
          <table:table-cell office:value-type="float" office:value="2972">
            <text:p>2972</text:p>
          </table:table-cell>
          <table:table-cell table:number-columns-repeated="2"/>
        </table:table-row>
        <table:table-row table:style-name="ro1">
          <table:table-cell office:value-type="string">
            <text:p>9:52:1,780</text:p>
          </table:table-cell>
          <table:table-cell office:value-type="string">
            <text:p>11:13:27,503</text:p>
          </table:table-cell>
          <table:table-cell table:number-columns-repeated="6"/>
          <table:table-cell office:value-type="float" office:value="3330">
            <text:p>3330</text:p>
          </table:table-cell>
          <table:table-cell office:value-type="float" office:value="3497">
            <text:p>3497</text:p>
          </table:table-cell>
          <table:table-cell table:number-columns-repeated="2"/>
        </table:table-row>
        <table:table-row table:style-name="ro1">
          <table:table-cell office:value-type="string">
            <text:p>9:52:11,780</text:p>
          </table:table-cell>
          <table:table-cell office:value-type="string">
            <text:p>11:13:37,503</text:p>
          </table:table-cell>
          <table:table-cell table:number-columns-repeated="6"/>
          <table:table-cell office:value-type="float" office:value="6653">
            <text:p>6653</text:p>
          </table:table-cell>
          <table:table-cell office:value-type="float" office:value="7656">
            <text:p>7656</text:p>
          </table:table-cell>
          <table:table-cell table:number-columns-repeated="2"/>
        </table:table-row>
        <table:table-row table:style-name="ro1">
          <table:table-cell office:value-type="string">
            <text:p>9:52:21,780</text:p>
          </table:table-cell>
          <table:table-cell office:value-type="string">
            <text:p>11:13:47,503</text:p>
          </table:table-cell>
          <table:table-cell table:number-columns-repeated="6"/>
          <table:table-cell office:value-type="float" office:value="10418">
            <text:p>10418</text:p>
          </table:table-cell>
          <table:table-cell office:value-type="float" office:value="9517">
            <text:p>9517</text:p>
          </table:table-cell>
          <table:table-cell table:number-columns-repeated="2"/>
        </table:table-row>
        <table:table-row table:style-name="ro1">
          <table:table-cell office:value-type="string">
            <text:p>9:52:31,780</text:p>
          </table:table-cell>
          <table:table-cell office:value-type="string">
            <text:p>11:13:57,503</text:p>
          </table:table-cell>
          <table:table-cell table:number-columns-repeated="5"/>
          <table:table-cell office:value-type="float" office:value="800">
            <text:p>800</text:p>
          </table:table-cell>
          <table:table-cell office:value-type="float" office:value="12330">
            <text:p>12330</text:p>
          </table:table-cell>
          <table:table-cell office:value-type="float" office:value="10977">
            <text:p>10977</text:p>
          </table:table-cell>
          <table:table-cell table:number-columns-repeated="2"/>
        </table:table-row>
        <table:table-row table:style-name="ro1">
          <table:table-cell office:value-type="string">
            <text:p>9:52:41,780</text:p>
          </table:table-cell>
          <table:table-cell office:value-type="string">
            <text:p>11:14:7,503</text:p>
          </table:table-cell>
          <table:table-cell table:number-columns-repeated="6"/>
          <table:table-cell office:value-type="float" office:value="13425">
            <text:p>13425</text:p>
          </table:table-cell>
          <table:table-cell office:value-type="float" office:value="12364">
            <text:p>1236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2:51,780</text:p>
          </table:table-cell>
          <table:table-cell office:value-type="string">
            <text:p>11:14:17,503</text:p>
          </table:table-cell>
          <table:table-cell table:number-columns-repeated="6"/>
          <table:table-cell office:value-type="float" office:value="13275">
            <text:p>13275</text:p>
          </table:table-cell>
          <table:table-cell office:value-type="float" office:value="12233">
            <text:p>12233</text:p>
          </table:table-cell>
          <table:table-cell office:value-type="float" office:value="828">
            <text:p>828</text:p>
          </table:table-cell>
          <table:table-cell/>
        </table:table-row>
        <table:table-row table:style-name="ro1">
          <table:table-cell office:value-type="string">
            <text:p>9:53:1,781</text:p>
          </table:table-cell>
          <table:table-cell office:value-type="string">
            <text:p>11:14:27,503</text:p>
          </table:table-cell>
          <table:table-cell table:number-columns-repeated="6"/>
          <table:table-cell office:value-type="float" office:value="12275">
            <text:p>12275</text:p>
          </table:table-cell>
          <table:table-cell office:value-type="float" office:value="11261">
            <text:p>1126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3:11,780</text:p>
          </table:table-cell>
          <table:table-cell office:value-type="string">
            <text:p>11:14:37,503</text:p>
          </table:table-cell>
          <table:table-cell table:number-columns-repeated="6"/>
          <table:table-cell office:value-type="float" office:value="11415">
            <text:p>11415</text:p>
          </table:table-cell>
          <table:table-cell office:value-type="float" office:value="10220">
            <text:p>1022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string">
            <text:p>9:53:21,784</text:p>
          </table:table-cell>
          <table:table-cell office:value-type="string">
            <text:p>11:14:47,503</text:p>
          </table:table-cell>
          <table:table-cell table:number-columns-repeated="6"/>
          <table:table-cell office:value-type="float" office:value="10455">
            <text:p>10455</text:p>
          </table:table-cell>
          <table:table-cell office:value-type="float" office:value="9242">
            <text:p>924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9:53:31,780</text:p>
          </table:table-cell>
          <table:table-cell office:value-type="string">
            <text:p>11:14:57,503</text:p>
          </table:table-cell>
          <table:table-cell table:number-columns-repeated="6"/>
          <table:table-cell office:value-type="float" office:value="9455">
            <text:p>9455</text:p>
          </table:table-cell>
          <table:table-cell office:value-type="float" office:value="8427">
            <text:p>8427</text:p>
          </table:table-cell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string">
            <text:p>9:53:41,781</text:p>
          </table:table-cell>
          <table:table-cell office:value-type="string">
            <text:p>11:15:7,503</text:p>
          </table:table-cell>
          <table:table-cell table:number-columns-repeated="6"/>
          <table:table-cell office:value-type="float" office:value="8455">
            <text:p>8455</text:p>
          </table:table-cell>
          <table:table-cell office:value-type="float" office:value="7305">
            <text:p>7305</text:p>
          </table:table-cell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string">
            <text:p>9:53:51,780</text:p>
          </table:table-cell>
          <table:table-cell office:value-type="string">
            <text:p>11:15:17,503</text:p>
          </table:table-cell>
          <table:table-cell table:number-columns-repeated="6"/>
          <table:table-cell office:value-type="float" office:value="7575">
            <text:p>7575</text:p>
          </table:table-cell>
          <table:table-cell office:value-type="float" office:value="6337">
            <text:p>6337</text:p>
          </table:table-cell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string">
            <text:p>9:54:1,781</text:p>
          </table:table-cell>
          <table:table-cell office:value-type="string">
            <text:p>11:15:27,503</text:p>
          </table:table-cell>
          <table:table-cell table:number-columns-repeated="6"/>
          <table:table-cell office:value-type="float" office:value="6685">
            <text:p>6685</text:p>
          </table:table-cell>
          <table:table-cell office:value-type="float" office:value="5351">
            <text:p>5351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string">
            <text:p>9:54:11,780</text:p>
          </table:table-cell>
          <table:table-cell office:value-type="string">
            <text:p>11:15:37,503</text:p>
          </table:table-cell>
          <table:table-cell table:number-columns-repeated="5"/>
          <table:table-cell office:value-type="float" office:value="900">
            <text:p>900</text:p>
          </table:table-cell>
          <table:table-cell office:value-type="float" office:value="5475">
            <text:p>5475</text:p>
          </table:table-cell>
          <table:table-cell office:value-type="float" office:value="4314">
            <text:p>4314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9:54:21,780</text:p>
          </table:table-cell>
          <table:table-cell office:value-type="string">
            <text:p>11:15:47,503</text:p>
          </table:table-cell>
          <table:table-cell table:number-columns-repeated="6"/>
          <table:table-cell office:value-type="float" office:value="4475">
            <text:p>4475</text:p>
          </table:table-cell>
          <table:table-cell office:value-type="float" office:value="3190">
            <text:p>319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4:31,781</text:p>
          </table:table-cell>
          <table:table-cell office:value-type="string">
            <text:p>11:15:57,504</text:p>
          </table:table-cell>
          <table:table-cell table:number-columns-repeated="6"/>
          <table:table-cell office:value-type="float" office:value="3475">
            <text:p>3475</text:p>
          </table:table-cell>
          <table:table-cell office:value-type="float" office:value="2243">
            <text:p>224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9:54:41,780</text:p>
          </table:table-cell>
          <table:table-cell office:value-type="string">
            <text:p>11:16:7,503</text:p>
          </table:table-cell>
          <table:table-cell table:number-columns-repeated="6"/>
          <table:table-cell office:value-type="float" office:value="2195">
            <text:p>2195</text:p>
          </table:table-cell>
          <table:table-cell office:value-type="float" office:value="1590">
            <text:p>159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9:54:51,780</text:p>
          </table:table-cell>
          <table:table-cell office:value-type="string">
            <text:p>11:16:17,503</text:p>
          </table:table-cell>
          <table:table-cell table:number-columns-repeated="6"/>
          <table:table-cell office:value-type="float" office:value="1235">
            <text:p>1235</text:p>
          </table:table-cell>
          <table:table-cell office:value-type="float" office:value="1144">
            <text:p>1144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9:55:1,780</text:p>
          </table:table-cell>
          <table:table-cell office:value-type="string">
            <text:p>11:16:27,504</text:p>
          </table:table-cell>
          <table:table-cell table:number-columns-repeated="6"/>
          <table:table-cell office:value-type="float" office:value="855">
            <text:p>855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11,781</text:p>
          </table:table-cell>
          <table:table-cell office:value-type="string">
            <text:p>11:16:37,503</text:p>
          </table:table-cell>
          <table:table-cell table:number-columns-repeated="6"/>
          <table:table-cell office:value-type="float" office:value="355">
            <text:p>355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9:55:21,780</text:p>
          </table:table-cell>
          <table:table-cell office:value-type="string">
            <text:p>11:16:47,504</text:p>
          </table:table-cell>
          <table:table-cell table:number-columns-repeated="6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9:55:31,780</text:p>
          </table:table-cell>
          <table:table-cell office:value-type="string">
            <text:p>11:16:57,503</text:p>
          </table:table-cell>
          <table:table-cell table:number-columns-repeated="6"/>
          <table:table-cell office:value-type="float" office:value="365">
            <text:p>36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9:55:41,781</text:p>
          </table:table-cell>
          <table:table-cell office:value-type="string">
            <text:p>11:17:7,503</text:p>
          </table:table-cell>
          <table:table-cell table:number-columns-repeated="6"/>
          <table:table-cell office:value-type="float" office:value="265">
            <text:p>26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51,780</text:p>
          </table:table-cell>
          <table:table-cell office:value-type="string">
            <text:p>11:17:17,503</text:p>
          </table:table-cell>
          <table:table-cell table:number-columns-repeated="5"/>
          <table:table-cell office:value-type="float" office:value="1000">
            <text:p>1000</text:p>
          </table:table-cell>
          <table:table-cell office:value-type="float" office:value="277">
            <text:p>277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9:56:1,780</text:p>
          </table:table-cell>
          <table:table-cell office:value-type="string">
            <text:p>11:17:27,503</text:p>
          </table:table-cell>
          <table:table-cell table:number-columns-repeated="6"/>
          <table:table-cell office:value-type="float" office:value="755">
            <text:p>755</text:p>
          </table:table-cell>
          <table:table-cell office:value-type="float" office:value="653">
            <text:p>653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9:56:11,780</text:p>
          </table:table-cell>
          <table:table-cell office:value-type="string">
            <text:p>11:17:37,503</text:p>
          </table:table-cell>
          <table:table-cell table:number-columns-repeated="6"/>
          <table:table-cell office:value-type="float" office:value="1415">
            <text:p>1415</text:p>
          </table:table-cell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21,780</text:p>
          </table:table-cell>
          <table:table-cell office:value-type="string">
            <text:p>11:17:47,503</text:p>
          </table:table-cell>
          <table:table-cell table:number-columns-repeated="6"/>
          <table:table-cell office:value-type="float" office:value="2005">
            <text:p>2005</text:p>
          </table:table-cell>
          <table:table-cell office:value-type="float" office:value="1651">
            <text:p>165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9:56:31,781</text:p>
          </table:table-cell>
          <table:table-cell office:value-type="string">
            <text:p>11:17:57,504</text:p>
          </table:table-cell>
          <table:table-cell table:number-columns-repeated="6"/>
          <table:table-cell office:value-type="float" office:value="2285">
            <text:p>2285</text:p>
          </table:table-cell>
          <table:table-cell office:value-type="float" office:value="900">
            <text:p>90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9:56:41,780</text:p>
          </table:table-cell>
          <table:table-cell office:value-type="string">
            <text:p>11:18:7,503</text:p>
          </table:table-cell>
          <table:table-cell table:number-columns-repeated="6"/>
          <table:table-cell office:value-type="float" office:value="2415">
            <text:p>2415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51,780</text:p>
          </table:table-cell>
          <table:table-cell office:value-type="string">
            <text:p>11:18:17,504</text:p>
          </table:table-cell>
          <table:table-cell table:number-columns-repeated="6"/>
          <table:table-cell office:value-type="float" office:value="1925">
            <text:p>1925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1,780</text:p>
          </table:table-cell>
          <table:table-cell office:value-type="string">
            <text:p>11:18:27,503</text:p>
          </table:table-cell>
          <table:table-cell table:number-columns-repeated="6"/>
          <table:table-cell office:value-type="float" office:value="1925">
            <text:p>1925</text:p>
          </table:table-cell>
          <table:table-cell office:value-type="float" office:value="557">
            <text:p>5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9:57:11,780</text:p>
          </table:table-cell>
          <table:table-cell office:value-type="string">
            <text:p>11:18:37,504</text:p>
          </table:table-cell>
          <table:table-cell table:number-columns-repeated="6"/>
          <table:table-cell office:value-type="float" office:value="1425">
            <text:p>1425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21,781</text:p>
          </table:table-cell>
          <table:table-cell office:value-type="string">
            <text:p>11:18:47,503</text:p>
          </table:table-cell>
          <table:table-cell table:number-columns-repeated="6"/>
          <table:table-cell office:value-type="float" office:value="1465">
            <text:p>1465</text:p>
          </table:table-cell>
          <table:table-cell office:value-type="float" office:value="380">
            <text:p>38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9:57:31,780</text:p>
          </table:table-cell>
          <table:table-cell office:value-type="string">
            <text:p>11:18:57,504</text:p>
          </table:table-cell>
          <table:table-cell table:number-columns-repeated="5"/>
          <table:table-cell office:value-type="float" office:value="1100">
            <text:p>1100</text:p>
          </table:table-cell>
          <table:table-cell office:value-type="float" office:value="1665">
            <text:p>1665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9:57:41,781</text:p>
          </table:table-cell>
          <table:table-cell office:value-type="string">
            <text:p>11:19:7,503</text:p>
          </table:table-cell>
          <table:table-cell table:number-columns-repeated="6"/>
          <table:table-cell office:value-type="float" office:value="1640">
            <text:p>1640</text:p>
          </table:table-cell>
          <table:table-cell office:value-type="float" office:value="168">
            <text:p>16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9:57:51,780</text:p>
          </table:table-cell>
          <table:table-cell office:value-type="string">
            <text:p>11:19:17,503</text:p>
          </table:table-cell>
          <table:table-cell table:number-columns-repeated="6"/>
          <table:table-cell office:value-type="float" office:value="1455">
            <text:p>145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1,780</text:p>
          </table:table-cell>
          <table:table-cell office:value-type="string">
            <text:p>11:19:27,504</text:p>
          </table:table-cell>
          <table:table-cell table:number-columns-repeated="6"/>
          <table:table-cell office:value-type="float" office:value="1150">
            <text:p>1150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11,781</text:p>
          </table:table-cell>
          <table:table-cell office:value-type="string">
            <text:p>11:19:37,503</text:p>
          </table:table-cell>
          <table:table-cell table:number-columns-repeated="6"/>
          <table:table-cell office:value-type="float" office:value="965">
            <text:p>965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21,780</text:p>
          </table:table-cell>
          <table:table-cell office:value-type="string">
            <text:p>11:19:47,504</text:p>
          </table:table-cell>
          <table:table-cell table:number-columns-repeated="6"/>
          <table:table-cell office:value-type="float" office:value="840">
            <text:p>840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31,780</text:p>
          </table:table-cell>
          <table:table-cell office:value-type="string">
            <text:p>11:19:57,503</text:p>
          </table:table-cell>
          <table:table-cell table:number-columns-repeated="6"/>
          <table:table-cell office:value-type="float" office:value="695">
            <text:p>69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41,781</text:p>
          </table:table-cell>
          <table:table-cell office:value-type="string">
            <text:p>11:20:7,503</text:p>
          </table:table-cell>
          <table:table-cell table:number-columns-repeated="6"/>
          <table:table-cell office:value-type="float" office:value="755">
            <text:p>755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51,780</text:p>
          </table:table-cell>
          <table:table-cell office:value-type="string">
            <text:p>11:20:17,503</text:p>
          </table:table-cell>
          <table:table-cell table:number-columns-repeated="6"/>
          <table:table-cell office:value-type="float" office:value="985">
            <text:p>985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9:1,781</text:p>
          </table:table-cell>
          <table:table-cell office:value-type="string">
            <text:p>11:20:27,503</text:p>
          </table:table-cell>
          <table:table-cell table:number-columns-repeated="6"/>
          <table:table-cell office:value-type="float" office:value="985">
            <text:p>98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9:11,781</text:p>
          </table:table-cell>
          <table:table-cell office:value-type="string">
            <text:p>11:20:37,504</text:p>
          </table:table-cell>
          <table:table-cell table:number-columns-repeated="5"/>
          <table:table-cell office:value-type="float" office:value="1200">
            <text:p>1200</text:p>
          </table:table-cell>
          <table:table-cell office:value-type="float" office:value="985">
            <text:p>985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9:21,780</text:p>
          </table:table-cell>
          <table:table-cell office:value-type="string">
            <text:p>11:20:47,503</text:p>
          </table:table-cell>
          <table:table-cell table:number-columns-repeated="6"/>
          <table:table-cell office:value-type="float" office:value="1070">
            <text:p>10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9:31,780</text:p>
          </table:table-cell>
          <table:table-cell office:value-type="string">
            <text:p>11:20:57,503</text:p>
          </table:table-cell>
          <table:table-cell table:number-columns-repeated="6"/>
          <table:table-cell office:value-type="float" office:value="1510">
            <text:p>1510</text:p>
          </table:table-cell>
          <table:table-cell office:value-type="float" office:value="1021">
            <text:p>1021</text:p>
          </table:table-cell>
          <table:table-cell table:number-columns-repeated="2"/>
        </table:table-row>
        <table:table-row table:style-name="ro1">
          <table:table-cell office:value-type="string">
            <text:p>9:59:41,781</text:p>
          </table:table-cell>
          <table:table-cell office:value-type="string">
            <text:p>11:21:7,503</text:p>
          </table:table-cell>
          <table:table-cell table:number-columns-repeated="6"/>
          <table:table-cell office:value-type="float" office:value="1690">
            <text:p>1690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9:59:51,780</text:p>
          </table:table-cell>
          <table:table-cell office:value-type="string">
            <text:p>11:21:17,503</text:p>
          </table:table-cell>
          <table:table-cell table:number-columns-repeated="6"/>
          <table:table-cell office:value-type="float" office:value="1400">
            <text:p>140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10:0:1,781</text:p>
          </table:table-cell>
          <table:table-cell office:value-type="string">
            <text:p>11:21:27,503</text:p>
          </table:table-cell>
          <table:table-cell table:number-columns-repeated="6"/>
          <table:table-cell office:value-type="float" office:value="1040">
            <text:p>1040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string">
            <text:p>10:0:11,780</text:p>
          </table:table-cell>
          <table:table-cell office:value-type="string">
            <text:p>11:21:37,503</text:p>
          </table:table-cell>
          <table:table-cell table:number-columns-repeated="6"/>
          <table:table-cell office:value-type="float" office:value="560">
            <text:p>560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string">
            <text:p>10:0:21,780</text:p>
          </table:table-cell>
          <table:table-cell office:value-type="string">
            <text:p>11:21:47,503</text:p>
          </table:table-cell>
          <table:table-cell table:number-columns-repeated="6"/>
          <table:table-cell office:value-type="float" office:value="196">
            <text:p>196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string">
            <text:p>10:0:31,780</text:p>
          </table:table-cell>
          <table:table-cell office:value-type="string">
            <text:p>11:21:57,503</text:p>
          </table:table-cell>
          <table:table-cell table:number-columns-repeated="6"/>
          <table:table-cell office:value-type="float" office:value="70">
            <text:p>70</text:p>
          </table:table-cell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string">
            <text:p>10:0:41,780</text:p>
          </table:table-cell>
          <table:table-cell office:value-type="string">
            <text:p>11:22:7,504</text:p>
          </table:table-cell>
          <table:table-cell table:number-columns-repeated="6"/>
          <table:table-cell office:value-type="float" office:value="325">
            <text:p>325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10:0:51,781</text:p>
          </table:table-cell>
          <table:table-cell office:value-type="string">
            <text:p>11:22:17,503</text:p>
          </table:table-cell>
          <table:table-cell table:number-columns-repeated="5"/>
          <table:table-cell office:value-type="float" office:value="1300">
            <text:p>1300</text:p>
          </table:table-cell>
          <table:table-cell office:value-type="float" office:value="1100">
            <text:p>1100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string">
            <text:p>10:1:1,780</text:p>
          </table:table-cell>
          <table:table-cell office:value-type="string">
            <text:p>11:22:27,503</text:p>
          </table:table-cell>
          <table:table-cell table:number-columns-repeated="6"/>
          <table:table-cell office:value-type="float" office:value="2490">
            <text:p>24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1:11,780</text:p>
          </table:table-cell>
          <table:table-cell office:value-type="string">
            <text:p>11:22:37,504</text:p>
          </table:table-cell>
          <table:table-cell table:number-columns-repeated="6"/>
          <table:table-cell office:value-type="float" office:value="1630">
            <text:p>1630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10:1:21,780</text:p>
          </table:table-cell>
          <table:table-cell office:value-type="string">
            <text:p>11:22:47,503</text:p>
          </table:table-cell>
          <table:table-cell table:number-columns-repeated="6"/>
          <table:table-cell office:value-type="float" office:value="1120">
            <text:p>112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10:1:31,781</text:p>
          </table:table-cell>
          <table:table-cell office:value-type="string">
            <text:p>11:22:57,504</text:p>
          </table:table-cell>
          <table:table-cell table:number-columns-repeated="6"/>
          <table:table-cell office:value-type="float" office:value="630">
            <text:p>630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string">
            <text:p>10:1:41,780</text:p>
          </table:table-cell>
          <table:table-cell office:value-type="string">
            <text:p>11:23:7,503</text:p>
          </table:table-cell>
          <table:table-cell table:number-columns-repeated="6"/>
          <table:table-cell office:value-type="float" office:value="210">
            <text:p>210</text:p>
          </table:table-cell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 office:value-type="string">
            <text:p>10:1:51,780</text:p>
          </table:table-cell>
          <table:table-cell office:value-type="string">
            <text:p>11:23:17,503</text:p>
          </table:table-cell>
          <table:table-cell table:number-columns-repeated="6"/>
          <table:table-cell office:value-type="float" office:value="470">
            <text:p>470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10:2:1,781</text:p>
          </table:table-cell>
          <table:table-cell office:value-type="string">
            <text:p>11:23:27,504</text:p>
          </table:table-cell>
          <table:table-cell table:number-columns-repeated="6"/>
          <table:table-cell office:value-type="float" office:value="190">
            <text:p>190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string">
            <text:p>10:2:11,780</text:p>
          </table:table-cell>
          <table:table-cell office:value-type="string">
            <text:p>11:23:37,503</text:p>
          </table:table-cell>
          <table:table-cell table:number-columns-repeated="6"/>
          <table:table-cell office:value-type="float" office:value="172">
            <text:p>172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10:2:21,781</text:p>
          </table:table-cell>
          <table:table-cell office:value-type="string">
            <text:p>11:23:47,504</text:p>
          </table:table-cell>
          <table:table-cell table:number-columns-repeated="6"/>
          <table:table-cell office:value-type="float" office:value="630">
            <text:p>630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10:2:31,780</text:p>
          </table:table-cell>
          <table:table-cell office:value-type="string">
            <text:p>11:23:57,503</text:p>
          </table:table-cell>
          <table:table-cell table:number-columns-repeated="5"/>
          <table:table-cell office:value-type="float" office:value="1400">
            <text:p>1400</text:p>
          </table:table-cell>
          <table:table-cell office:value-type="float" office:value="1630">
            <text:p>163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10:2:41,780</text:p>
          </table:table-cell>
          <table:table-cell office:value-type="string">
            <text:p>11:24:7,503</text:p>
          </table:table-cell>
          <table:table-cell table:number-columns-repeated="6"/>
          <table:table-cell office:value-type="float" office:value="3310">
            <text:p>33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2:51,781</text:p>
          </table:table-cell>
          <table:table-cell office:value-type="string">
            <text:p>11:24:17,503</text:p>
          </table:table-cell>
          <table:table-cell table:number-columns-repeated="6"/>
          <table:table-cell office:value-type="float" office:value="3250">
            <text:p>3250</text:p>
          </table:table-cell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string">
            <text:p>10:3:1,780</text:p>
          </table:table-cell>
          <table:table-cell office:value-type="string">
            <text:p>11:24:27,503</text:p>
          </table:table-cell>
          <table:table-cell table:number-columns-repeated="6"/>
          <table:table-cell office:value-type="float" office:value="2540">
            <text:p>254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10:3:11,780</text:p>
          </table:table-cell>
          <table:table-cell office:value-type="string">
            <text:p>11:24:37,504</text:p>
          </table:table-cell>
          <table:table-cell table:number-columns-repeated="6"/>
          <table:table-cell office:value-type="float" office:value="1810">
            <text:p>1810</text:p>
          </table:table-cell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string">
            <text:p>10:3:21,781</text:p>
          </table:table-cell>
          <table:table-cell office:value-type="string">
            <text:p>11:24:47,503</text:p>
          </table:table-cell>
          <table:table-cell table:number-columns-repeated="6"/>
          <table:table-cell office:value-type="float" office:value="1080">
            <text:p>1080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10:3:31,780</text:p>
          </table:table-cell>
          <table:table-cell office:value-type="string">
            <text:p>11:24:57,504</text:p>
          </table:table-cell>
          <table:table-cell table:number-columns-repeated="6"/>
          <table:table-cell office:value-type="float" office:value="760">
            <text:p>760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string">
            <text:p>10:3:41,784</text:p>
          </table:table-cell>
          <table:table-cell office:value-type="string">
            <text:p>11:25:7,503</text:p>
          </table:table-cell>
          <table:table-cell table:number-columns-repeated="6"/>
          <table:table-cell office:value-type="float" office:value="510">
            <text:p>51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10:3:51,780</text:p>
          </table:table-cell>
          <table:table-cell office:value-type="string">
            <text:p>11:25:17,504</text:p>
          </table:table-cell>
          <table:table-cell table:number-columns-repeated="6"/>
          <table:table-cell office:value-type="float" office:value="200">
            <text:p>200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string">
            <text:p>10:4:1,780</text:p>
          </table:table-cell>
          <table:table-cell office:value-type="string">
            <text:p>11:25:27,503</text:p>
          </table:table-cell>
          <table:table-cell table:number-columns-repeated="6"/>
          <table:table-cell office:value-type="float" office:value="390">
            <text:p>390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string">
            <text:p>10:4:11,780</text:p>
          </table:table-cell>
          <table:table-cell office:value-type="string">
            <text:p>11:25:37,503</text:p>
          </table:table-cell>
          <table:table-cell table:number-columns-repeated="5"/>
          <table:table-cell office:value-type="float" office:value="1500">
            <text:p>1500</text:p>
          </table:table-cell>
          <table:table-cell office:value-type="float" office:value="930">
            <text:p>930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10:4:21,781</text:p>
          </table:table-cell>
          <table:table-cell office:value-type="string">
            <text:p>11:25:47,503</text:p>
          </table:table-cell>
          <table:table-cell table:number-columns-repeated="6"/>
          <table:table-cell office:value-type="float" office:value="1960">
            <text:p>1960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10:4:31,780</text:p>
          </table:table-cell>
          <table:table-cell office:value-type="string">
            <text:p>11:25:57,503</text:p>
          </table:table-cell>
          <table:table-cell table:number-columns-repeated="6"/>
          <table:table-cell office:value-type="float" office:value="3650">
            <text:p>3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4:41,781</text:p>
          </table:table-cell>
          <table:table-cell office:value-type="string">
            <text:p>11:26:7,503</text:p>
          </table:table-cell>
          <table:table-cell table:number-columns-repeated="6"/>
          <table:table-cell office:value-type="float" office:value="4040">
            <text:p>4040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string">
            <text:p>10:4:51,783</text:p>
          </table:table-cell>
          <table:table-cell office:value-type="string">
            <text:p>11:26:17,503</text:p>
          </table:table-cell>
          <table:table-cell table:number-columns-repeated="6"/>
          <table:table-cell office:value-type="float" office:value="3390">
            <text:p>3390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10:5:1,780</text:p>
          </table:table-cell>
          <table:table-cell office:value-type="string">
            <text:p>11:26:27,504</text:p>
          </table:table-cell>
          <table:table-cell table:number-columns-repeated="6"/>
          <table:table-cell office:value-type="float" office:value="2470">
            <text:p>2470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string">
            <text:p>10:5:11,780</text:p>
          </table:table-cell>
          <table:table-cell office:value-type="string">
            <text:p>11:26:37,503</text:p>
          </table:table-cell>
          <table:table-cell table:number-columns-repeated="6"/>
          <table:table-cell office:value-type="float" office:value="1530">
            <text:p>153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10:5:21,780</text:p>
          </table:table-cell>
          <table:table-cell office:value-type="string">
            <text:p>11:26:47,504</text:p>
          </table:table-cell>
          <table:table-cell table:number-columns-repeated="6"/>
          <table:table-cell office:value-type="float" office:value="790">
            <text:p>790</text:p>
          </table:table-cell>
          <table:table-cell office:value-type="float" office:value="560">
            <text:p>560</text:p>
          </table:table-cell>
          <table:table-cell table:number-columns-repeated="2"/>
        </table:table-row>
        <table:table-row table:style-name="ro1">
          <table:table-cell office:value-type="string">
            <text:p>10:5:31,780</text:p>
          </table:table-cell>
          <table:table-cell office:value-type="string">
            <text:p>11:26:57,503</text:p>
          </table:table-cell>
          <table:table-cell table:number-columns-repeated="6"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10:5:41,781</text:p>
          </table:table-cell>
          <table:table-cell office:value-type="string">
            <text:p>11:27:7,504</text:p>
          </table:table-cell>
          <table:table-cell table:number-columns-repeated="6"/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10:5:51,780</text:p>
          </table:table-cell>
          <table:table-cell office:value-type="string">
            <text:p>11:27:17,503</text:p>
          </table:table-cell>
          <table:table-cell table:number-columns-repeated="5"/>
          <table:table-cell office:value-type="float" office:value="1600">
            <text:p>1600</text:p>
          </table:table-cell>
          <table:table-cell office:value-type="float" office:value="570">
            <text:p>57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10:6:1,780</text:p>
          </table:table-cell>
          <table:table-cell office:value-type="string">
            <text:p>11:27:27,503</text:p>
          </table:table-cell>
          <table:table-cell table:number-columns-repeated="6"/>
          <table:table-cell office:value-type="float" office:value="1370">
            <text:p>1370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10:6:11,780</text:p>
          </table:table-cell>
          <table:table-cell office:value-type="string">
            <text:p>11:27:37,504</text:p>
          </table:table-cell>
          <table:table-cell table:number-columns-repeated="6"/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6:21,780</text:p>
          </table:table-cell>
          <table:table-cell office:value-type="string">
            <text:p>11:27:47,503</text:p>
          </table:table-cell>
          <table:table-cell table:number-columns-repeated="6"/>
          <table:table-cell office:value-type="float" office:value="2690">
            <text:p>269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10:6:31,781</text:p>
          </table:table-cell>
          <table:table-cell office:value-type="string">
            <text:p>11:27:57,504</text:p>
          </table:table-cell>
          <table:table-cell table:number-columns-repeated="6"/>
          <table:table-cell office:value-type="float" office:value="1585">
            <text:p>1585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10:6:41,780</text:p>
          </table:table-cell>
          <table:table-cell office:value-type="string">
            <text:p>11:28:7,503</text:p>
          </table:table-cell>
          <table:table-cell table:number-columns-repeated="6"/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0:6:51,780</text:p>
          </table:table-cell>
          <table:table-cell office:value-type="string">
            <text:p>11:28:17,504</text:p>
          </table:table-cell>
          <table:table-cell table:number-columns-repeated="6"/>
          <table:table-cell office:value-type="float" office:value="395">
            <text:p>395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10:7:1,781</text:p>
          </table:table-cell>
          <table:table-cell office:value-type="string">
            <text:p>11:28:27,503</text:p>
          </table:table-cell>
          <table:table-cell table:number-columns-repeated="6"/>
          <table:table-cell office:value-type="float" office:value="365">
            <text:p>365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10:7:11,780</text:p>
          </table:table-cell>
          <table:table-cell office:value-type="string">
            <text:p>11:28:37,503</text:p>
          </table:table-cell>
          <table:table-cell table:number-columns-repeated="6"/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7:21,780</text:p>
          </table:table-cell>
          <table:table-cell office:value-type="string">
            <text:p>11:28:47,503</text:p>
          </table:table-cell>
          <table:table-cell table:number-columns-repeated="6"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10:7:31,781</text:p>
          </table:table-cell>
          <table:table-cell office:value-type="string">
            <text:p>11:28:57,503</text:p>
          </table:table-cell>
          <table:table-cell table:number-columns-repeated="5"/>
          <table:table-cell office:value-type="float" office:value="1700">
            <text:p>1700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7:41,780</text:p>
          </table:table-cell>
          <table:table-cell office:value-type="string">
            <text:p>11:29:7,504</text:p>
          </table:table-cell>
          <table:table-cell table:number-columns-repeated="6"/>
          <table:table-cell office:value-type="float" office:value="845">
            <text:p>845</text:p>
          </table:table-cell>
          <table:table-cell table:number-columns-repeated="3"/>
        </table:table-row>
        <table:table-row table:style-name="ro1">
          <table:table-cell office:value-type="string">
            <text:p>10:7:51,780</text:p>
          </table:table-cell>
          <table:table-cell office:value-type="string">
            <text:p>11:29:17,503</text:p>
          </table:table-cell>
          <table:table-cell table:number-columns-repeated="6"/>
          <table:table-cell office:value-type="float" office:value="550">
            <text:p>550</text:p>
          </table:table-cell>
          <table:table-cell table:number-columns-repeated="3"/>
        </table:table-row>
        <table:table-row table:style-name="ro1">
          <table:table-cell office:value-type="string">
            <text:p>10:8:1,781</text:p>
          </table:table-cell>
          <table:table-cell office:value-type="string">
            <text:p>11:29:2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8:11,780</text:p>
          </table:table-cell>
          <table:table-cell office:value-type="string">
            <text:p>11:29:37,50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10:8:21,781</text:p>
          </table:table-cell>
          <table:table-cell office:value-type="string">
            <text:p>11:29:47,504</text:p>
          </table:table-cell>
          <table:table-cell table:number-columns-repeated="6"/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10:8:31,780</text:p>
          </table:table-cell>
          <table:table-cell office:value-type="string">
            <text:p>11:29:57,503</text:p>
          </table:table-cell>
          <table:table-cell table:number-columns-repeated="6"/>
          <table:table-cell office:value-type="float" office:value="350">
            <text:p>350</text:p>
          </table:table-cell>
          <table:table-cell table:number-columns-repeated="3"/>
        </table:table-row>
        <table:table-row table:style-name="ro1">
          <table:table-cell office:value-type="string">
            <text:p>10:8:41,780</text:p>
          </table:table-cell>
          <table:table-cell office:value-type="string">
            <text:p>11:30:7,503</text:p>
          </table:table-cell>
          <table:table-cell table:number-columns-repeated="6"/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10:8:51,780</text:p>
          </table:table-cell>
          <table:table-cell office:value-type="string">
            <text:p>11:30:1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9:1,780</text:p>
          </table:table-cell>
          <table:table-cell office:value-type="string">
            <text:p>11:30:2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9:11,781</text:p>
          </table:table-cell>
          <table:table-cell office:value-type="string">
            <text:p>11:30:37,504</text:p>
          </table:table-cell>
          <table:table-cell table:number-columns-repeated="5"/>
          <table:table-cell office:value-type="float" office:value="1800">
            <text:p>1800</text:p>
          </table:table-cell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10:9:21,780</text:p>
          </table:table-cell>
          <table:table-cell office:value-type="string">
            <text:p>11:30:4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9:31,781</text:p>
          </table:table-cell>
          <table:table-cell office:value-type="string">
            <text:p>11:30:5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9:41,780</text:p>
          </table:table-cell>
          <table:table-cell office:value-type="string">
            <text:p>11:31: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9:51,780</text:p>
          </table:table-cell>
          <table:table-cell office:value-type="string">
            <text:p>11:31:1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0:1,781</text:p>
          </table:table-cell>
          <table:table-cell office:value-type="string">
            <text:p>11:31:2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0:11,780</text:p>
          </table:table-cell>
          <table:table-cell office:value-type="string">
            <text:p>11:31:3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0:21,780</text:p>
          </table:table-cell>
          <table:table-cell office:value-type="string">
            <text:p>11:31:4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0:31,781</text:p>
          </table:table-cell>
          <table:table-cell office:value-type="string">
            <text:p>11:31:5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0:41,780</text:p>
          </table:table-cell>
          <table:table-cell office:value-type="string">
            <text:p>11:32: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0:51,781</text:p>
          </table:table-cell>
          <table:table-cell office:value-type="string">
            <text:p>11:32:17,503</text:p>
          </table:table-cell>
          <table:table-cell table:number-columns-repeated="5"/>
          <table:table-cell office:value-type="float" office:value="1900">
            <text:p>1900</text:p>
          </table:table-cell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1:1,780</text:p>
          </table:table-cell>
          <table:table-cell office:value-type="string">
            <text:p>11:32:2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1:11,781</text:p>
          </table:table-cell>
          <table:table-cell office:value-type="string">
            <text:p>11:32:3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1:21,780</text:p>
          </table:table-cell>
          <table:table-cell office:value-type="string">
            <text:p>11:32:4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1:31,780</text:p>
          </table:table-cell>
          <table:table-cell office:value-type="string">
            <text:p>11:32:5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1:41,781</text:p>
          </table:table-cell>
          <table:table-cell office:value-type="string">
            <text:p>11:33: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1:51,780</text:p>
          </table:table-cell>
          <table:table-cell office:value-type="string">
            <text:p>11:33:1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2:1,780</text:p>
          </table:table-cell>
          <table:table-cell office:value-type="string">
            <text:p>11:33:2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2:11,780</text:p>
          </table:table-cell>
          <table:table-cell office:value-type="string">
            <text:p>11:33:3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2:21,781</text:p>
          </table:table-cell>
          <table:table-cell office:value-type="string">
            <text:p>11:33:4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2:31,780</text:p>
          </table:table-cell>
          <table:table-cell office:value-type="string">
            <text:p>11:33:57,504</text:p>
          </table:table-cell>
          <table:table-cell table:number-columns-repeated="5"/>
          <table:table-cell office:value-type="float" office:value="2000">
            <text:p>2000</text:p>
          </table:table-cell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2:41,781</text:p>
          </table:table-cell>
          <table:table-cell office:value-type="string">
            <text:p>11:34: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2:51,780</text:p>
          </table:table-cell>
          <table:table-cell office:value-type="string">
            <text:p>11:34:1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3:1,780</text:p>
          </table:table-cell>
          <table:table-cell office:value-type="string">
            <text:p>11:34:2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3:11,781</text:p>
          </table:table-cell>
          <table:table-cell office:value-type="string">
            <text:p>11:34:3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3:21,780</text:p>
          </table:table-cell>
          <table:table-cell office:value-type="string">
            <text:p>11:34:4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3:31,781</text:p>
          </table:table-cell>
          <table:table-cell office:value-type="string">
            <text:p>11:34:5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3:41,780</text:p>
          </table:table-cell>
          <table:table-cell office:value-type="string">
            <text:p>11:35: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3:51,781</text:p>
          </table:table-cell>
          <table:table-cell office:value-type="string">
            <text:p>11:35:17,503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4:1,780</text:p>
          </table:table-cell>
          <table:table-cell office:value-type="string">
            <text:p>11:35:27,504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4:11,780</text:p>
          </table:table-cell>
          <table:table-cell office:value-type="string">
            <text:p>11:35:37,503</text:p>
          </table:table-cell>
          <table:table-cell table:number-columns-repeated="5"/>
          <table:table-cell office:value-type="float" office:value="2100">
            <text:p>2100</text:p>
          </table:table-cell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10:14:21,780</text:p>
          </table:table-cell>
          <table:table-cell office:value-type="string">
            <text:p>11:35:47,504</text:p>
          </table:table-cell>
          <table:table-cell table:number-columns-repeated="6"/>
          <table:table-cell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10:14:31,780</text:p>
          </table:table-cell>
          <table:table-cell office:value-type="string">
            <text:p>11:35:57,503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:14:41,781</text:p>
          </table:table-cell>
          <table:table-cell office:value-type="string">
            <text:p>11:36:7,504</text:p>
          </table:table-cell>
          <table:table-cell table:number-columns-repeated="6"/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10:14:51,780</text:p>
          </table:table-cell>
          <table:table-cell office:value-type="string">
            <text:p>11:36:1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15:1,780</text:p>
          </table:table-cell>
          <table:table-cell office:value-type="string">
            <text:p>11:36:2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15:11,780</text:p>
          </table:table-cell>
          <table:table-cell office:value-type="string">
            <text:p>11:36:37,503</text:p>
          </table:table-cell>
          <table:table-cell table:number-columns-repeated="6"/>
          <table:table-cell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10:15:21,780</text:p>
          </table:table-cell>
          <table:table-cell office:value-type="string">
            <text:p>11:36:47,503</text:p>
          </table:table-cell>
          <table:table-cell table:number-columns-repeated="6"/>
          <table:table-cell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10:15:31,780</text:p>
          </table:table-cell>
          <table:table-cell office:value-type="string">
            <text:p>11:36:57,504</text:p>
          </table:table-cell>
          <table:table-cell table:number-columns-repeated="6"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10:15:41,780</text:p>
          </table:table-cell>
          <table:table-cell office:value-type="string">
            <text:p>11:37:7,503</text:p>
          </table:table-cell>
          <table:table-cell table:number-columns-repeated="6"/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10:15:51,780</text:p>
          </table:table-cell>
          <table:table-cell office:value-type="string">
            <text:p>11:37:17,503</text:p>
          </table:table-cell>
          <table:table-cell table:number-columns-repeated="5"/>
          <table:table-cell office:value-type="float" office:value="2200">
            <text:p>2200</text:p>
          </table:table-cell>
          <table:table-cell office:value-type="float" office:value="420">
            <text:p>420</text:p>
          </table:table-cell>
          <table:table-cell table:number-columns-repeated="3"/>
        </table:table-row>
        <table:table-row table:style-name="ro1">
          <table:table-cell office:value-type="string">
            <text:p>10:16:1,780</text:p>
          </table:table-cell>
          <table:table-cell office:value-type="string">
            <text:p>11:37:27,503</text:p>
          </table:table-cell>
          <table:table-cell table:number-columns-repeated="6"/>
          <table:table-cell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string">
            <text:p>10:16:11,780</text:p>
          </table:table-cell>
          <table:table-cell office:value-type="string">
            <text:p>11:37:37,504</text:p>
          </table:table-cell>
          <table:table-cell table:number-columns-repeated="6"/>
          <table:table-cell office:value-type="float" office:value="770">
            <text:p>770</text:p>
          </table:table-cell>
          <table:table-cell table:number-columns-repeated="3"/>
        </table:table-row>
        <table:table-row table:style-name="ro1">
          <table:table-cell office:value-type="string">
            <text:p>10:16:21,780</text:p>
          </table:table-cell>
          <table:table-cell office:value-type="string">
            <text:p>11:37:47,503</text:p>
          </table:table-cell>
          <table:table-cell table:number-columns-repeated="6"/>
          <table:table-cell office:value-type="float" office:value="1315">
            <text:p>1315</text:p>
          </table:table-cell>
          <table:table-cell table:number-columns-repeated="3"/>
        </table:table-row>
        <table:table-row table:style-name="ro1">
          <table:table-cell office:value-type="string">
            <text:p>10:16:31,780</text:p>
          </table:table-cell>
          <table:table-cell office:value-type="string">
            <text:p>11:37:57,503</text:p>
          </table:table-cell>
          <table:table-cell table:number-columns-repeated="6"/>
          <table:table-cell office:value-type="float" office:value="2120">
            <text:p>2120</text:p>
          </table:table-cell>
          <table:table-cell table:number-columns-repeated="3"/>
        </table:table-row>
        <table:table-row table:style-name="ro1">
          <table:table-cell office:value-type="string">
            <text:p>10:16:41,781</text:p>
          </table:table-cell>
          <table:table-cell office:value-type="string">
            <text:p>11:38:7,504</text:p>
          </table:table-cell>
          <table:table-cell table:number-columns-repeated="6"/>
          <table:table-cell office:value-type="float" office:value="3165">
            <text:p>316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6:51,780</text:p>
          </table:table-cell>
          <table:table-cell office:value-type="string">
            <text:p>11:38:17,503</text:p>
          </table:table-cell>
          <table:table-cell table:number-columns-repeated="6"/>
          <table:table-cell office:value-type="float" office:value="1200">
            <text:p>1200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:17:1,781</text:p>
          </table:table-cell>
          <table:table-cell office:value-type="string">
            <text:p>11:38:27,503</text:p>
          </table:table-cell>
          <table:table-cell table:number-columns-repeated="6"/>
          <table:table-cell office:value-type="float" office:value="185">
            <text:p>1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7:11,780</text:p>
          </table:table-cell>
          <table:table-cell office:value-type="string">
            <text:p>11:38:37,504</text:p>
          </table:table-cell>
          <table:table-cell table:number-columns-repeated="6"/>
          <table:table-cell office:value-type="float" office:value="420">
            <text:p>42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7:21,780</text:p>
          </table:table-cell>
          <table:table-cell office:value-type="string">
            <text:p>11:38:47,503</text:p>
          </table:table-cell>
          <table:table-cell table:number-columns-repeated="6"/>
          <table:table-cell office:value-type="float" office:value="690">
            <text:p>69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7:31,782</text:p>
          </table:table-cell>
          <table:table-cell office:value-type="string">
            <text:p>11:38:57,503</text:p>
          </table:table-cell>
          <table:table-cell table:number-columns-repeated="5"/>
          <table:table-cell office:value-type="float" office:value="2300">
            <text:p>2300</text:p>
          </table:table-cell>
          <table:table-cell office:value-type="float" office:value="1740">
            <text:p>174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7:41,780</text:p>
          </table:table-cell>
          <table:table-cell office:value-type="string">
            <text:p>11:39:7,504</text:p>
          </table:table-cell>
          <table:table-cell table:number-columns-repeated="6"/>
          <table:table-cell office:value-type="float" office:value="3530">
            <text:p>353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7:51,780</text:p>
          </table:table-cell>
          <table:table-cell office:value-type="string">
            <text:p>11:39:17,503</text:p>
          </table:table-cell>
          <table:table-cell table:number-columns-repeated="6"/>
          <table:table-cell office:value-type="float" office:value="3370">
            <text:p>33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8:1,780</text:p>
          </table:table-cell>
          <table:table-cell office:value-type="string">
            <text:p>11:39:27,503</text:p>
          </table:table-cell>
          <table:table-cell table:number-columns-repeated="6"/>
          <table:table-cell office:value-type="float" office:value="2660">
            <text:p>266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8:11,781</text:p>
          </table:table-cell>
          <table:table-cell office:value-type="string">
            <text:p>11:39:37,504</text:p>
          </table:table-cell>
          <table:table-cell table:number-columns-repeated="6"/>
          <table:table-cell office:value-type="float" office:value="1785">
            <text:p>17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8:21,780</text:p>
          </table:table-cell>
          <table:table-cell office:value-type="string">
            <text:p>11:39:47,503</text:p>
          </table:table-cell>
          <table:table-cell table:number-columns-repeated="6"/>
          <table:table-cell office:value-type="float" office:value="1170">
            <text:p>11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8:31,780</text:p>
          </table:table-cell>
          <table:table-cell office:value-type="string">
            <text:p>11:39:57,503</text:p>
          </table:table-cell>
          <table:table-cell table:number-columns-repeated="6"/>
          <table:table-cell office:value-type="float" office:value="880">
            <text:p>88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8:41,781</text:p>
          </table:table-cell>
          <table:table-cell office:value-type="string">
            <text:p>11:40:7,504</text:p>
          </table:table-cell>
          <table:table-cell table:number-columns-repeated="6"/>
          <table:table-cell office:value-type="float" office:value="670">
            <text:p>6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8:51,780</text:p>
          </table:table-cell>
          <table:table-cell office:value-type="string">
            <text:p>11:40:17,503</text:p>
          </table:table-cell>
          <table:table-cell table:number-columns-repeated="6"/>
          <table:table-cell office:value-type="float" office:value="620">
            <text:p>62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1,780</text:p>
          </table:table-cell>
          <table:table-cell office:value-type="string">
            <text:p>11:40:27,503</text:p>
          </table:table-cell>
          <table:table-cell table:number-columns-repeated="6"/>
          <table:table-cell office:value-type="float" office:value="420">
            <text:p>42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11,781</text:p>
          </table:table-cell>
          <table:table-cell office:value-type="string">
            <text:p>11:40:37,503</text:p>
          </table:table-cell>
          <table:table-cell table:number-columns-repeated="5"/>
          <table:table-cell office:value-type="float" office:value="2400">
            <text:p>2400</text:p>
          </table:table-cell>
          <table:table-cell office:value-type="float" office:value="490">
            <text:p>49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21,780</text:p>
          </table:table-cell>
          <table:table-cell office:value-type="string">
            <text:p>11:40:47,503</text:p>
          </table:table-cell>
          <table:table-cell table:number-columns-repeated="6"/>
          <table:table-cell office:value-type="float" office:value="370">
            <text:p>3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31,781</text:p>
          </table:table-cell>
          <table:table-cell office:value-type="string">
            <text:p>11:40:57,503</text:p>
          </table:table-cell>
          <table:table-cell table:number-columns-repeated="6"/>
          <table:table-cell office:value-type="float" office:value="270">
            <text:p>2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41,780</text:p>
          </table:table-cell>
          <table:table-cell office:value-type="string">
            <text:p>11:41:7,504</text:p>
          </table:table-cell>
          <table:table-cell table:number-columns-repeated="6"/>
          <table:table-cell office:value-type="float" office:value="170">
            <text:p>1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51,780</text:p>
          </table:table-cell>
          <table:table-cell office:value-type="string">
            <text:p>11:41:17,503</text:p>
          </table:table-cell>
          <table:table-cell table:number-columns-repeated="6"/>
          <table:table-cell office:value-type="float" office:value="470">
            <text:p>4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1,780</text:p>
          </table:table-cell>
          <table:table-cell office:value-type="string">
            <text:p>11:41:27,503</text:p>
          </table:table-cell>
          <table:table-cell table:number-columns-repeated="6"/>
          <table:table-cell office:value-type="float" office:value="1110">
            <text:p>111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11,780</text:p>
          </table:table-cell>
          <table:table-cell office:value-type="string">
            <text:p>11:41:37,504</text:p>
          </table:table-cell>
          <table:table-cell table:number-columns-repeated="6"/>
          <table:table-cell office:value-type="float" office:value="2160">
            <text:p>216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21,780</text:p>
          </table:table-cell>
          <table:table-cell office:value-type="string">
            <text:p>11:41:47,503</text:p>
          </table:table-cell>
          <table:table-cell table:number-columns-repeated="6"/>
          <table:table-cell office:value-type="float" office:value="2090">
            <text:p>209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31,781</text:p>
          </table:table-cell>
          <table:table-cell office:value-type="string">
            <text:p>11:41:57,503</text:p>
          </table:table-cell>
          <table:table-cell table:number-columns-repeated="6"/>
          <table:table-cell office:value-type="float" office:value="1490">
            <text:p>149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41,780</text:p>
          </table:table-cell>
          <table:table-cell office:value-type="string">
            <text:p>11:42:7,503</text:p>
          </table:table-cell>
          <table:table-cell table:number-columns-repeated="6"/>
          <table:table-cell office:value-type="float" office:value="1030">
            <text:p>103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51,780</text:p>
          </table:table-cell>
          <table:table-cell office:value-type="string">
            <text:p>11:42:17,504</text:p>
          </table:table-cell>
          <table:table-cell table:number-columns-repeated="5"/>
          <table:table-cell office:value-type="float" office:value="2500">
            <text:p>2500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1,781</text:p>
          </table:table-cell>
          <table:table-cell office:value-type="string">
            <text:p>11:42:27,503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11,780</text:p>
          </table:table-cell>
          <table:table-cell office:value-type="string">
            <text:p>11:42:37,503</text:p>
          </table:table-cell>
          <table:table-cell table:number-columns-repeated="6"/>
          <table:table-cell office:value-type="float" office:value="370">
            <text:p>37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21,780</text:p>
          </table:table-cell>
          <table:table-cell office:value-type="string">
            <text:p>11:42:47,503</text:p>
          </table:table-cell>
          <table:table-cell table:number-columns-repeated="6"/>
          <table:table-cell office:value-type="float" office:value="360">
            <text:p>36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31,781</text:p>
          </table:table-cell>
          <table:table-cell office:value-type="string">
            <text:p>11:42:57,503</text:p>
          </table:table-cell>
          <table:table-cell table:number-columns-repeated="6"/>
          <table:table-cell office:value-type="float" office:value="290">
            <text:p>29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41,780</text:p>
          </table:table-cell>
          <table:table-cell office:value-type="string">
            <text:p>11:43:7,503</text:p>
          </table:table-cell>
          <table:table-cell table:number-columns-repeated="6"/>
          <table:table-cell office:value-type="float" office:value="190">
            <text:p>19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51,780</text:p>
          </table:table-cell>
          <table:table-cell office:value-type="string">
            <text:p>11:43:17,504</text:p>
          </table:table-cell>
          <table:table-cell table:number-columns-repeated="6"/>
          <table:table-cell office:value-type="float" office:value="430">
            <text:p>43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1,781</text:p>
          </table:table-cell>
          <table:table-cell office:value-type="string">
            <text:p>11:43:27,503</text:p>
          </table:table-cell>
          <table:table-cell table:number-columns-repeated="6"/>
          <table:table-cell office:value-type="float" office:value="930">
            <text:p>93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11,780</text:p>
          </table:table-cell>
          <table:table-cell office:value-type="string">
            <text:p>11:43:37,503</text:p>
          </table:table-cell>
          <table:table-cell table:number-columns-repeated="6"/>
          <table:table-cell office:value-type="float" office:value="1940">
            <text:p>194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21,780</text:p>
          </table:table-cell>
          <table:table-cell office:value-type="string">
            <text:p>11:43:47,541</text:p>
          </table:table-cell>
          <table:table-cell table:number-columns-repeated="6"/>
          <table:table-cell office:value-type="float" office:value="2296">
            <text:p>229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31,780</text:p>
          </table:table-cell>
          <table:table-cell office:value-type="string">
            <text:p>11:43:57,504</text:p>
          </table:table-cell>
          <table:table-cell table:number-columns-repeated="5"/>
          <table:table-cell office:value-type="float" office:value="2600">
            <text:p>2600</text:p>
          </table:table-cell>
          <table:table-cell office:value-type="float" office:value="1780">
            <text:p>178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41,781</text:p>
          </table:table-cell>
          <table:table-cell office:value-type="string">
            <text:p>11:44:7,503</text:p>
          </table:table-cell>
          <table:table-cell table:number-columns-repeated="6"/>
          <table:table-cell office:value-type="float" office:value="1328">
            <text:p>132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51,780</text:p>
          </table:table-cell>
          <table:table-cell office:value-type="string">
            <text:p>11:44:17,503</text:p>
          </table:table-cell>
          <table:table-cell table:number-columns-repeated="6"/>
          <table:table-cell office:value-type="float" office:value="815">
            <text:p>81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1,780</text:p>
          </table:table-cell>
          <table:table-cell office:value-type="string">
            <text:p>11:44:27,503</text:p>
          </table:table-cell>
          <table:table-cell table:number-columns-repeated="6"/>
          <table:table-cell office:value-type="float" office:value="255">
            <text:p>25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11,781</text:p>
          </table:table-cell>
          <table:table-cell office:value-type="string">
            <text:p>11:44:37,503</text:p>
          </table:table-cell>
          <table:table-cell table:number-columns-repeated="6"/>
          <table:table-cell office:value-type="float" office:value="460">
            <text:p>46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21,780</text:p>
          </table:table-cell>
          <table:table-cell office:value-type="string">
            <text:p>11:44:47,503</text:p>
          </table:table-cell>
          <table:table-cell table:number-columns-repeated="6"/>
          <table:table-cell office:value-type="float" office:value="305">
            <text:p>30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31,780</text:p>
          </table:table-cell>
          <table:table-cell office:value-type="string">
            <text:p>11:44:57,503</text:p>
          </table:table-cell>
          <table:table-cell table:number-columns-repeated="6"/>
          <table:table-cell office:value-type="float" office:value="255">
            <text:p>25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41,781</text:p>
          </table:table-cell>
          <table:table-cell office:value-type="string">
            <text:p>11:45:7,503</text:p>
          </table:table-cell>
          <table:table-cell table:number-columns-repeated="6"/>
          <table:table-cell office:value-type="float" office:value="540">
            <text:p>54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51,780</text:p>
          </table:table-cell>
          <table:table-cell office:value-type="string">
            <text:p>11:45:17,503</text:p>
          </table:table-cell>
          <table:table-cell table:number-columns-repeated="6"/>
          <table:table-cell office:value-type="float" office:value="975">
            <text:p>97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4:1,780</text:p>
          </table:table-cell>
          <table:table-cell office:value-type="string">
            <text:p>11:45:27,503</text:p>
          </table:table-cell>
          <table:table-cell table:number-columns-repeated="6"/>
          <table:table-cell office:value-type="float" office:value="1380">
            <text:p>1380</text:p>
          </table:table-cell>
          <table:table-cell table:number-columns-repeated="3"/>
        </table:table-row>
        <table:table-row table:style-name="ro1">
          <table:table-cell office:value-type="string">
            <text:p>10:24:11,780</text:p>
          </table:table-cell>
          <table:table-cell office:value-type="string">
            <text:p>11:45:37,503</text:p>
          </table:table-cell>
          <table:table-cell table:number-columns-repeated="5"/>
          <table:table-cell office:value-type="float" office:value="2700">
            <text:p>2700</text:p>
          </table:table-cell>
          <table:table-cell office:value-type="float" office:value="1585">
            <text:p>1585</text:p>
          </table:table-cell>
          <table:table-cell table:number-columns-repeated="3"/>
        </table:table-row>
        <table:table-row table:style-name="ro1">
          <table:table-cell office:value-type="string">
            <text:p>10:24:21,780</text:p>
          </table:table-cell>
          <table:table-cell office:value-type="string">
            <text:p>11:45:47,504</text:p>
          </table:table-cell>
          <table:table-cell table:number-columns-repeated="6"/>
          <table:table-cell office:value-type="float" office:value="1530">
            <text:p>1530</text:p>
          </table:table-cell>
          <table:table-cell table:number-columns-repeated="3"/>
        </table:table-row>
        <table:table-row table:style-name="ro1">
          <table:table-cell office:value-type="string">
            <text:p>10:24:31,780</text:p>
          </table:table-cell>
          <table:table-cell office:value-type="string">
            <text:p>11:45:57,503</text:p>
          </table:table-cell>
          <table:table-cell table:number-columns-repeated="6"/>
          <table:table-cell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office:value-type="string">
            <text:p>10:24:41,780</text:p>
          </table:table-cell>
          <table:table-cell office:value-type="string">
            <text:p>11:46:7,503</text:p>
          </table:table-cell>
          <table:table-cell table:number-columns-repeated="6"/>
          <table:table-cell office:value-type="float" office:value="680">
            <text:p>680</text:p>
          </table:table-cell>
          <table:table-cell table:number-columns-repeated="3"/>
        </table:table-row>
        <table:table-row table:style-name="ro1">
          <table:table-cell office:value-type="string">
            <text:p>10:24:51,780</text:p>
          </table:table-cell>
          <table:table-cell office:value-type="string">
            <text:p>11:46:17,504</text:p>
          </table:table-cell>
          <table:table-cell table:number-columns-repeated="6"/>
          <table:table-cell office:value-type="float" office:value="385">
            <text:p>385</text:p>
          </table:table-cell>
          <table:table-cell table:number-columns-repeated="3"/>
        </table:table-row>
        <table:table-row table:style-name="ro1">
          <table:table-cell office:value-type="string">
            <text:p>10:25:1,780</text:p>
          </table:table-cell>
          <table:table-cell office:value-type="string">
            <text:p>11:46:27,503</text:p>
          </table:table-cell>
          <table:table-cell table:number-columns-repeated="6"/>
          <table:table-cell office:value-type="float" office:value="330">
            <text:p>330</text:p>
          </table:table-cell>
          <table:table-cell table:number-columns-repeated="3"/>
        </table:table-row>
        <table:table-row table:style-name="ro1">
          <table:table-cell office:value-type="string">
            <text:p>10:25:11,780</text:p>
          </table:table-cell>
          <table:table-cell office:value-type="string">
            <text:p>11:46:37,503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0:25:21,781</text:p>
          </table:table-cell>
          <table:table-cell office:value-type="string">
            <text:p>11:46:4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5:31,780</text:p>
          </table:table-cell>
          <table:table-cell office:value-type="string">
            <text:p>11:46:57,503</text:p>
          </table:table-cell>
          <table:table-cell table:number-columns-repeated="6"/>
          <table:table-cell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10:25:41,780</text:p>
          </table:table-cell>
          <table:table-cell office:value-type="string">
            <text:p>11:47:7,503</text:p>
          </table:table-cell>
          <table:table-cell table:number-columns-repeated="6"/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10:25:51,780</text:p>
          </table:table-cell>
          <table:table-cell office:value-type="string">
            <text:p>11:47:17,504</text:p>
          </table:table-cell>
          <table:table-cell table:number-columns-repeated="5"/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1,780</text:p>
          </table:table-cell>
          <table:table-cell office:value-type="string">
            <text:p>11:47:2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11,780</text:p>
          </table:table-cell>
          <table:table-cell office:value-type="string">
            <text:p>11:47:3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21,780</text:p>
          </table:table-cell>
          <table:table-cell office:value-type="string">
            <text:p>11:47:4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31,781</text:p>
          </table:table-cell>
          <table:table-cell office:value-type="string">
            <text:p>11:47:57,503</text:p>
          </table:table-cell>
          <table:table-cell table:number-columns-repeated="6"/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10:26:41,780</text:p>
          </table:table-cell>
          <table:table-cell office:value-type="string">
            <text:p>11:48:7,503</text:p>
          </table:table-cell>
          <table:table-cell table:number-columns-repeated="6"/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10:26:51,780</text:p>
          </table:table-cell>
          <table:table-cell office:value-type="string">
            <text:p>11:48:1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1,781</text:p>
          </table:table-cell>
          <table:table-cell office:value-type="string">
            <text:p>11:48:2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11,780</text:p>
          </table:table-cell>
          <table:table-cell office:value-type="string">
            <text:p>11:48:3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21,780</text:p>
          </table:table-cell>
          <table:table-cell office:value-type="string">
            <text:p>11:48:4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31,781</text:p>
          </table:table-cell>
          <table:table-cell office:value-type="string">
            <text:p>11:48:57,504</text:p>
          </table:table-cell>
          <table:table-cell table:number-columns-repeated="5"/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41,780</text:p>
          </table:table-cell>
          <table:table-cell office:value-type="string">
            <text:p>11:49: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51,780</text:p>
          </table:table-cell>
          <table:table-cell office:value-type="string">
            <text:p>11:49:1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1,781</text:p>
          </table:table-cell>
          <table:table-cell office:value-type="string">
            <text:p>11:49:2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11,780</text:p>
          </table:table-cell>
          <table:table-cell office:value-type="string">
            <text:p>11:49:3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21,780</text:p>
          </table:table-cell>
          <table:table-cell office:value-type="string">
            <text:p>11:49:4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31,780</text:p>
          </table:table-cell>
          <table:table-cell office:value-type="string">
            <text:p>11:49:5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41,780</text:p>
          </table:table-cell>
          <table:table-cell office:value-type="string">
            <text:p>11:50: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51,781</text:p>
          </table:table-cell>
          <table:table-cell office:value-type="string">
            <text:p>11:50:17,50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9:1,780</text:p>
          </table:table-cell>
          <table:table-cell office:value-type="string">
            <text:p>11:50:27,503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9:11,780</text:p>
          </table:table-cell>
          <table:table-cell office:value-type="string">
            <text:p>11:50:37,504</text:p>
          </table:table-cell>
          <table:table-cell table:number-columns-repeated="5"/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Rheddane</meta:initial-creator>
    <meta:creation-date>2012-06-26T14:03:13</meta:creation-date>
    <dc:date>2012-06-27T14:39:03</dc:date>
    <dc:creator>Ahmed Rheddane</dc:creator>
    <meta:editing-duration>PT23H4M48S</meta:editing-duration>
    <meta:editing-cycles>24</meta:editing-cycles>
    <meta:generator>LibreOffice/3.5$Linux_X86_64 LibreOffice_project/350m1$Build-2</meta:generator>
    <meta:document-statistic meta:table-count="2" meta:cell-count="28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316cm" chart:style-name="ch2">
          <text:p>Loads</text:p>
        </chart:title>
        <chart:legend chart:legend-position="end" svg:x="13.28cm" svg:y="3.454cm" style:legend-expansion="high" chart:style-name="ch3"/>
        <chart:plot-area chart:style-name="ch4" table:cell-range-address="Loads.H1:Loads.L302" chart:data-source-has-labels="both" svg:x="1.331cm" svg:y="1.635cm" svg:width="11.309cm" svg:height="6.204cm">
          <chartooo:coordinate-region svg:x="2.508cm" svg:y="1.834cm" svg:width="9.76cm" svg:height="4.96cm"/>
          <chart:axis chart:dimension="x" chart:name="primary-x" chart:style-name="ch5" chartooo:axis-type="auto">
            <chartooo:date-scale/>
            <chart:title svg:x="6.346cm" svg:y="8.019cm" chart:style-name="ch6">
              <text:p>Time (s)</text:p>
            </chart:title>
            <chart:categories table:cell-range-address="Loads.H2:Loads.H302"/>
          </chart:axis>
          <chart:axis chart:dimension="y" chart:name="primary-y" chart:style-name="ch5">
            <chart:title svg:x="0.451cm" svg:y="6.329cm" chart:style-name="ch7">
              <text:p>Number of messages</text:p>
            </chart:title>
            <chart:grid chart:style-name="ch8" chart:class="major"/>
          </chart:axis>
          <chart:series chart:style-name="ch9" chart:values-cell-range-address="Loads.I2:Loads.I302" chart:label-cell-address="Loads.I1:Loads.I1" chart:class="chart:line">
            <chart:data-point chart:repeated="301"/>
          </chart:series>
          <chart:series chart:style-name="ch10" chart:values-cell-range-address="Loads.J2:Loads.J302" chart:label-cell-address="Loads.J1:Loads.J1" chart:class="chart:line">
            <chart:data-point chart:repeated="301"/>
          </chart:series>
          <chart:series chart:style-name="ch11" chart:values-cell-range-address="Loads.K2:Loads.K302" chart:label-cell-address="Loads.K1:Loads.K1" chart:class="chart:line">
            <chart:data-point chart:repeated="301"/>
          </chart:series>
          <chart:series chart:style-name="ch12" chart:values-cell-range-address="Loads.L2:Loads.L302" chart:label-cell-address="Loads.L1:Loads.L1" chart:class="chart:line">
            <chart:data-point chart:repeated="3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er 1</text:p>
                <draw:g>
                  <svg:desc>Loads.I1:Loads.I1</svg:desc>
                </draw:g>
              </table:table-cell>
              <table:table-cell office:value-type="string">
                <text:p>Worker 2</text:p>
                <draw:g>
                  <svg:desc>Loads.J1:Loads.J1</svg:desc>
                </draw:g>
              </table:table-cell>
              <table:table-cell office:value-type="string">
                <text:p>Worker 3</text:p>
                <draw:g>
                  <svg:desc>Loads.K1:Loads.K1</svg:desc>
                </draw:g>
              </table:table-cell>
              <table:table-cell office:value-type="string">
                <text:p>Worker 4</text:p>
                <draw:g>
                  <svg:desc>Loads.L1:Loads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ads.H2:Loads.H302</svg:desc>
                </draw:g>
              </table:table-cell>
              <table:table-cell office:value-type="float" office:value="0">
                <text:p>0</text:p>
                <draw:g>
                  <svg:desc>Loads.I2:Loads.I302</svg:desc>
                </draw:g>
              </table:table-cell>
              <table:table-cell office:value-type="float" office:value="NaN">
                <text:p>NaN</text:p>
                <draw:g>
                  <svg:desc>Loads.J2:Loads.J302</svg:desc>
                </draw:g>
              </table:table-cell>
              <table:table-cell office:value-type="float" office:value="NaN">
                <text:p>NaN</text:p>
                <draw:g>
                  <svg:desc>Loads.K2:Loads.K302</svg:desc>
                </draw:g>
              </table:table-cell>
              <table:table-cell office:value-type="float" office:value="NaN">
                <text:p>NaN</text:p>
                <draw:g>
                  <svg:desc>Loads.L2:Loads.L3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">
                <text:p>715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">
                <text:p>29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">
                <text:p>6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0">
                <text:p>177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10">
                <text:p>151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0">
                <text:p>99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">
                <text:p>79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0">
                <text:p>99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0">
                <text:p>174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0">
                <text:p>287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0">
                <text:p>291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0">
                <text:p>241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0">
                <text:p>1690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70">
                <text:p>107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">
                <text:p>690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0">
                <text:p>116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0">
                <text:p>219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0">
                <text:p>2450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0">
                <text:p>181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">
                <text:p>126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">
                <text:p>95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20">
                <text:p>6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">
                <text:p>58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0">
                <text:p>114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0">
                <text:p>195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0">
                <text:p>343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0">
                <text:p>38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0">
                <text:p>2990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0">
                <text:p>2190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0">
                <text:p>144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0">
                <text:p>1190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90">
                <text:p>89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">
                <text:p>79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">
                <text:p>950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0">
                <text:p>136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0">
                <text:p>1830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0">
                <text:p>236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5">
                <text:p>2135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5">
                <text:p>1515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70">
                <text:p>1570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0">
                <text:p>1690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0">
                <text:p>212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0">
                <text:p>2430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5">
                <text:p>2545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5">
                <text:p>2695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0">
                <text:p>3270</text:p>
              </table:table-cell>
              <table:table-cell office:value-type="float" office:value="2972">
                <text:p>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0">
                <text:p>3330</text:p>
              </table:table-cell>
              <table:table-cell office:value-type="float" office:value="3497">
                <text:p>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3">
                <text:p>6653</text:p>
              </table:table-cell>
              <table:table-cell office:value-type="float" office:value="7656">
                <text:p>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18">
                <text:p>10418</text:p>
              </table:table-cell>
              <table:table-cell office:value-type="float" office:value="9517">
                <text:p>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330">
                <text:p>12330</text:p>
              </table:table-cell>
              <table:table-cell office:value-type="float" office:value="10977">
                <text:p>1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25">
                <text:p>13425</text:p>
              </table:table-cell>
              <table:table-cell office:value-type="float" office:value="12364">
                <text:p>12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75">
                <text:p>13275</text:p>
              </table:table-cell>
              <table:table-cell office:value-type="float" office:value="12233">
                <text:p>12233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75">
                <text:p>12275</text:p>
              </table:table-cell>
              <table:table-cell office:value-type="float" office:value="11261">
                <text:p>11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15">
                <text:p>11415</text:p>
              </table:table-cell>
              <table:table-cell office:value-type="float" office:value="10220">
                <text:p>1022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55">
                <text:p>10455</text:p>
              </table:table-cell>
              <table:table-cell office:value-type="float" office:value="9242">
                <text:p>924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5">
                <text:p>9455</text:p>
              </table:table-cell>
              <table:table-cell office:value-type="float" office:value="8427">
                <text:p>8427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55">
                <text:p>8455</text:p>
              </table:table-cell>
              <table:table-cell office:value-type="float" office:value="7305">
                <text:p>7305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5">
                <text:p>7575</text:p>
              </table:table-cell>
              <table:table-cell office:value-type="float" office:value="6337">
                <text:p>6337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5">
                <text:p>6685</text:p>
              </table:table-cell>
              <table:table-cell office:value-type="float" office:value="5351">
                <text:p>535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75">
                <text:p>5475</text:p>
              </table:table-cell>
              <table:table-cell office:value-type="float" office:value="4314">
                <text:p>43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5">
                <text:p>4475</text:p>
              </table:table-cell>
              <table:table-cell office:value-type="float" office:value="3190">
                <text:p>3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5">
                <text:p>3475</text:p>
              </table:table-cell>
              <table:table-cell office:value-type="float" office:value="2243">
                <text:p>224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5">
                <text:p>2195</text:p>
              </table:table-cell>
              <table:table-cell office:value-type="float" office:value="1590">
                <text:p>15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5">
                <text:p>1235</text:p>
              </table:table-cell>
              <table:table-cell office:value-type="float" office:value="1144">
                <text:p>114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">
                <text:p>855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">
                <text:p>365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">
                <text:p>26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7">
                <text:p>277</text:p>
              </table:table-cell>
              <table:table-cell office:value-type="float" office:value="148">
                <text:p>14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">
                <text:p>755</text:p>
              </table:table-cell>
              <table:table-cell office:value-type="float" office:value="653">
                <text:p>65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5">
                <text:p>1415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651">
                <text:p>165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5">
                <text:p>2285</text:p>
              </table:table-cell>
              <table:table-cell office:value-type="float" office:value="900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5">
                <text:p>2415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5">
                <text:p>1925</text:p>
              </table:table-cell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5">
                <text:p>1925</text:p>
              </table:table-cell>
              <table:table-cell office:value-type="float" office:value="557">
                <text:p>55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5">
                <text:p>142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5">
                <text:p>1465</text:p>
              </table:table-cell>
              <table:table-cell office:value-type="float" office:value="380">
                <text:p>38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665">
                <text:p>1665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0">
                <text:p>1640</text:p>
              </table:table-cell>
              <table:table-cell office:value-type="float" office:value="168">
                <text:p>168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5">
                <text:p>1455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0">
                <text:p>115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">
                <text:p>965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">
                <text:p>840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">
                <text:p>695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">
                <text:p>75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5">
                <text:p>985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5">
                <text:p>985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85">
                <text:p>985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0">
                <text:p>1510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0">
                <text:p>169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0">
                <text:p>14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0">
                <text:p>104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">
                <text:p>56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">
                <text:p>196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">
                <text:p>325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00">
                <text:p>110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0">
                <text:p>163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0">
                <text:p>1120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">
                <text:p>63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">
                <text:p>470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">
                <text:p>63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630">
                <text:p>163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0">
                <text:p>3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0">
                <text:p>3250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0">
                <text:p>254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0">
                <text:p>1810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0">
                <text:p>1080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">
                <text:p>76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">
                <text:p>51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930">
                <text:p>930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0">
                <text:p>196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0">
                <text:p>36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0">
                <text:p>404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0">
                <text:p>339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0">
                <text:p>247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0">
                <text:p>153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">
                <text:p>79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70">
                <text:p>57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0">
                <text:p>137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5">
                <text:p>25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0">
                <text:p>269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5">
                <text:p>158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">
                <text:p>5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">
                <text:p>36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0">
                <text:p>3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0">
                <text:p>3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6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Messages distribution</text:p>
        </chart:title>
        <chart:legend chart:legend-position="end" svg:x="13.28cm" svg:y="3.205cm" style:legend-expansion="high" chart:style-name="ch3"/>
        <chart:plot-area chart:style-name="ch4" table:cell-range-address="Distribution.H1:Distribution.M302" chart:data-source-has-labels="both" svg:x="1.331cm" svg:y="1.635cm" svg:width="11.309cm" svg:height="6.204cm">
          <chartooo:coordinate-region svg:x="2.323cm" svg:y="1.834cm" svg:width="9.945cm" svg:height="4.96cm"/>
          <chart:axis chart:dimension="x" chart:name="primary-x" chart:style-name="ch5" chartooo:axis-type="auto">
            <chartooo:date-scale/>
            <chart:title svg:x="6.346cm" svg:y="8.019cm" chart:style-name="ch6">
              <text:p>Time (s)</text:p>
            </chart:title>
            <chart:categories table:cell-range-address="Distribution.H2:Distribution.H302"/>
          </chart:axis>
          <chart:axis chart:dimension="y" chart:name="primary-y" chart:style-name="ch5">
            <chart:title svg:x="0.451cm" svg:y="6.329cm" chart:style-name="ch7">
              <text:p>Number of messages</text:p>
            </chart:title>
            <chart:grid chart:style-name="ch8" chart:class="major"/>
          </chart:axis>
          <chart:series chart:style-name="ch9" chart:values-cell-range-address="Distribution.I2:Distribution.I302" chart:label-cell-address="Distribution.I1:Distribution.I1" chart:class="chart:line">
            <chart:data-point chart:repeated="301"/>
          </chart:series>
          <chart:series chart:style-name="ch10" chart:values-cell-range-address="Distribution.J2:Distribution.J302" chart:label-cell-address="Distribution.J1:Distribution.J1" chart:class="chart:line">
            <chart:data-point chart:repeated="301"/>
          </chart:series>
          <chart:series chart:style-name="ch11" chart:values-cell-range-address="Distribution.K2:Distribution.K302" chart:label-cell-address="Distribution.K1:Distribution.K1" chart:class="chart:line">
            <chart:data-point chart:repeated="301"/>
          </chart:series>
          <chart:series chart:style-name="ch12" chart:values-cell-range-address="Distribution.L2:Distribution.L302" chart:label-cell-address="Distribution.L1:Distribution.L1" chart:class="chart:line">
            <chart:data-point chart:repeated="301"/>
          </chart:series>
          <chart:series chart:style-name="ch13" chart:values-cell-range-address="Distribution.M2:Distribution.M302" chart:label-cell-address="Distribution.M1:Distribution.M1" chart:class="chart:line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er 1</text:p>
                <draw:g>
                  <svg:desc>Distribution.I1:Distribution.I1</svg:desc>
                </draw:g>
              </table:table-cell>
              <table:table-cell office:value-type="string">
                <text:p>Worker 2</text:p>
                <draw:g>
                  <svg:desc>Distribution.J1:Distribution.J1</svg:desc>
                </draw:g>
              </table:table-cell>
              <table:table-cell office:value-type="string">
                <text:p>Worker 3</text:p>
                <draw:g>
                  <svg:desc>Distribution.K1:Distribution.K1</svg:desc>
                </draw:g>
              </table:table-cell>
              <table:table-cell office:value-type="string">
                <text:p>Worker 4</text:p>
                <draw:g>
                  <svg:desc>Distribution.L1:Distribution.L1</svg:desc>
                </draw:g>
              </table:table-cell>
              <table:table-cell office:value-type="string">
                <text:p>Total</text:p>
                <draw:g>
                  <svg:desc>Distribution.M1:Distribution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istribution.H2:Distribution.H302</svg:desc>
                </draw:g>
              </table:table-cell>
              <table:table-cell office:value-type="float" office:value="0">
                <text:p>0</text:p>
                <draw:g>
                  <svg:desc>Distribution.I2:Distribution.I302</svg:desc>
                </draw:g>
              </table:table-cell>
              <table:table-cell office:value-type="float" office:value="NaN">
                <text:p>NaN</text:p>
                <draw:g>
                  <svg:desc>Distribution.J2:Distribution.J302</svg:desc>
                </draw:g>
              </table:table-cell>
              <table:table-cell office:value-type="float" office:value="NaN">
                <text:p>NaN</text:p>
                <draw:g>
                  <svg:desc>Distribution.K2:Distribution.K302</svg:desc>
                </draw:g>
              </table:table-cell>
              <table:table-cell office:value-type="float" office:value="NaN">
                <text:p>NaN</text:p>
                <draw:g>
                  <svg:desc>Distribution.L2:Distribution.L302</svg:desc>
                </draw:g>
              </table:table-cell>
              <table:table-cell office:value-type="float" office:value="0">
                <text:p>0</text:p>
                <draw:g>
                  <svg:desc>Distribution.M2:Distribution.M3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5">
                <text:p>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.5">
                <text:p>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5">
                <text:p>1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.5">
                <text:p>1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.5">
                <text:p>1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.5">
                <text:p>1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.5">
                <text:p>2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0.5">
                <text:p>2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.5">
                <text:p>2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5">
                <text:p>3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.5">
                <text:p>3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.5">
                <text:p>3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5">
                <text:p>4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0.5">
                <text:p>4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5">
                <text:p>5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5">
                <text:p>5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.5">
                <text:p>49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.5">
                <text:p>440.5</text:p>
              </table:table-cell>
              <table:table-cell office:value-type="float" office:value="273.5">
                <text:p>27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.5">
                <text:p>467.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5">
                <text:p>66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  <table:table-cell office:value-type="float" office:value="143.5">
                <text:p>1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.5">
                <text:p>67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">
                <text:p>61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74">
                <text:p>474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">
                <text:p>448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">
                <text:p>53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">
                <text:p>575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38">
                <text:p>43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">
                <text:p>479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">
                <text:p>556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">
                <text:p>60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">
                <text:p>526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">
                <text:p>436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">
                <text:p>469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67">
                <text:p>467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">
                <text:p>496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">
                <text:p>55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">
                <text:p>581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">
                <text:p>64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">
                <text:p>416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">
                <text:p>425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0">
                <text:p>470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.5">
                <text:p>490.5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5">
                <text:p>75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.5">
                <text:p>515.5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.5">
                <text:p>77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5">
                <text:p>524.5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.5">
                <text:p>81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.5">
                <text:p>516.5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.5">
                <text:p>81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">
                <text:p>547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5">
                <text:p>535.5</text:p>
              </table:table-cell>
              <table:table-cell office:value-type="float" office:value="333.5">
                <text:p>33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.5">
                <text:p>517.5</text:p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.5">
                <text:p>477.5</text:p>
              </table:table-cell>
              <table:table-cell office:value-type="float" office:value="455.5">
                <text:p>4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">
                <text:p>438</text:p>
              </table:table-cell>
              <table:table-cell office:value-type="float" office:value="506.5">
                <text:p>5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.5">
                <text:p>944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5.5">
                <text:p>505.5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5">
                <text:p>98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">
                <text:p>543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">
                <text:p>53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.5">
                <text:p>511.5</text:p>
              </table:table-cell>
              <table:table-cell office:value-type="float" office:value="571.5">
                <text:p>57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578.5">
                <text:p>57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.5">
                <text:p>109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.5">
                <text:p>557.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.5">
                <text:p>115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">
                <text:p>506</text:p>
              </table:table-cell>
              <table:table-cell office:value-type="float" office:value="508.5">
                <text:p>5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.5">
                <text:p>10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615.5">
                <text:p>6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5">
                <text:p>98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9.5">
                <text:p>799.5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.5">
                <text:p>1450.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80.5">
                <text:p>680.5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4.5">
                <text:p>13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5">
                <text:p>609.5</text:p>
              </table:table-cell>
              <table:table-cell office:value-type="float" office:value="617.5">
                <text:p>61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  <table:table-cell office:value-type="float" office:value="496">
                <text:p>496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  <table:table-cell office:value-type="float" office:value="402">
                <text:p>402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">
                <text:p>404</text:p>
              </table:table-cell>
              <table:table-cell office:value-type="float" office:value="410">
                <text:p>41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13">
                <text:p>413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  <table:table-cell office:value-type="float" office:value="389">
                <text:p>38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410.9">
                <text:p>410.9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1274.9">
                <text:p>1274.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79">
                <text:p>379</text:p>
              </table:table-cell>
              <table:table-cell office:value-type="float" office:value="385.1">
                <text:p>385.1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1230.1">
                <text:p>123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05">
                <text:p>405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">
                <text:p>372</text:p>
              </table:table-cell>
              <table:table-cell office:value-type="float" office:value="426">
                <text:p>426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">
                <text:p>404</text:p>
              </table:table-cell>
              <table:table-cell office:value-type="float" office:value="446">
                <text:p>446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465">
                <text:p>465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">
                <text:p>466</text:p>
              </table:table-cell>
              <table:table-cell office:value-type="float" office:value="495">
                <text:p>495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7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562">
                <text:p>56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">
                <text:p>559</text:p>
              </table:table-cell>
              <table:table-cell office:value-type="float" office:value="531">
                <text:p>531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">
                <text:p>528</text:p>
              </table:table-cell>
              <table:table-cell office:value-type="float" office:value="429">
                <text:p>429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457">
                <text:p>457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  <table:table-cell office:value-type="float" office:value="507">
                <text:p>507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3">
                <text:p>503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477">
                <text:p>477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  <table:table-cell office:value-type="float" office:value="503.9">
                <text:p>503.9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1263.9">
                <text:p>1263.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20">
                <text:p>520</text:p>
              </table:table-cell>
              <table:table-cell office:value-type="float" office:value="474.1">
                <text:p>474.1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1251.1">
                <text:p>125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.5">
                <text:p>497.5</text:p>
              </table:table-cell>
              <table:table-cell office:value-type="float" office:value="487">
                <text:p>487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1246.5">
                <text:p>124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.5">
                <text:p>481.5</text:p>
              </table:table-cell>
              <table:table-cell office:value-type="float" office:value="487">
                <text:p>487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1223.5">
                <text:p>122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.5">
                <text:p>469.5</text:p>
              </table:table-cell>
              <table:table-cell office:value-type="float" office:value="492">
                <text:p>492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208.5">
                <text:p>120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.5">
                <text:p>481.5</text:p>
              </table:table-cell>
              <table:table-cell office:value-type="float" office:value="441">
                <text:p>441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159.5">
                <text:p>115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.5">
                <text:p>487.5</text:p>
              </table:table-cell>
              <table:table-cell office:value-type="float" office:value="451">
                <text:p>451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1166.5">
                <text:p>116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.5">
                <text:p>485.5</text:p>
              </table:table-cell>
              <table:table-cell office:value-type="float" office:value="414.5">
                <text:p>414.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">
                <text:p>506</text:p>
              </table:table-cell>
              <table:table-cell office:value-type="float" office:value="428.5">
                <text:p>428.5</text:p>
              </table:table-cell>
              <table:table-cell office:value-type="float" office:value="177.5">
                <text:p>177.5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">
                <text:p>523</text:p>
              </table:table-cell>
              <table:table-cell office:value-type="float" office:value="423.5">
                <text:p>423.5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076.5">
                <text:p>107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57">
                <text:p>45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00">
                <text:p>500</text:p>
              </table:table-cell>
              <table:table-cell office:value-type="float" office:value="477">
                <text:p>477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.5">
                <text:p>508.5</text:p>
              </table:table-cell>
              <table:table-cell office:value-type="float" office:value="457.5">
                <text:p>457.5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986.5">
                <text:p>98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  <table:table-cell office:value-type="float" office:value="510.5">
                <text:p>51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04.5">
                <text:p>10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  <table:table-cell office:value-type="float" office:value="408.5">
                <text:p>4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.5">
                <text:p>92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">
                <text:p>471</text:p>
              </table:table-cell>
              <table:table-cell office:value-type="float" office:value="464.5">
                <text:p>4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.5">
                <text:p>93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">
                <text:p>464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">
                <text:p>452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5">
                <text:p>525.5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8.5">
                <text:p>788.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77.5">
                <text:p>577.5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5">
                <text:p>7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">
                <text:p>639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">
                <text:p>44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">
                <text:p>458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">
                <text:p>472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00">
                <text:p>60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">
                <text:p>668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">
                <text:p>429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">
                <text:p>427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">
                <text:p>427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">
                <text:p>469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">
                <text:p>519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54">
                <text:p>554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">
                <text:p>60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">
                <text:p>66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">
                <text:p>5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">
                <text:p>406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">
                <text:p>426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39">
                <text:p>539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">
                <text:p>580</text:p>
              </table:table-cell>
              <table:table-cell office:value-type="float" office:value="150.5">
                <text:p>1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.5">
                <text:p>7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.5">
                <text:p>618.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.5">
                <text:p>513.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.5">
                <text:p>389.5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5">
                <text:p>66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">
                <text:p>447</text:p>
              </table:table-cell>
              <table:table-cell office:value-type="float" office:value="143.5">
                <text:p>1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.5">
                <text:p>59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.5">
                <text:p>453.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5">
                <text:p>56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">
                <text:p>466</text:p>
              </table:table-cell>
              <table:table-cell office:value-type="float" office:value="73.5">
                <text:p>7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90.5">
                <text:p>490.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5">
                <text:p>4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5">
                <text:p>4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.5">
                <text:p>4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.5">
                <text:p>3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5">
                <text:p>2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.5">
                <text:p>2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5">
                <text:p>3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.5">
                <text:p>3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.5">
                <text:p>3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5">
                <text:p>4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0.5">
                <text:p>4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5">
                <text:p>5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5">
                <text:p>5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.5">
                <text:p>5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.5">
                <text:p>6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.5">
                <text:p>30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.5">
                <text:p>3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5">
                <text:p>262.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.5">
                <text:p>47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5">
                <text:p>209.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5">
                <text:p>45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746.5">
                <text:p>74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">
                <text:p>270.5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5">
                <text:p>254.5</text:p>
              </table:table-cell>
              <table:table-cell office:value-type="float" office:value="698.5">
                <text:p>69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5">
                <text:p>4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677.5">
                <text:p>67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.5">
                <text:p>4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649.5">
                <text:p>64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5">
                <text:p>130.5</text:p>
              </table:table-cell>
              <table:table-cell office:value-type="float" office:value="625.5">
                <text:p>62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5">
                <text:p>5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98.5">
                <text:p>59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.5">
                <text:p>5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.5">
                <text:p>5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0.5">
                <text:p>540.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20.5">
                <text:p>5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.5">
                <text:p>4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5">
                <text:p>4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5">
                <text:p>4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.5">
                <text:p>4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.5">
                <text:p>3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5">
                <text:p>2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.5">
                <text:p>2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.5">
                <text:p>2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.5">
                <text:p>1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.5">
                <text:p>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.5">
                <text:p>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5">
                <text:p>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